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99">
      <style:map style:condition="cell-content()=1" style:apply-style-name="Untitled1" style:base-cell-address="ss2q.R9"/>
      <style:map style:condition="cell-content()=0" style:apply-style-name="Untitled2" style:base-cell-address="ss2q.R9"/>
    </style:style>
    <style:style style:name="ce4" style:family="table-cell" style:parent-style-name="Default" style:data-style-name="N99">
      <style:map style:condition="cell-content()=1" style:apply-style-name="Untitled1" style:base-cell-address="alls1q.P9"/>
      <style:map style:condition="cell-content()=0" style:apply-style-name="Untitled2" style:base-cell-address="alls1q.P9"/>
    </style:style>
    <style:style style:name="ce5" style:family="table-cell" style:parent-style-name="Default" style:data-style-name="N99">
      <style:map style:condition="cell-content()=1" style:apply-style-name="Untitled1" style:base-cell-address="sssq_jsckson.P9"/>
      <style:map style:condition="cell-content()=0" style:apply-style-name="Untitled2" style:base-cell-address="sssq_jsckson.P9"/>
    </style:style>
    <style:style style:name="ce6" style:family="table-cell" style:parent-style-name="Default" style:data-style-name="N81"/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s2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ce2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5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6"/>
          <table:table-cell office:value-type="string" calcext:value-type="string">
            <text:p>Service times tolerance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</table:table-row>
        <table:table-row table:style-name="ro1" table:number-rows-repeated="3">
          <table:table-cell table:number-columns-repeated="17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3"/>
          <table:table-cell table:number-columns-repeated="3"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 office:value-type="string" calcext:value-type="string">
            <text:p>Empirical</text:p>
          </table:table-cell>
          <table:table-cell/>
          <table:table-cell table:number-columns-repeated="3" table:style-name="Default" office:value-type="string" calcext:value-type="string">
            <text:p>Check</text:p>
          </table:table-cell>
          <table:table-cell/>
          <table:table-cell table:style-name="Default"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/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 office:value-type="string" calcext:value-type="string">
            <text:p>Ev lambdas normal</text:p>
          </table:table-cell>
          <table:table-cell office:value-type="string" calcext:value-type="string">
            <text:p>Ev lambdas vip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ho normal</text:p>
          </table:table-cell>
          <table:table-cell office:value-type="string" calcext:value-type="string">
            <text:p>rho_vip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Vip percents</text:p>
          </table:table-cell>
          <table:table-cell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/>
          <table:table-cell table:style-name="Default" office:value-type="string" calcext:value-type="string">
            <text:p>Rho reconstruction</text:p>
          </table:table-cell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7]" office:value-type="float" office:value="5.000342" calcext:value-type="float">
            <text:p>5.000342</text:p>
          </table:table-cell>
          <table:table-cell table:formula="of:=[Sheet2.E7]" office:value-type="float" office:value="0.084105" calcext:value-type="float">
            <text:p>0.084105</text:p>
          </table:table-cell>
          <table:table-cell table:formula="of:=[Sheet2.F7]" office:value-type="float" office:value="0.070693" calcext:value-type="float">
            <text:p>0.070693</text:p>
          </table:table-cell>
          <table:table-cell table:formula="of:=[Sheet2.G7]" office:value-type="float" office:value="0.013414" calcext:value-type="float">
            <text:p>0.013414</text:p>
          </table:table-cell>
          <table:table-cell table:formula="of:=[.F9]*[.E9]" office:value-type="float" office:value="0.42055376391" calcext:value-type="float">
            <text:p>0.42055376391</text:p>
          </table:table-cell>
          <table:table-cell table:formula="of:=[.G9]*[.E9]" office:value-type="float" office:value="0.353489177006" calcext:value-type="float">
            <text:p>0.353489177006</text:p>
          </table:table-cell>
          <table:table-cell table:formula="of:=[.H9]*[.E9]" office:value-type="float" office:value="0.067074587588" calcext:value-type="float">
            <text:p>0.067074587588</text:p>
          </table:table-cell>
          <table:table-cell table:formula="of:=[.I9] * [.E9] / (1- [.K9])" office:value-type="float" office:value="2.25410587058654" calcext:value-type="float">
            <text:p>2.25410587058654</text:p>
          </table:table-cell>
          <table:table-cell table:formula="of:=[Sheet2.D7]" office:value-type="float" office:value="2.173683" calcext:value-type="float">
            <text:p>2.173683</text:p>
          </table:table-cell>
          <table:table-cell table:formula="of:=[.I9] * [.E9] / ((1- [.K9])*(1- [.I9]))" office:value-type="float" office:value="3.89010356818752" calcext:value-type="float">
            <text:p>3.89010356818752</text:p>
          </table:table-cell>
          <table:table-cell table:formula="of:=[Sheet2.C7]" office:value-type="float" office:value="3.817208" calcext:value-type="float">
            <text:p>3.817208</text:p>
          </table:table-cell>
          <table:table-cell table:formula="of:=[Sheet2.I7]" office:value-type="float" office:value="0.159465" calcext:value-type="float">
            <text:p>0.159465</text:p>
          </table:table-cell>
          <table:table-cell/>
          <table:table-cell table:formula="of:=IF(ABS([.D9]-[.E9])&lt;[.$N$3];1;0)" office:value-type="boolean" office:boolean-value="true" calcext:value-type="boolean">
            <text:p>TRUE</text:p>
          </table:table-cell>
          <table:table-cell table:formula="of:=IF(ABS([.L9]-[.M9])&lt;[.$N$3];1;0)" office:value-type="boolean" office:boolean-value="true" calcext:value-type="boolean">
            <text:p>TRUE</text:p>
          </table:table-cell>
          <table:table-cell table:formula="of:=IF(ABS([.N9]-[.O9])&lt;[.$N$3];1;0)" office:value-type="boolean" office:boolean-value="true" calcext:value-type="boolean">
            <text:p>TRUE</text:p>
          </table:table-cell>
          <table:table-cell/>
          <table:table-cell table:formula="of:=IF(ABS([.P9] * [.K9] + (1- [.P9])*[.J9] - [.I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8]" office:value-type="float" office:value="2.002329" calcext:value-type="float">
            <text:p>2.002329</text:p>
          </table:table-cell>
          <table:table-cell table:formula="of:=[Sheet2.E8]" office:value-type="float" office:value="0.084041" calcext:value-type="float">
            <text:p>0.084041</text:p>
          </table:table-cell>
          <table:table-cell table:formula="of:=[Sheet2.F8]" office:value-type="float" office:value="0.070708" calcext:value-type="float">
            <text:p>0.070708</text:p>
          </table:table-cell>
          <table:table-cell table:formula="of:=[Sheet2.G8]" office:value-type="float" office:value="0.013336" calcext:value-type="float">
            <text:p>0.013336</text:p>
          </table:table-cell>
          <table:table-cell table:formula="of:=[.F10]*[.E10]" office:value-type="float" office:value="0.168277731489" calcext:value-type="float">
            <text:p>0.168277731489</text:p>
          </table:table-cell>
          <table:table-cell table:formula="of:=[.G10]*[.E10]" office:value-type="float" office:value="0.141580678932" calcext:value-type="float">
            <text:p>0.141580678932</text:p>
          </table:table-cell>
          <table:table-cell table:formula="of:=[.H10]*[.E10]" office:value-type="float" office:value="0.026703059544" calcext:value-type="float">
            <text:p>0.026703059544</text:p>
          </table:table-cell>
          <table:table-cell table:formula="of:=[.I10] * [.E10] / (1- [.K10])" office:value-type="float" office:value="0.346191761022874" calcext:value-type="float">
            <text:p>0.346191761022874</text:p>
          </table:table-cell>
          <table:table-cell table:formula="of:=[Sheet2.D8]" office:value-type="float" office:value="0.331765" calcext:value-type="float">
            <text:p>0.331765</text:p>
          </table:table-cell>
          <table:table-cell table:formula="of:=[.I10] * [.E10] / ((1- [.K10])*(1- [.I10]))" office:value-type="float" office:value="0.416234810741148" calcext:value-type="float">
            <text:p>0.416234810741148</text:p>
          </table:table-cell>
          <table:table-cell table:formula="of:=[Sheet2.C8]" office:value-type="float" office:value="0.412743" calcext:value-type="float">
            <text:p>0.412743</text:p>
          </table:table-cell>
          <table:table-cell table:formula="of:=[Sheet2.I8]" office:value-type="float" office:value="0.158654" calcext:value-type="float">
            <text:p>0.158654</text:p>
          </table:table-cell>
          <table:table-cell/>
          <table:table-cell table:formula="of:=IF(ABS([.D10]-[.E10])&lt;[.$N$3];1;0)" office:value-type="boolean" office:boolean-value="true" calcext:value-type="boolean">
            <text:p>TRUE</text:p>
          </table:table-cell>
          <table:table-cell table:formula="of:=IF(ABS([.L10]-[.M10])&lt;[.$N$3];1;0)" office:value-type="boolean" office:boolean-value="true" calcext:value-type="boolean">
            <text:p>TRUE</text:p>
          </table:table-cell>
          <table:table-cell table:formula="of:=IF(ABS([.N10]-[.O10])&lt;[.$N$3];1;0)" office:value-type="boolean" office:boolean-value="true" calcext:value-type="boolean">
            <text:p>TRUE</text:p>
          </table:table-cell>
          <table:table-cell/>
          <table:table-cell table:formula="of:=IF(ABS([.P10] * [.K10] + (1- [.P10])*[.J10] - [.I1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9]" office:value-type="float" office:value="10.00207" calcext:value-type="float">
            <text:p>10.00207</text:p>
          </table:table-cell>
          <table:table-cell table:formula="of:=[Sheet2.E9]" office:value-type="float" office:value="0.083913" calcext:value-type="float">
            <text:p>0.083913</text:p>
          </table:table-cell>
          <table:table-cell table:formula="of:=[Sheet2.F9]" office:value-type="float" office:value="0.070592" calcext:value-type="float">
            <text:p>0.070592</text:p>
          </table:table-cell>
          <table:table-cell table:formula="of:=[Sheet2.G9]" office:value-type="float" office:value="0.013323" calcext:value-type="float">
            <text:p>0.013323</text:p>
          </table:table-cell>
          <table:table-cell table:formula="of:=[.F11]*[.E11]" office:value-type="float" office:value="0.83930369991" calcext:value-type="float">
            <text:p>0.83930369991</text:p>
          </table:table-cell>
          <table:table-cell table:formula="of:=[.G11]*[.E11]" office:value-type="float" office:value="0.70606612544" calcext:value-type="float">
            <text:p>0.70606612544</text:p>
          </table:table-cell>
          <table:table-cell table:formula="of:=[.H11]*[.E11]" office:value-type="float" office:value="0.13325757861" calcext:value-type="float">
            <text:p>0.13325757861</text:p>
          </table:table-cell>
          <table:table-cell table:formula="of:=[.I11] * [.E11] / (1- [.K11])" office:value-type="float" office:value="9.68543150835523" calcext:value-type="float">
            <text:p>9.68543150835523</text:p>
          </table:table-cell>
          <table:table-cell table:formula="of:=[Sheet2.D9]" office:value-type="float" office:value="9.482242" calcext:value-type="float">
            <text:p>9.482242</text:p>
          </table:table-cell>
          <table:table-cell table:formula="of:=[.I11] * [.E11] / ((1- [.K11])*(1- [.I11]))" office:value-type="float" office:value="60.2716521969129" calcext:value-type="float">
            <text:p>60.2716521969129</text:p>
          </table:table-cell>
          <table:table-cell table:formula="of:=[Sheet2.C9]" office:value-type="float" office:value="44.749626" calcext:value-type="float">
            <text:p>44.749626</text:p>
          </table:table-cell>
          <table:table-cell table:formula="of:=[Sheet2.I9]" office:value-type="float" office:value="0.15875" calcext:value-type="float">
            <text:p>0.15875</text:p>
          </table:table-cell>
          <table:table-cell/>
          <table:table-cell table:formula="of:=IF(ABS([.D11]-[.E11])&lt;[.$N$3];1;0)" office:value-type="boolean" office:boolean-value="true" calcext:value-type="boolean">
            <text:p>TRUE</text:p>
          </table:table-cell>
          <table:table-cell table:formula="of:=IF(ABS([.L11]-[.M11])&lt;[.$N$3];1;0)" office:value-type="boolean" office:boolean-value="true" calcext:value-type="boolean">
            <text:p>TRUE</text:p>
          </table:table-cell>
          <table:table-cell table:formula="of:=IF(ABS([.N11]-[.O11])&lt;[.$N$3];1;0)" office:value-type="boolean" office:boolean-value="false" calcext:value-type="boolean">
            <text:p>FALSE</text:p>
          </table:table-cell>
          <table:table-cell/>
          <table:table-cell table:formula="of:=IF(ABS([.P11] * [.K11] + (1- [.P11])*[.J11] - [.I1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10]" office:value-type="float" office:value="4.994414" calcext:value-type="float">
            <text:p>4.994414</text:p>
          </table:table-cell>
          <table:table-cell table:formula="of:=[Sheet2.E10]" office:value-type="float" office:value="0.084005" calcext:value-type="float">
            <text:p>0.084005</text:p>
          </table:table-cell>
          <table:table-cell table:formula="of:=[Sheet2.F10]" office:value-type="float" office:value="0.07068" calcext:value-type="float">
            <text:p>0.07068</text:p>
          </table:table-cell>
          <table:table-cell table:formula="of:=[Sheet2.G10]" office:value-type="float" office:value="0.013327" calcext:value-type="float">
            <text:p>0.013327</text:p>
          </table:table-cell>
          <table:table-cell table:formula="of:=[.F12]*[.E12]" office:value-type="float" office:value="0.41955574807" calcext:value-type="float">
            <text:p>0.41955574807</text:p>
          </table:table-cell>
          <table:table-cell table:formula="of:=[.G12]*[.E12]" office:value-type="float" office:value="0.35300518152" calcext:value-type="float">
            <text:p>0.35300518152</text:p>
          </table:table-cell>
          <table:table-cell table:formula="of:=[.H12]*[.E12]" office:value-type="float" office:value="0.066560555378" calcext:value-type="float">
            <text:p>0.066560555378</text:p>
          </table:table-cell>
          <table:table-cell table:formula="of:=[.I12] * [.E12] / (1- [.K12])" office:value-type="float" office:value="2.24485381886753" calcext:value-type="float">
            <text:p>2.24485381886753</text:p>
          </table:table-cell>
          <table:table-cell table:formula="of:=[Sheet2.D10]" office:value-type="float" office:value="2.168649" calcext:value-type="float">
            <text:p>2.168649</text:p>
          </table:table-cell>
          <table:table-cell table:formula="of:=[.I12] * [.E12] / ((1- [.K12])*(1- [.I12]))" office:value-type="float" office:value="3.86747531981461" calcext:value-type="float">
            <text:p>3.86747531981461</text:p>
          </table:table-cell>
          <table:table-cell table:formula="of:=[Sheet2.C10]" office:value-type="float" office:value="3.754327" calcext:value-type="float">
            <text:p>3.754327</text:p>
          </table:table-cell>
          <table:table-cell table:formula="of:=[Sheet2.I10]" office:value-type="float" office:value="0.158618" calcext:value-type="float">
            <text:p>0.158618</text:p>
          </table:table-cell>
          <table:table-cell/>
          <table:table-cell table:formula="of:=IF(ABS([.D12]-[.E12])&lt;[.$N$3];1;0)" office:value-type="boolean" office:boolean-value="true" calcext:value-type="boolean">
            <text:p>TRUE</text:p>
          </table:table-cell>
          <table:table-cell table:formula="of:=IF(ABS([.L12]-[.M12])&lt;[.$N$3];1;0)" office:value-type="boolean" office:boolean-value="true" calcext:value-type="boolean">
            <text:p>TRUE</text:p>
          </table:table-cell>
          <table:table-cell table:formula="of:=IF(ABS([.N12]-[.O12])&lt;[.$N$3];1;0)" office:value-type="boolean" office:boolean-value="true" calcext:value-type="boolean">
            <text:p>TRUE</text:p>
          </table:table-cell>
          <table:table-cell/>
          <table:table-cell table:formula="of:=IF(ABS([.P12] * [.K12] + (1- [.P12])*[.J12] - [.I1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Sheet2.H11]" office:value-type="float" office:value="9.999977" calcext:value-type="float">
            <text:p>9.999977</text:p>
          </table:table-cell>
          <table:table-cell table:formula="of:=[Sheet2.E11]" office:value-type="float" office:value="0.083972" calcext:value-type="float">
            <text:p>0.083972</text:p>
          </table:table-cell>
          <table:table-cell table:formula="of:=[Sheet2.F11]" office:value-type="float" office:value="0.070624" calcext:value-type="float">
            <text:p>0.070624</text:p>
          </table:table-cell>
          <table:table-cell table:formula="of:=[Sheet2.G11]" office:value-type="float" office:value="0.01335" calcext:value-type="float">
            <text:p>0.01335</text:p>
          </table:table-cell>
          <table:table-cell table:formula="of:=[.F13]*[.E13]" office:value-type="float" office:value="0.839718068644" calcext:value-type="float">
            <text:p>0.839718068644</text:p>
          </table:table-cell>
          <table:table-cell table:formula="of:=[.G13]*[.E13]" office:value-type="float" office:value="0.706238375648" calcext:value-type="float">
            <text:p>0.706238375648</text:p>
          </table:table-cell>
          <table:table-cell table:formula="of:=[.H13]*[.E13]" office:value-type="float" office:value="0.13349969295" calcext:value-type="float">
            <text:p>0.13349969295</text:p>
          </table:table-cell>
          <table:table-cell table:formula="of:=[.I13] * [.E13] / (1- [.K13])" office:value-type="float" office:value="9.69089255318622" calcext:value-type="float">
            <text:p>9.69089255318622</text:p>
          </table:table-cell>
          <table:table-cell table:formula="of:=[Sheet2.D11]" office:value-type="float" office:value="9.469364" calcext:value-type="float">
            <text:p>9.469364</text:p>
          </table:table-cell>
          <table:table-cell table:formula="of:=[.I13] * [.E13] / ((1- [.K13])*(1- [.I13]))" office:value-type="float" office:value="60.4615409310355" calcext:value-type="float">
            <text:p>60.4615409310355</text:p>
          </table:table-cell>
          <table:table-cell table:formula="of:=[Sheet2.C11]" office:value-type="float" office:value="45.022949" calcext:value-type="float">
            <text:p>45.022949</text:p>
          </table:table-cell>
          <table:table-cell table:formula="of:=[Sheet2.I11]" office:value-type="float" office:value="0.158951" calcext:value-type="float">
            <text:p>0.158951</text:p>
          </table:table-cell>
          <table:table-cell/>
          <table:table-cell table:formula="of:=IF(ABS([.D13]-[.E13])&lt;[.$N$3];1;0)" office:value-type="boolean" office:boolean-value="true" calcext:value-type="boolean">
            <text:p>TRUE</text:p>
          </table:table-cell>
          <table:table-cell table:formula="of:=IF(ABS([.L13]-[.M13])&lt;[.$N$3];1;0)" office:value-type="boolean" office:boolean-value="true" calcext:value-type="boolean">
            <text:p>TRUE</text:p>
          </table:table-cell>
          <table:table-cell table:formula="of:=IF(ABS([.N13]-[.O13])&lt;[.$N$3];1;0)" office:value-type="boolean" office:boolean-value="false" calcext:value-type="boolean">
            <text:p>FALSE</text:p>
          </table:table-cell>
          <table:table-cell/>
          <table:table-cell table:formula="of:=IF(ABS([.P13] * [.K13] + (1- [.P13])*[.J13] - [.I1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12]" office:value-type="float" office:value="2.0012" calcext:value-type="float">
            <text:p>2.0012</text:p>
          </table:table-cell>
          <table:table-cell table:formula="of:=[Sheet2.E12]" office:value-type="float" office:value="0.083996" calcext:value-type="float">
            <text:p>0.083996</text:p>
          </table:table-cell>
          <table:table-cell table:formula="of:=[Sheet2.F12]" office:value-type="float" office:value="0.070638" calcext:value-type="float">
            <text:p>0.070638</text:p>
          </table:table-cell>
          <table:table-cell table:formula="of:=[Sheet2.G12]" office:value-type="float" office:value="0.01336" calcext:value-type="float">
            <text:p>0.01336</text:p>
          </table:table-cell>
          <table:table-cell table:formula="of:=[.F14]*[.E14]" office:value-type="float" office:value="0.1680927952" calcext:value-type="float">
            <text:p>0.1680927952</text:p>
          </table:table-cell>
          <table:table-cell table:formula="of:=[.G14]*[.E14]" office:value-type="float" office:value="0.1413607656" calcext:value-type="float">
            <text:p>0.1413607656</text:p>
          </table:table-cell>
          <table:table-cell table:formula="of:=[.H14]*[.E14]" office:value-type="float" office:value="0.026736032" calcext:value-type="float">
            <text:p>0.026736032</text:p>
          </table:table-cell>
          <table:table-cell table:formula="of:=[.I14] * [.E14] / (1- [.K14])" office:value-type="float" office:value="0.345628023654771" calcext:value-type="float">
            <text:p>0.345628023654771</text:p>
          </table:table-cell>
          <table:table-cell table:formula="of:=[Sheet2.D12]" office:value-type="float" office:value="0.336326" calcext:value-type="float">
            <text:p>0.336326</text:p>
          </table:table-cell>
          <table:table-cell table:formula="of:=[.I14] * [.E14] / ((1- [.K14])*(1- [.I14]))" office:value-type="float" office:value="0.415464635551346" calcext:value-type="float">
            <text:p>0.415464635551346</text:p>
          </table:table-cell>
          <table:table-cell table:formula="of:=[Sheet2.C12]" office:value-type="float" office:value="0.40842" calcext:value-type="float">
            <text:p>0.40842</text:p>
          </table:table-cell>
          <table:table-cell table:formula="of:=[Sheet2.I12]" office:value-type="float" office:value="0.15903" calcext:value-type="float">
            <text:p>0.15903</text:p>
          </table:table-cell>
          <table:table-cell/>
          <table:table-cell table:formula="of:=IF(ABS([.D14]-[.E14])&lt;[.$N$3];1;0)" office:value-type="boolean" office:boolean-value="true" calcext:value-type="boolean">
            <text:p>TRUE</text:p>
          </table:table-cell>
          <table:table-cell table:formula="of:=IF(ABS([.L14]-[.M14])&lt;[.$N$3];1;0)" office:value-type="boolean" office:boolean-value="true" calcext:value-type="boolean">
            <text:p>TRUE</text:p>
          </table:table-cell>
          <table:table-cell table:formula="of:=IF(ABS([.N14]-[.O14])&lt;[.$N$3];1;0)" office:value-type="boolean" office:boolean-value="true" calcext:value-type="boolean">
            <text:p>TRUE</text:p>
          </table:table-cell>
          <table:table-cell/>
          <table:table-cell table:formula="of:=IF(ABS([.P14] * [.K14] + (1- [.P14])*[.J14] - [.I1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3]" office:value-type="float" office:value="3.003459" calcext:value-type="float">
            <text:p>3.003459</text:p>
          </table:table-cell>
          <table:table-cell table:formula="of:=[Sheet2.E13]" office:value-type="float" office:value="0.084114" calcext:value-type="float">
            <text:p>0.084114</text:p>
          </table:table-cell>
          <table:table-cell table:formula="of:=[Sheet2.F13]" office:value-type="float" office:value="0.070776" calcext:value-type="float">
            <text:p>0.070776</text:p>
          </table:table-cell>
          <table:table-cell table:formula="of:=[Sheet2.G13]" office:value-type="float" office:value="0.013341" calcext:value-type="float">
            <text:p>0.013341</text:p>
          </table:table-cell>
          <table:table-cell table:formula="of:=[.F15]*[.E15]" office:value-type="float" office:value="0.252632950326" calcext:value-type="float">
            <text:p>0.252632950326</text:p>
          </table:table-cell>
          <table:table-cell table:formula="of:=[.G15]*[.E15]" office:value-type="float" office:value="0.212572814184" calcext:value-type="float">
            <text:p>0.212572814184</text:p>
          </table:table-cell>
          <table:table-cell table:formula="of:=[.H15]*[.E15]" office:value-type="float" office:value="0.040069146519" calcext:value-type="float">
            <text:p>0.040069146519</text:p>
          </table:table-cell>
          <table:table-cell table:formula="of:=[.I15] * [.E15] / (1- [.K15])" office:value-type="float" office:value="0.790445171755484" calcext:value-type="float">
            <text:p>0.790445171755484</text:p>
          </table:table-cell>
          <table:table-cell table:formula="of:=[Sheet2.D13]" office:value-type="float" office:value="0.763273" calcext:value-type="float">
            <text:p>0.763273</text:p>
          </table:table-cell>
          <table:table-cell table:formula="of:=[.I15] * [.E15] / ((1- [.K15])*(1- [.I15]))" office:value-type="float" office:value="1.0576398465791" calcext:value-type="float">
            <text:p>1.0576398465791</text:p>
          </table:table-cell>
          <table:table-cell table:formula="of:=[Sheet2.C13]" office:value-type="float" office:value="1.040582" calcext:value-type="float">
            <text:p>1.040582</text:p>
          </table:table-cell>
          <table:table-cell table:formula="of:=[Sheet2.I13]" office:value-type="float" office:value="0.158573" calcext:value-type="float">
            <text:p>0.158573</text:p>
          </table:table-cell>
          <table:table-cell/>
          <table:table-cell table:formula="of:=IF(ABS([.D15]-[.E15])&lt;[.$N$3];1;0)" office:value-type="boolean" office:boolean-value="true" calcext:value-type="boolean">
            <text:p>TRUE</text:p>
          </table:table-cell>
          <table:table-cell table:formula="of:=IF(ABS([.L15]-[.M15])&lt;[.$N$3];1;0)" office:value-type="boolean" office:boolean-value="true" calcext:value-type="boolean">
            <text:p>TRUE</text:p>
          </table:table-cell>
          <table:table-cell table:formula="of:=IF(ABS([.N15]-[.O15])&lt;[.$N$3];1;0)" office:value-type="boolean" office:boolean-value="true" calcext:value-type="boolean">
            <text:p>TRUE</text:p>
          </table:table-cell>
          <table:table-cell/>
          <table:table-cell table:formula="of:=IF(ABS([.P15] * [.K15] + (1- [.P15])*[.J15] - [.I1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4]" office:value-type="float" office:value="3.005527" calcext:value-type="float">
            <text:p>3.005527</text:p>
          </table:table-cell>
          <table:table-cell table:formula="of:=[Sheet2.E14]" office:value-type="float" office:value="0.084026" calcext:value-type="float">
            <text:p>0.084026</text:p>
          </table:table-cell>
          <table:table-cell table:formula="of:=[Sheet2.F14]" office:value-type="float" office:value="0.07068" calcext:value-type="float">
            <text:p>0.07068</text:p>
          </table:table-cell>
          <table:table-cell table:formula="of:=[Sheet2.G14]" office:value-type="float" office:value="0.013348" calcext:value-type="float">
            <text:p>0.013348</text:p>
          </table:table-cell>
          <table:table-cell table:formula="of:=[.F16]*[.E16]" office:value-type="float" office:value="0.252542411702" calcext:value-type="float">
            <text:p>0.252542411702</text:p>
          </table:table-cell>
          <table:table-cell table:formula="of:=[.G16]*[.E16]" office:value-type="float" office:value="0.21243064836" calcext:value-type="float">
            <text:p>0.21243064836</text:p>
          </table:table-cell>
          <table:table-cell table:formula="of:=[.H16]*[.E16]" office:value-type="float" office:value="0.040117774396" calcext:value-type="float">
            <text:p>0.040117774396</text:p>
          </table:table-cell>
          <table:table-cell table:formula="of:=[.I16] * [.E16] / (1- [.K16])" office:value-type="float" office:value="0.790746006925867" calcext:value-type="float">
            <text:p>0.790746006925867</text:p>
          </table:table-cell>
          <table:table-cell table:formula="of:=[Sheet2.D14]" office:value-type="float" office:value="0.774529" calcext:value-type="float">
            <text:p>0.774529</text:p>
          </table:table-cell>
          <table:table-cell table:formula="of:=[.I16] * [.E16] / ((1- [.K16])*(1- [.I16]))" office:value-type="float" office:value="1.05791421387056" calcext:value-type="float">
            <text:p>1.05791421387056</text:p>
          </table:table-cell>
          <table:table-cell table:formula="of:=[Sheet2.C14]" office:value-type="float" office:value="1.04943" calcext:value-type="float">
            <text:p>1.04943</text:p>
          </table:table-cell>
          <table:table-cell table:formula="of:=[Sheet2.I14]" office:value-type="float" office:value="0.158823" calcext:value-type="float">
            <text:p>0.158823</text:p>
          </table:table-cell>
          <table:table-cell/>
          <table:table-cell table:formula="of:=IF(ABS([.D16]-[.E16])&lt;[.$N$3];1;0)" office:value-type="boolean" office:boolean-value="true" calcext:value-type="boolean">
            <text:p>TRUE</text:p>
          </table:table-cell>
          <table:table-cell table:formula="of:=IF(ABS([.L16]-[.M16])&lt;[.$N$3];1;0)" office:value-type="boolean" office:boolean-value="true" calcext:value-type="boolean">
            <text:p>TRUE</text:p>
          </table:table-cell>
          <table:table-cell table:formula="of:=IF(ABS([.N16]-[.O16])&lt;[.$N$3];1;0)" office:value-type="boolean" office:boolean-value="true" calcext:value-type="boolean">
            <text:p>TRUE</text:p>
          </table:table-cell>
          <table:table-cell/>
          <table:table-cell table:formula="of:=IF(ABS([.P16] * [.K16] + (1- [.P16])*[.J16] - [.I1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5]" office:value-type="float" office:value="7.010133" calcext:value-type="float">
            <text:p>7.010133</text:p>
          </table:table-cell>
          <table:table-cell table:formula="of:=[Sheet2.E15]" office:value-type="float" office:value="0.084158" calcext:value-type="float">
            <text:p>0.084158</text:p>
          </table:table-cell>
          <table:table-cell table:formula="of:=[Sheet2.F15]" office:value-type="float" office:value="0.070793" calcext:value-type="float">
            <text:p>0.070793</text:p>
          </table:table-cell>
          <table:table-cell table:formula="of:=[Sheet2.G15]" office:value-type="float" office:value="0.013368" calcext:value-type="float">
            <text:p>0.013368</text:p>
          </table:table-cell>
          <table:table-cell table:formula="of:=[.F17]*[.E17]" office:value-type="float" office:value="0.589958773014" calcext:value-type="float">
            <text:p>0.589958773014</text:p>
          </table:table-cell>
          <table:table-cell table:formula="of:=[.G17]*[.E17]" office:value-type="float" office:value="0.496268345469" calcext:value-type="float">
            <text:p>0.496268345469</text:p>
          </table:table-cell>
          <table:table-cell table:formula="of:=[.H17]*[.E17]" office:value-type="float" office:value="0.093711457944" calcext:value-type="float">
            <text:p>0.093711457944</text:p>
          </table:table-cell>
          <table:table-cell table:formula="of:=[.I17] * [.E17] / (1- [.K17])" office:value-type="float" office:value="4.56332533341176" calcext:value-type="float">
            <text:p>4.56332533341176</text:p>
          </table:table-cell>
          <table:table-cell table:formula="of:=[Sheet2.D15]" office:value-type="float" office:value="4.386025" calcext:value-type="float">
            <text:p>4.386025</text:p>
          </table:table-cell>
          <table:table-cell table:formula="of:=[.I17] * [.E17] / ((1- [.K17])*(1- [.I17]))" office:value-type="float" office:value="11.1289427332817" calcext:value-type="float">
            <text:p>11.1289427332817</text:p>
          </table:table-cell>
          <table:table-cell table:formula="of:=[Sheet2.C15]" office:value-type="float" office:value="10.445991" calcext:value-type="float">
            <text:p>10.445991</text:p>
          </table:table-cell>
          <table:table-cell table:formula="of:=[Sheet2.I15]" office:value-type="float" office:value="0.15881" calcext:value-type="float">
            <text:p>0.15881</text:p>
          </table:table-cell>
          <table:table-cell/>
          <table:table-cell table:formula="of:=IF(ABS([.D17]-[.E17])&lt;[.$N$3];1;0)" office:value-type="boolean" office:boolean-value="true" calcext:value-type="boolean">
            <text:p>TRUE</text:p>
          </table:table-cell>
          <table:table-cell table:formula="of:=IF(ABS([.L17]-[.M17])&lt;[.$N$3];1;0)" office:value-type="boolean" office:boolean-value="true" calcext:value-type="boolean">
            <text:p>TRUE</text:p>
          </table:table-cell>
          <table:table-cell table:formula="of:=IF(ABS([.N17]-[.O17])&lt;[.$N$3];1;0)" office:value-type="boolean" office:boolean-value="false" calcext:value-type="boolean">
            <text:p>FALSE</text:p>
          </table:table-cell>
          <table:table-cell/>
          <table:table-cell table:formula="of:=IF(ABS([.P17] * [.K17] + (1- [.P17])*[.J17] - [.I17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6]" office:value-type="float" office:value="2.998702" calcext:value-type="float">
            <text:p>2.998702</text:p>
          </table:table-cell>
          <table:table-cell table:formula="of:=[Sheet2.E16]" office:value-type="float" office:value="0.083901" calcext:value-type="float">
            <text:p>0.083901</text:p>
          </table:table-cell>
          <table:table-cell table:formula="of:=[Sheet2.F16]" office:value-type="float" office:value="0.070531" calcext:value-type="float">
            <text:p>0.070531</text:p>
          </table:table-cell>
          <table:table-cell table:formula="of:=[Sheet2.G16]" office:value-type="float" office:value="0.013372" calcext:value-type="float">
            <text:p>0.013372</text:p>
          </table:table-cell>
          <table:table-cell table:formula="of:=[.F18]*[.E18]" office:value-type="float" office:value="0.251594096502" calcext:value-type="float">
            <text:p>0.251594096502</text:p>
          </table:table-cell>
          <table:table-cell table:formula="of:=[.G18]*[.E18]" office:value-type="float" office:value="0.211501450762" calcext:value-type="float">
            <text:p>0.211501450762</text:p>
          </table:table-cell>
          <table:table-cell table:formula="of:=[.H18]*[.E18]" office:value-type="float" office:value="0.040098643144" calcext:value-type="float">
            <text:p>0.040098643144</text:p>
          </table:table-cell>
          <table:table-cell table:formula="of:=[.I18] * [.E18] / (1- [.K18])" office:value-type="float" office:value="0.785972136595199" calcext:value-type="float">
            <text:p>0.785972136595199</text:p>
          </table:table-cell>
          <table:table-cell table:formula="of:=[Sheet2.D16]" office:value-type="float" office:value="0.763264" calcext:value-type="float">
            <text:p>0.763264</text:p>
          </table:table-cell>
          <table:table-cell table:formula="of:=[.I18] * [.E18] / ((1- [.K18])*(1- [.I18]))" office:value-type="float" office:value="1.050194998358" calcext:value-type="float">
            <text:p>1.050194998358</text:p>
          </table:table-cell>
          <table:table-cell table:formula="of:=[Sheet2.C16]" office:value-type="float" office:value="1.042255" calcext:value-type="float">
            <text:p>1.042255</text:p>
          </table:table-cell>
          <table:table-cell table:formula="of:=[Sheet2.I16]" office:value-type="float" office:value="0.159356" calcext:value-type="float">
            <text:p>0.159356</text:p>
          </table:table-cell>
          <table:table-cell/>
          <table:table-cell table:formula="of:=IF(ABS([.D18]-[.E18])&lt;[.$N$3];1;0)" office:value-type="boolean" office:boolean-value="true" calcext:value-type="boolean">
            <text:p>TRUE</text:p>
          </table:table-cell>
          <table:table-cell table:formula="of:=IF(ABS([.L18]-[.M18])&lt;[.$N$3];1;0)" office:value-type="boolean" office:boolean-value="true" calcext:value-type="boolean">
            <text:p>TRUE</text:p>
          </table:table-cell>
          <table:table-cell table:formula="of:=IF(ABS([.N18]-[.O18])&lt;[.$N$3];1;0)" office:value-type="boolean" office:boolean-value="true" calcext:value-type="boolean">
            <text:p>TRUE</text:p>
          </table:table-cell>
          <table:table-cell/>
          <table:table-cell table:formula="of:=IF(ABS([.P18] * [.K18] + (1- [.P18])*[.J18] - [.I18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/>
          <table:table-cell office:value-type="float" office:value="7" calcext:value-type="float">
            <text:p>7</text:p>
          </table:table-cell>
          <table:table-cell table:formula="of:=[Sheet2.H17]" office:value-type="float" office:value="7.013827" calcext:value-type="float">
            <text:p>7.013827</text:p>
          </table:table-cell>
          <table:table-cell table:formula="of:=[Sheet2.E17]" office:value-type="float" office:value="0.083893" calcext:value-type="float">
            <text:p>0.083893</text:p>
          </table:table-cell>
          <table:table-cell table:formula="of:=[Sheet2.F17]" office:value-type="float" office:value="0.070592" calcext:value-type="float">
            <text:p>0.070592</text:p>
          </table:table-cell>
          <table:table-cell table:formula="of:=[Sheet2.G17]" office:value-type="float" office:value="0.013303" calcext:value-type="float">
            <text:p>0.013303</text:p>
          </table:table-cell>
          <table:table-cell table:formula="of:=[.F19]*[.E19]" office:value-type="float" office:value="0.588410988511" calcext:value-type="float">
            <text:p>0.588410988511</text:p>
          </table:table-cell>
          <table:table-cell table:formula="of:=[.G19]*[.E19]" office:value-type="float" office:value="0.495120075584" calcext:value-type="float">
            <text:p>0.495120075584</text:p>
          </table:table-cell>
          <table:table-cell table:formula="of:=[.H19]*[.E19]" office:value-type="float" office:value="0.093304940581" calcext:value-type="float">
            <text:p>0.093304940581</text:p>
          </table:table-cell>
          <table:table-cell table:formula="of:=[.I19] * [.E19] / (1- [.K19])" office:value-type="float" office:value="4.55170990008447" calcext:value-type="float">
            <text:p>4.55170990008447</text:p>
          </table:table-cell>
          <table:table-cell table:formula="of:=[Sheet2.D17]" office:value-type="float" office:value="4.406272" calcext:value-type="float">
            <text:p>4.406272</text:p>
          </table:table-cell>
          <table:table-cell table:formula="of:=[.I19] * [.E19] / ((1- [.K19])*(1- [.I19]))" office:value-type="float" office:value="11.0588712842887" calcext:value-type="float">
            <text:p>11.0588712842887</text:p>
          </table:table-cell>
          <table:table-cell table:formula="of:=[Sheet2.C17]" office:value-type="float" office:value="10.568555" calcext:value-type="float">
            <text:p>10.568555</text:p>
          </table:table-cell>
          <table:table-cell table:formula="of:=[Sheet2.I17]" office:value-type="float" office:value="0.158541" calcext:value-type="float">
            <text:p>0.158541</text:p>
          </table:table-cell>
          <table:table-cell/>
          <table:table-cell table:formula="of:=IF(ABS([.D19]-[.E19])&lt;[.$N$3];1;0)" office:value-type="boolean" office:boolean-value="true" calcext:value-type="boolean">
            <text:p>TRUE</text:p>
          </table:table-cell>
          <table:table-cell table:formula="of:=IF(ABS([.L19]-[.M19])&lt;[.$N$3];1;0)" office:value-type="boolean" office:boolean-value="true" calcext:value-type="boolean">
            <text:p>TRUE</text:p>
          </table:table-cell>
          <table:table-cell table:formula="of:=IF(ABS([.N19]-[.O19])&lt;[.$N$3];1;0)" office:value-type="boolean" office:boolean-value="true" calcext:value-type="boolean">
            <text:p>TRUE</text:p>
          </table:table-cell>
          <table:table-cell/>
          <table:table-cell table:formula="of:=IF(ABS([.P19] * [.K19] + (1- [.P19])*[.J19] - [.I19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18]" office:value-type="float" office:value="2.999942" calcext:value-type="float">
            <text:p>2.999942</text:p>
          </table:table-cell>
          <table:table-cell table:formula="of:=[Sheet2.E18]" office:value-type="float" office:value="0.083907" calcext:value-type="float">
            <text:p>0.083907</text:p>
          </table:table-cell>
          <table:table-cell table:formula="of:=[Sheet2.F18]" office:value-type="float" office:value="0.070618" calcext:value-type="float">
            <text:p>0.070618</text:p>
          </table:table-cell>
          <table:table-cell table:formula="of:=[Sheet2.G18]" office:value-type="float" office:value="0.013291" calcext:value-type="float">
            <text:p>0.013291</text:p>
          </table:table-cell>
          <table:table-cell table:formula="of:=[.F20]*[.E20]" office:value-type="float" office:value="0.251716133394" calcext:value-type="float">
            <text:p>0.251716133394</text:p>
          </table:table-cell>
          <table:table-cell table:formula="of:=[.G20]*[.E20]" office:value-type="float" office:value="0.211849904156" calcext:value-type="float">
            <text:p>0.211849904156</text:p>
          </table:table-cell>
          <table:table-cell table:formula="of:=[.H20]*[.E20]" office:value-type="float" office:value="0.039872229122" calcext:value-type="float">
            <text:p>0.039872229122</text:p>
          </table:table-cell>
          <table:table-cell table:formula="of:=[.I20] * [.E20] / (1- [.K20])" office:value-type="float" office:value="0.786493030980369" calcext:value-type="float">
            <text:p>0.786493030980369</text:p>
          </table:table-cell>
          <table:table-cell table:formula="of:=[Sheet2.D18]" office:value-type="float" office:value="0.756571" calcext:value-type="float">
            <text:p>0.756571</text:p>
          </table:table-cell>
          <table:table-cell table:formula="of:=[.I20] * [.E20] / ((1- [.K20])*(1- [.I20]))" office:value-type="float" office:value="1.05106239233471" calcext:value-type="float">
            <text:p>1.05106239233471</text:p>
          </table:table-cell>
          <table:table-cell table:formula="of:=[Sheet2.C18]" office:value-type="float" office:value="1.035381" calcext:value-type="float">
            <text:p>1.035381</text:p>
          </table:table-cell>
          <table:table-cell table:formula="of:=[Sheet2.I18]" office:value-type="float" office:value="0.158371" calcext:value-type="float">
            <text:p>0.158371</text:p>
          </table:table-cell>
          <table:table-cell/>
          <table:table-cell table:formula="of:=IF(ABS([.D20]-[.E20])&lt;[.$N$3];1;0)" office:value-type="boolean" office:boolean-value="true" calcext:value-type="boolean">
            <text:p>TRUE</text:p>
          </table:table-cell>
          <table:table-cell table:formula="of:=IF(ABS([.L20]-[.M20])&lt;[.$N$3];1;0)" office:value-type="boolean" office:boolean-value="true" calcext:value-type="boolean">
            <text:p>TRUE</text:p>
          </table:table-cell>
          <table:table-cell table:formula="of:=IF(ABS([.N20]-[.O20])&lt;[.$N$3];1;0)" office:value-type="boolean" office:boolean-value="true" calcext:value-type="boolean">
            <text:p>TRUE</text:p>
          </table:table-cell>
          <table:table-cell/>
          <table:table-cell table:formula="of:=IF(ABS([.P20] * [.K20] + (1- [.P20])*[.J20] - [.I20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/>
          <table:table-cell office:value-type="float" office:value="5" calcext:value-type="float">
            <text:p>5</text:p>
          </table:table-cell>
          <table:table-cell table:formula="of:=[Sheet2.H19]" office:value-type="float" office:value="5.000782" calcext:value-type="float">
            <text:p>5.000782</text:p>
          </table:table-cell>
          <table:table-cell table:formula="of:=[Sheet2.E19]" office:value-type="float" office:value="0.084048" calcext:value-type="float">
            <text:p>0.084048</text:p>
          </table:table-cell>
          <table:table-cell table:formula="of:=[Sheet2.F19]" office:value-type="float" office:value="0.070684" calcext:value-type="float">
            <text:p>0.070684</text:p>
          </table:table-cell>
          <table:table-cell table:formula="of:=[Sheet2.G19]" office:value-type="float" office:value="0.013366" calcext:value-type="float">
            <text:p>0.013366</text:p>
          </table:table-cell>
          <table:table-cell table:formula="of:=[.F21]*[.E21]" office:value-type="float" office:value="0.420305725536" calcext:value-type="float">
            <text:p>0.420305725536</text:p>
          </table:table-cell>
          <table:table-cell table:formula="of:=[.G21]*[.E21]" office:value-type="float" office:value="0.353475274888" calcext:value-type="float">
            <text:p>0.353475274888</text:p>
          </table:table-cell>
          <table:table-cell table:formula="of:=[.H21]*[.E21]" office:value-type="float" office:value="0.066840452212" calcext:value-type="float">
            <text:p>0.066840452212</text:p>
          </table:table-cell>
          <table:table-cell table:formula="of:=[.I21] * [.E21] / (1- [.K21])" office:value-type="float" office:value="2.25240936744386" calcext:value-type="float">
            <text:p>2.25240936744386</text:p>
          </table:table-cell>
          <table:table-cell table:formula="of:=[Sheet2.D19]" office:value-type="float" office:value="2.16491" calcext:value-type="float">
            <text:p>2.16491</text:p>
          </table:table-cell>
          <table:table-cell table:formula="of:=[.I21] * [.E21] / ((1- [.K21])*(1- [.I21]))" office:value-type="float" office:value="3.88551253076718" calcext:value-type="float">
            <text:p>3.88551253076718</text:p>
          </table:table-cell>
          <table:table-cell table:formula="of:=[Sheet2.C19]" office:value-type="float" office:value="3.80585" calcext:value-type="float">
            <text:p>3.80585</text:p>
          </table:table-cell>
          <table:table-cell table:formula="of:=[Sheet2.I19]" office:value-type="float" office:value="0.159009" calcext:value-type="float">
            <text:p>0.159009</text:p>
          </table:table-cell>
          <table:table-cell/>
          <table:table-cell table:formula="of:=IF(ABS([.D21]-[.E21])&lt;[.$N$3];1;0)" office:value-type="boolean" office:boolean-value="true" calcext:value-type="boolean">
            <text:p>TRUE</text:p>
          </table:table-cell>
          <table:table-cell table:formula="of:=IF(ABS([.L21]-[.M21])&lt;[.$N$3];1;0)" office:value-type="boolean" office:boolean-value="true" calcext:value-type="boolean">
            <text:p>TRUE</text:p>
          </table:table-cell>
          <table:table-cell table:formula="of:=IF(ABS([.N21]-[.O21])&lt;[.$N$3];1;0)" office:value-type="boolean" office:boolean-value="true" calcext:value-type="boolean">
            <text:p>TRUE</text:p>
          </table:table-cell>
          <table:table-cell/>
          <table:table-cell table:formula="of:=IF(ABS([.P21] * [.K21] + (1- [.P21])*[.J21] - [.I21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0]" office:value-type="float" office:value="2.000063" calcext:value-type="float">
            <text:p>2.000063</text:p>
          </table:table-cell>
          <table:table-cell table:formula="of:=[Sheet2.E20]" office:value-type="float" office:value="0.083986" calcext:value-type="float">
            <text:p>0.083986</text:p>
          </table:table-cell>
          <table:table-cell table:formula="of:=[Sheet2.F20]" office:value-type="float" office:value="0.070665" calcext:value-type="float">
            <text:p>0.070665</text:p>
          </table:table-cell>
          <table:table-cell table:formula="of:=[Sheet2.G20]" office:value-type="float" office:value="0.013323" calcext:value-type="float">
            <text:p>0.013323</text:p>
          </table:table-cell>
          <table:table-cell table:formula="of:=[.F22]*[.E22]" office:value-type="float" office:value="0.167977291118" calcext:value-type="float">
            <text:p>0.167977291118</text:p>
          </table:table-cell>
          <table:table-cell table:formula="of:=[.G22]*[.E22]" office:value-type="float" office:value="0.141334451895" calcext:value-type="float">
            <text:p>0.141334451895</text:p>
          </table:table-cell>
          <table:table-cell table:formula="of:=[.H22]*[.E22]" office:value-type="float" office:value="0.026646839349" calcext:value-type="float">
            <text:p>0.026646839349</text:p>
          </table:table-cell>
          <table:table-cell table:formula="of:=[.I22] * [.E22] / (1- [.K22])" office:value-type="float" office:value="0.345162658721568" calcext:value-type="float">
            <text:p>0.345162658721568</text:p>
          </table:table-cell>
          <table:table-cell table:formula="of:=[Sheet2.D20]" office:value-type="float" office:value="0.330356" calcext:value-type="float">
            <text:p>0.330356</text:p>
          </table:table-cell>
          <table:table-cell table:formula="of:=[.I22] * [.E22] / ((1- [.K22])*(1- [.I22]))" office:value-type="float" office:value="0.41484764182142" calcext:value-type="float">
            <text:p>0.41484764182142</text:p>
          </table:table-cell>
          <table:table-cell table:formula="of:=[Sheet2.C20]" office:value-type="float" office:value="0.411157" calcext:value-type="float">
            <text:p>0.411157</text:p>
          </table:table-cell>
          <table:table-cell table:formula="of:=[Sheet2.I20]" office:value-type="float" office:value="0.158607" calcext:value-type="float">
            <text:p>0.158607</text:p>
          </table:table-cell>
          <table:table-cell/>
          <table:table-cell table:formula="of:=IF(ABS([.D22]-[.E22])&lt;[.$N$3];1;0)" office:value-type="boolean" office:boolean-value="true" calcext:value-type="boolean">
            <text:p>TRUE</text:p>
          </table:table-cell>
          <table:table-cell table:formula="of:=IF(ABS([.L22]-[.M22])&lt;[.$N$3];1;0)" office:value-type="boolean" office:boolean-value="true" calcext:value-type="boolean">
            <text:p>TRUE</text:p>
          </table:table-cell>
          <table:table-cell table:formula="of:=IF(ABS([.N22]-[.O22])&lt;[.$N$3];1;0)" office:value-type="boolean" office:boolean-value="true" calcext:value-type="boolean">
            <text:p>TRUE</text:p>
          </table:table-cell>
          <table:table-cell/>
          <table:table-cell table:formula="of:=IF(ABS([.P22] * [.K22] + (1- [.P22])*[.J22] - [.I22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1]" office:value-type="float" office:value="4.004942" calcext:value-type="float">
            <text:p>4.004942</text:p>
          </table:table-cell>
          <table:table-cell table:formula="of:=[Sheet2.E21]" office:value-type="float" office:value="0.084026" calcext:value-type="float">
            <text:p>0.084026</text:p>
          </table:table-cell>
          <table:table-cell table:formula="of:=[Sheet2.F21]" office:value-type="float" office:value="0.070637" calcext:value-type="float">
            <text:p>0.070637</text:p>
          </table:table-cell>
          <table:table-cell table:formula="of:=[Sheet2.G21]" office:value-type="float" office:value="0.013392" calcext:value-type="float">
            <text:p>0.013392</text:p>
          </table:table-cell>
          <table:table-cell table:formula="of:=[.F23]*[.E23]" office:value-type="float" office:value="0.336519256492" calcext:value-type="float">
            <text:p>0.336519256492</text:p>
          </table:table-cell>
          <table:table-cell table:formula="of:=[.G23]*[.E23]" office:value-type="float" office:value="0.282897088054" calcext:value-type="float">
            <text:p>0.282897088054</text:p>
          </table:table-cell>
          <table:table-cell table:formula="of:=[.H23]*[.E23]" office:value-type="float" office:value="0.053634183264" calcext:value-type="float">
            <text:p>0.053634183264</text:p>
          </table:table-cell>
          <table:table-cell table:formula="of:=[.I23] * [.E23] / (1- [.K23])" office:value-type="float" office:value="1.42412170885664" calcext:value-type="float">
            <text:p>1.42412170885664</text:p>
          </table:table-cell>
          <table:table-cell table:formula="of:=[Sheet2.D21]" office:value-type="float" office:value="1.364778" calcext:value-type="float">
            <text:p>1.364778</text:p>
          </table:table-cell>
          <table:table-cell table:formula="of:=[.I23] * [.E23] / ((1- [.K23])*(1- [.I23]))" office:value-type="float" office:value="2.14644015337496" calcext:value-type="float">
            <text:p>2.14644015337496</text:p>
          </table:table-cell>
          <table:table-cell table:formula="of:=[Sheet2.C21]" office:value-type="float" office:value="2.108641" calcext:value-type="float">
            <text:p>2.108641</text:p>
          </table:table-cell>
          <table:table-cell table:formula="of:=[Sheet2.I21]" office:value-type="float" office:value="0.15935" calcext:value-type="float">
            <text:p>0.15935</text:p>
          </table:table-cell>
          <table:table-cell/>
          <table:table-cell table:formula="of:=IF(ABS([.D23]-[.E23])&lt;[.$N$3];1;0)" office:value-type="boolean" office:boolean-value="true" calcext:value-type="boolean">
            <text:p>TRUE</text:p>
          </table:table-cell>
          <table:table-cell table:formula="of:=IF(ABS([.L23]-[.M23])&lt;[.$N$3];1;0)" office:value-type="boolean" office:boolean-value="true" calcext:value-type="boolean">
            <text:p>TRUE</text:p>
          </table:table-cell>
          <table:table-cell table:formula="of:=IF(ABS([.N23]-[.O23])&lt;[.$N$3];1;0)" office:value-type="boolean" office:boolean-value="true" calcext:value-type="boolean">
            <text:p>TRUE</text:p>
          </table:table-cell>
          <table:table-cell/>
          <table:table-cell table:formula="of:=IF(ABS([.P23] * [.K23] + (1- [.P23])*[.J23] - [.I23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2.H22]" office:value-type="float" office:value="8.992729" calcext:value-type="float">
            <text:p>8.992729</text:p>
          </table:table-cell>
          <table:table-cell table:formula="of:=[Sheet2.E22]" office:value-type="float" office:value="0.08392" calcext:value-type="float">
            <text:p>0.08392</text:p>
          </table:table-cell>
          <table:table-cell table:formula="of:=[Sheet2.F22]" office:value-type="float" office:value="0.070621" calcext:value-type="float">
            <text:p>0.070621</text:p>
          </table:table-cell>
          <table:table-cell table:formula="of:=[Sheet2.G22]" office:value-type="float" office:value="0.013302" calcext:value-type="float">
            <text:p>0.013302</text:p>
          </table:table-cell>
          <table:table-cell table:formula="of:=[.F24]*[.E24]" office:value-type="float" office:value="0.75466981768" calcext:value-type="float">
            <text:p>0.75466981768</text:p>
          </table:table-cell>
          <table:table-cell table:formula="of:=[.G24]*[.E24]" office:value-type="float" office:value="0.635075514709" calcext:value-type="float">
            <text:p>0.635075514709</text:p>
          </table:table-cell>
          <table:table-cell table:formula="of:=[.H24]*[.E24]" office:value-type="float" office:value="0.119621281158" calcext:value-type="float">
            <text:p>0.119621281158</text:p>
          </table:table-cell>
          <table:table-cell table:formula="of:=[.I24] * [.E24] / (1- [.K24])" office:value-type="float" office:value="7.70866106782122" calcext:value-type="float">
            <text:p>7.70866106782122</text:p>
          </table:table-cell>
          <table:table-cell table:formula="of:=[Sheet2.D22]" office:value-type="float" office:value="7.538429" calcext:value-type="float">
            <text:p>7.538429</text:p>
          </table:table-cell>
          <table:table-cell table:formula="of:=[.I24] * [.E24] / ((1- [.K24])*(1- [.I24]))" office:value-type="float" office:value="31.4215764033726" calcext:value-type="float">
            <text:p>31.4215764033726</text:p>
          </table:table-cell>
          <table:table-cell table:formula="of:=[Sheet2.C22]" office:value-type="float" office:value="26.989962" calcext:value-type="float">
            <text:p>26.989962</text:p>
          </table:table-cell>
          <table:table-cell table:formula="of:=[Sheet2.I22]" office:value-type="float" office:value="0.158477" calcext:value-type="float">
            <text:p>0.158477</text:p>
          </table:table-cell>
          <table:table-cell/>
          <table:table-cell table:formula="of:=IF(ABS([.D24]-[.E24])&lt;[.$N$3];1;0)" office:value-type="boolean" office:boolean-value="true" calcext:value-type="boolean">
            <text:p>TRUE</text:p>
          </table:table-cell>
          <table:table-cell table:formula="of:=IF(ABS([.L24]-[.M24])&lt;[.$N$3];1;0)" office:value-type="boolean" office:boolean-value="true" calcext:value-type="boolean">
            <text:p>TRUE</text:p>
          </table:table-cell>
          <table:table-cell table:formula="of:=IF(ABS([.N24]-[.O24])&lt;[.$N$3];1;0)" office:value-type="boolean" office:boolean-value="false" calcext:value-type="boolean">
            <text:p>FALSE</text:p>
          </table:table-cell>
          <table:table-cell/>
          <table:table-cell table:formula="of:=IF(ABS([.P24] * [.K24] + (1- [.P24])*[.J24] - [.I24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/>
          <table:table-cell office:value-type="float" office:value="4" calcext:value-type="float">
            <text:p>4</text:p>
          </table:table-cell>
          <table:table-cell table:formula="of:=[Sheet2.H23]" office:value-type="float" office:value="4.004006" calcext:value-type="float">
            <text:p>4.004006</text:p>
          </table:table-cell>
          <table:table-cell table:formula="of:=[Sheet2.E23]" office:value-type="float" office:value="0.083882" calcext:value-type="float">
            <text:p>0.083882</text:p>
          </table:table-cell>
          <table:table-cell table:formula="of:=[Sheet2.F23]" office:value-type="float" office:value="0.070578" calcext:value-type="float">
            <text:p>0.070578</text:p>
          </table:table-cell>
          <table:table-cell table:formula="of:=[Sheet2.G23]" office:value-type="float" office:value="0.013307" calcext:value-type="float">
            <text:p>0.013307</text:p>
          </table:table-cell>
          <table:table-cell table:formula="of:=[.F25]*[.E25]" office:value-type="float" office:value="0.335864031292" calcext:value-type="float">
            <text:p>0.335864031292</text:p>
          </table:table-cell>
          <table:table-cell table:formula="of:=[.G25]*[.E25]" office:value-type="float" office:value="0.282594735468" calcext:value-type="float">
            <text:p>0.282594735468</text:p>
          </table:table-cell>
          <table:table-cell table:formula="of:=[.H25]*[.E25]" office:value-type="float" office:value="0.053281307842" calcext:value-type="float">
            <text:p>0.053281307842</text:p>
          </table:table-cell>
          <table:table-cell table:formula="of:=[.I25] * [.E25] / (1- [.K25])" office:value-type="float" office:value="1.42048700170052" calcext:value-type="float">
            <text:p>1.42048700170052</text:p>
          </table:table-cell>
          <table:table-cell table:formula="of:=[Sheet2.D23]" office:value-type="float" office:value="1.36436" calcext:value-type="float">
            <text:p>1.36436</text:p>
          </table:table-cell>
          <table:table-cell table:formula="of:=[.I25] * [.E25] / ((1- [.K25])*(1- [.I25]))" office:value-type="float" office:value="2.1388496763154" calcext:value-type="float">
            <text:p>2.1388496763154</text:p>
          </table:table-cell>
          <table:table-cell table:formula="of:=[Sheet2.C23]" office:value-type="float" office:value="2.099853" calcext:value-type="float">
            <text:p>2.099853</text:p>
          </table:table-cell>
          <table:table-cell table:formula="of:=[Sheet2.I23]" office:value-type="float" office:value="0.158607" calcext:value-type="float">
            <text:p>0.158607</text:p>
          </table:table-cell>
          <table:table-cell/>
          <table:table-cell table:formula="of:=IF(ABS([.D25]-[.E25])&lt;[.$N$3];1;0)" office:value-type="boolean" office:boolean-value="true" calcext:value-type="boolean">
            <text:p>TRUE</text:p>
          </table:table-cell>
          <table:table-cell table:formula="of:=IF(ABS([.L25]-[.M25])&lt;[.$N$3];1;0)" office:value-type="boolean" office:boolean-value="true" calcext:value-type="boolean">
            <text:p>TRUE</text:p>
          </table:table-cell>
          <table:table-cell table:formula="of:=IF(ABS([.N25]-[.O25])&lt;[.$N$3];1;0)" office:value-type="boolean" office:boolean-value="true" calcext:value-type="boolean">
            <text:p>TRUE</text:p>
          </table:table-cell>
          <table:table-cell/>
          <table:table-cell table:formula="of:=IF(ABS([.P25] * [.K25] + (1- [.P25])*[.J25] - [.I25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/>
          <table:table-cell office:value-type="float" office:value="2" calcext:value-type="float">
            <text:p>2</text:p>
          </table:table-cell>
          <table:table-cell table:formula="of:=[Sheet2.H24]" office:value-type="float" office:value="2.000596" calcext:value-type="float">
            <text:p>2.000596</text:p>
          </table:table-cell>
          <table:table-cell table:formula="of:=[Sheet2.E24]" office:value-type="float" office:value="0.083977" calcext:value-type="float">
            <text:p>0.083977</text:p>
          </table:table-cell>
          <table:table-cell table:formula="of:=[Sheet2.F24]" office:value-type="float" office:value="0.070635" calcext:value-type="float">
            <text:p>0.070635</text:p>
          </table:table-cell>
          <table:table-cell table:formula="of:=[Sheet2.G24]" office:value-type="float" office:value="0.013345" calcext:value-type="float">
            <text:p>0.013345</text:p>
          </table:table-cell>
          <table:table-cell table:formula="of:=[.F26]*[.E26]" office:value-type="float" office:value="0.168004050292" calcext:value-type="float">
            <text:p>0.168004050292</text:p>
          </table:table-cell>
          <table:table-cell table:formula="of:=[.G26]*[.E26]" office:value-type="float" office:value="0.14131209846" calcext:value-type="float">
            <text:p>0.14131209846</text:p>
          </table:table-cell>
          <table:table-cell table:formula="of:=[.H26]*[.E26]" office:value-type="float" office:value="0.02669795362" calcext:value-type="float">
            <text:p>0.02669795362</text:p>
          </table:table-cell>
          <table:table-cell table:formula="of:=[.I26] * [.E26] / (1- [.K26])" office:value-type="float" office:value="0.34532777594382" calcext:value-type="float">
            <text:p>0.34532777594382</text:p>
          </table:table-cell>
          <table:table-cell table:formula="of:=[Sheet2.D24]" office:value-type="float" office:value="0.336205" calcext:value-type="float">
            <text:p>0.336205</text:p>
          </table:table-cell>
          <table:table-cell table:formula="of:=[.I26] * [.E26] / ((1- [.K26])*(1- [.I26]))" office:value-type="float" office:value="0.415059443576639" calcext:value-type="float">
            <text:p>0.415059443576639</text:p>
          </table:table-cell>
          <table:table-cell table:formula="of:=[Sheet2.C24]" office:value-type="float" office:value="0.413052" calcext:value-type="float">
            <text:p>0.413052</text:p>
          </table:table-cell>
          <table:table-cell table:formula="of:=[Sheet2.I24]" office:value-type="float" office:value="0.158883" calcext:value-type="float">
            <text:p>0.158883</text:p>
          </table:table-cell>
          <table:table-cell/>
          <table:table-cell table:formula="of:=IF(ABS([.D26]-[.E26])&lt;[.$N$3];1;0)" office:value-type="boolean" office:boolean-value="true" calcext:value-type="boolean">
            <text:p>TRUE</text:p>
          </table:table-cell>
          <table:table-cell table:formula="of:=IF(ABS([.L26]-[.M26])&lt;[.$N$3];1;0)" office:value-type="boolean" office:boolean-value="true" calcext:value-type="boolean">
            <text:p>TRUE</text:p>
          </table:table-cell>
          <table:table-cell table:formula="of:=IF(ABS([.N26]-[.O26])&lt;[.$N$3];1;0)" office:value-type="boolean" office:boolean-value="true" calcext:value-type="boolean">
            <text:p>TRUE</text:p>
          </table:table-cell>
          <table:table-cell/>
          <table:table-cell table:formula="of:=IF(ABS([.P26] * [.K26] + (1- [.P26])*[.J26] - [.I26])&lt;[.$N$3];1;0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2.H25]" office:value-type="float" office:value="3.00534" calcext:value-type="float">
            <text:p>3.00534</text:p>
          </table:table-cell>
          <table:table-cell table:formula="of:=[Sheet2.E25]" office:value-type="float" office:value="0.083912" calcext:value-type="float">
            <text:p>0.083912</text:p>
          </table:table-cell>
          <table:table-cell table:formula="of:=[Sheet2.F25]" office:value-type="float" office:value="0.070566" calcext:value-type="float">
            <text:p>0.070566</text:p>
          </table:table-cell>
          <table:table-cell table:formula="of:=[Sheet2.G25]" office:value-type="float" office:value="0.013349" calcext:value-type="float">
            <text:p>0.013349</text:p>
          </table:table-cell>
          <table:table-cell table:formula="of:=[.F27]*[.E27]" office:value-type="float" office:value="0.25218409008" calcext:value-type="float">
            <text:p>0.25218409008</text:p>
          </table:table-cell>
          <table:table-cell table:formula="of:=[.G27]*[.E27]" office:value-type="float" office:value="0.21207482244" calcext:value-type="float">
            <text:p>0.21207482244</text:p>
          </table:table-cell>
          <table:table-cell table:formula="of:=[.H27]*[.E27]" office:value-type="float" office:value="0.04011828366" calcext:value-type="float">
            <text:p>0.04011828366</text:p>
          </table:table-cell>
          <table:table-cell table:formula="of:=[.I27] * [.E27] / (1- [.K27])" office:value-type="float" office:value="0.789575340773104" calcext:value-type="float">
            <text:p>0.789575340773104</text:p>
          </table:table-cell>
          <table:table-cell table:formula="of:=[Sheet2.D25]" office:value-type="float" office:value="0.769237" calcext:value-type="float">
            <text:p>0.769237</text:p>
          </table:table-cell>
          <table:table-cell table:formula="of:=[.I27] * [.E27] / ((1- [.K27])*(1- [.I27]))" office:value-type="float" office:value="1.05584185933885" calcext:value-type="float">
            <text:p>1.05584185933885</text:p>
          </table:table-cell>
          <table:table-cell table:formula="of:=[Sheet2.C25]" office:value-type="float" office:value="1.048083" calcext:value-type="float">
            <text:p>1.048083</text:p>
          </table:table-cell>
          <table:table-cell table:formula="of:=[Sheet2.I25]" office:value-type="float" office:value="0.159054" calcext:value-type="float">
            <text:p>0.159054</text:p>
          </table:table-cell>
          <table:table-cell/>
          <table:table-cell table:formula="of:=IF(ABS([.D27]-[.E27])&lt;[.$N$3];1;0)" office:value-type="boolean" office:boolean-value="true" calcext:value-type="boolean">
            <text:p>TRUE</text:p>
          </table:table-cell>
          <table:table-cell table:formula="of:=IF(ABS([.L27]-[.M27])&lt;[.$N$3];1;0)" office:value-type="boolean" office:boolean-value="true" calcext:value-type="boolean">
            <text:p>TRUE</text:p>
          </table:table-cell>
          <table:table-cell table:formula="of:=IF(ABS([.N27]-[.O27])&lt;[.$N$3];1;0)" office:value-type="boolean" office:boolean-value="true" calcext:value-type="boolean">
            <text:p>TRUE</text:p>
          </table:table-cell>
          <table:table-cell/>
          <table:table-cell table:formula="of:=IF(ABS([.P27] * [.K27] + (1- [.P27])*[.J27] - [.I27])&lt;[.$N$3];1;0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s2q.R9:ss2q.T27 ss2q.V9:ss2q.V27">
            <calcext:condition calcext:apply-style-name="Untitled1" calcext:value="=1" calcext:base-cell-address="ss2q.R9"/>
            <calcext:condition calcext:apply-style-name="Untitled2" calcext:value="=0" calcext:base-cell-address="ss2q.R9"/>
          </calcext:conditional-format>
        </calcext:conditional-formats>
      </table:table>
      <table:table table:name="alls1q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all servers, one queue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all the nodes, and a single queue, and clients are distributed among the servers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alls1q.P9:alls1q.S27">
            <calcext:condition calcext:apply-style-name="Untitled1" calcext:value="=1" calcext:base-cell-address="alls1q.P9"/>
            <calcext:condition calcext:apply-style-name="Untitled2" calcext:value="=0" calcext:base-cell-address="alls1q.P9"/>
          </calcext:conditional-format>
        </calcext:conditional-formats>
      </table:table>
      <table:table table:name="sssq_jsckso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ce5"/>
        <table:table-column table:style-name="co4" table:default-cell-style-name="ce5"/>
        <table:table-column table:style-name="co7" table:default-cell-style-name="ce5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lidation of single servers, single server, two queues</text:p>
          </table:table-cell>
          <table:covered-table-cell/>
          <table:table-cell table:number-columns-repeated="13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Percentage toleranc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rhoPark</text:p>
          </table:table-cell>
          <table:table-cell table:formula="of:=0.45/0.00277" office:value-type="float" office:value="162.454873646209" calcext:value-type="float">
            <text:p>162.45487364620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The servers have two nodes, and a single queue, and clients are distributed among them with preset probabilities</text:p>
          </table:table-cell>
          <table:covered-table-cell table:number-columns-repeated="5"/>
          <table:table-cell table:number-columns-repeated="3"/>
          <table:table-cell office:value-type="string" calcext:value-type="string">
            <text:p>Service times toleranc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string" calcext:value-type="string">
            <text:p>VIP percentage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 lambda</text:p>
          </table:table-cell>
          <table:table-cell table:formula="of:=SUM([.E:.E])" office:value-type="float" office:value="94.937703" calcext:value-type="float">
            <text:p>94.937703</text:p>
          </table:table-cell>
          <table:table-cell table:number-columns-repeated="7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table:number-columns-repeated="2"/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Theoretical</text:p>
          </table:table-cell>
          <table:table-cell table:number-columns-repeated="2"/>
          <table:table-cell table:number-columns-repeated="4" table:style-name="Default" office:value-type="string" calcext:value-type="string">
            <text:p>Check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/>
          <table:table-cell office:value-type="string" calcext:value-type="string">
            <text:p>names</text:p>
          </table:table-cell>
          <table:table-cell office:value-type="string" calcext:value-type="string">
            <text:p>probabilities</text:p>
          </table:table-cell>
          <table:table-cell table:number-columns-repeated="2" office:value-type="string" calcext:value-type="string">
            <text:p>service times</text:p>
          </table:table-cell>
          <table:table-cell office:value-type="string" calcext:value-type="string">
            <text:p>Evaluated lambdas</text:p>
          </table:table-cell>
          <table:table-cell/>
          <table:table-cell office:value-type="string" calcext:value-type="string">
            <text:p>lambda percentages</text:p>
          </table:table-cell>
          <table:table-cell table:number-columns-repeated="2" office:value-type="string" calcext:value-type="string">
            <text:p>Queue time VIP</text:p>
          </table:table-cell>
          <table:table-cell table:number-columns-repeated="2" office:value-type="string" calcext:value-type="string">
            <text:p>Queue time Normal</text:p>
          </table:table-cell>
          <table:table-cell office:value-type="string" calcext:value-type="string">
            <text:p>rho_lmbas</text:p>
          </table:table-cell>
          <table:table-cell table:number-columns-repeated="2"/>
          <table:table-cell table:style-name="Default" office:value-type="string" calcext:value-type="string">
            <text:p>Service times</text:p>
          </table:table-cell>
          <table:table-cell table:style-name="Default" office:value-type="string" calcext:value-type="string">
            <text:p>Queue Time VIP</text:p>
          </table:table-cell>
          <table:table-cell table:style-name="Default" office:value-type="string" calcext:value-type="string">
            <text:p>Queue Time normal</text:p>
          </table:table-cell>
          <table:table-cell table:style-name="Default" office:value-type="string" calcext:value-type="string">
            <text:p>lambda percent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.972064" calcext:value-type="float">
            <text:p>4.972064</text:p>
          </table:table-cell>
          <table:table-cell office:value-type="float" office:value="0.106434" calcext:value-type="float">
            <text:p>0.106434</text:p>
          </table:table-cell>
          <table:table-cell/>
          <table:table-cell table:formula="of:=[.F9]/[.$H$6]" office:value-type="float" office:value="0.00112109306036191" calcext:value-type="float">
            <text:p>0.00112109306036191</text:p>
          </table:table-cell>
          <table:table-cell/>
          <table:table-cell office:value-type="float" office:value="0.201225" calcext:value-type="float">
            <text:p>0.201225</text:p>
          </table:table-cell>
          <table:table-cell/>
          <table:table-cell office:value-type="float" office:value="0.26503" calcext:value-type="float">
            <text:p>0.26503</text:p>
          </table:table-cell>
          <table:table-cell table:formula="of:=[.$N$2]*[.C9]" office:value-type="float" office:value="8.6101083032491" calcext:value-type="float">
            <text:p>8.6101083032491</text:p>
          </table:table-cell>
          <table:table-cell table:number-columns-repeated="2"/>
          <table:table-cell table:formula="of:=IF(ABS([.D9]-[.E9])&lt;[.$K$3];1;0)" office:value-type="boolean" office:boolean-value="true" calcext:value-type="boolean">
            <text:p>TRUE</text:p>
          </table:table-cell>
          <table:table-cell table:formula="of:=IF(ABS([.I9]-[.J9])&lt;[.$K$3];1;0)" office:value-type="boolean" office:boolean-value="false" calcext:value-type="boolean">
            <text:p>FALSE</text:p>
          </table:table-cell>
          <table:table-cell table:formula="of:=IF(ABS([.K9]-[.L9])&lt;[.$K$3];1;0)" office:value-type="boolean" office:boolean-value="false" calcext:value-type="boolean">
            <text:p>FALSE</text:p>
          </table:table-cell>
          <table:table-cell table:formula="of:=IF(ABS([.C9]-[.F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1.998326" calcext:value-type="float">
            <text:p>1.998326</text:p>
          </table:table-cell>
          <table:table-cell office:value-type="float" office:value="0.042446" calcext:value-type="float">
            <text:p>0.042446</text:p>
          </table:table-cell>
          <table:table-cell/>
          <table:table-cell table:formula="of:=[.F10]/[.$H$6]" office:value-type="float" office:value="0.000447093184885672" calcext:value-type="float">
            <text:p>0.000447093184885672</text:p>
          </table:table-cell>
          <table:table-cell/>
          <table:table-cell office:value-type="float" office:value="0.002634" calcext:value-type="float">
            <text:p>0.002634</text:p>
          </table:table-cell>
          <table:table-cell/>
          <table:table-cell office:value-type="float" office:value="0.002614" calcext:value-type="float">
            <text:p>0.002614</text:p>
          </table:table-cell>
          <table:table-cell table:formula="of:=[.$N$2]*[.C10]" office:value-type="float" office:value="3.4115523465704" calcext:value-type="float">
            <text:p>3.4115523465704</text:p>
          </table:table-cell>
          <table:table-cell table:number-columns-repeated="2"/>
          <table:table-cell table:formula="of:=IF(ABS([.D10]-[.E10])&lt;[.$K$3];1;0)" office:value-type="boolean" office:boolean-value="true" calcext:value-type="boolean">
            <text:p>TRUE</text:p>
          </table:table-cell>
          <table:table-cell table:formula="of:=IF(ABS([.I10]-[.J10])&lt;[.$K$3];1;0)" office:value-type="boolean" office:boolean-value="true" calcext:value-type="boolean">
            <text:p>TRUE</text:p>
          </table:table-cell>
          <table:table-cell table:formula="of:=IF(ABS([.K10]-[.L10])&lt;[.$K$3];1;0)" office:value-type="boolean" office:boolean-value="true" calcext:value-type="boolean">
            <text:p>TRUE</text:p>
          </table:table-cell>
          <table:table-cell table:formula="of:=IF(ABS([.C10]-[.F1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9.968988" calcext:value-type="float">
            <text:p>9.968988</text:p>
          </table:table-cell>
          <table:table-cell office:value-type="float" office:value="0.203509" calcext:value-type="float">
            <text:p>0.203509</text:p>
          </table:table-cell>
          <table:table-cell/>
          <table:table-cell table:formula="of:=[.F11]/[.$H$6]" office:value-type="float" office:value="0.00214360568635203" calcext:value-type="float">
            <text:p>0.00214360568635203</text:p>
          </table:table-cell>
          <table:table-cell/>
          <table:table-cell office:value-type="float" office:value="5.310738" calcext:value-type="float">
            <text:p>5.310738</text:p>
          </table:table-cell>
          <table:table-cell/>
          <table:table-cell office:value-type="float" office:value="2694.739402" calcext:value-type="float">
            <text:p>2694.739402</text:p>
          </table:table-cell>
          <table:table-cell table:formula="of:=[.$N$2]*[.C11]" office:value-type="float" office:value="16.5703971119134" calcext:value-type="float">
            <text:p>16.5703971119134</text:p>
          </table:table-cell>
          <table:table-cell table:number-columns-repeated="2"/>
          <table:table-cell table:formula="of:=IF(ABS([.D11]-[.E11])&lt;[.$K$3];1;0)" office:value-type="boolean" office:boolean-value="true" calcext:value-type="boolean">
            <text:p>TRUE</text:p>
          </table:table-cell>
          <table:table-cell table:formula="of:=IF(ABS([.I11]-[.J11])&lt;[.$K$3];1;0)" office:value-type="boolean" office:boolean-value="false" calcext:value-type="boolean">
            <text:p>FALSE</text:p>
          </table:table-cell>
          <table:table-cell table:formula="of:=IF(ABS([.K11]-[.L11])&lt;[.$K$3];1;0)" office:value-type="boolean" office:boolean-value="false" calcext:value-type="boolean">
            <text:p>FALSE</text:p>
          </table:table-cell>
          <table:table-cell table:formula="of:=IF(ABS([.C11]-[.F1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5.011091" calcext:value-type="float">
            <text:p>5.011091</text:p>
          </table:table-cell>
          <table:table-cell office:value-type="float" office:value="0.104293" calcext:value-type="float">
            <text:p>0.104293</text:p>
          </table:table-cell>
          <table:table-cell/>
          <table:table-cell table:formula="of:=[.F12]/[.$H$6]" office:value-type="float" office:value="0.0010985414298469" calcext:value-type="float">
            <text:p>0.0010985414298469</text:p>
          </table:table-cell>
          <table:table-cell/>
          <table:table-cell office:value-type="float" office:value="0.207777" calcext:value-type="float">
            <text:p>0.207777</text:p>
          </table:table-cell>
          <table:table-cell/>
          <table:table-cell office:value-type="float" office:value="0.271714" calcext:value-type="float">
            <text:p>0.271714</text:p>
          </table:table-cell>
          <table:table-cell table:formula="of:=[.$N$2]*[.C12]" office:value-type="float" office:value="8.44765342960289" calcext:value-type="float">
            <text:p>8.44765342960289</text:p>
          </table:table-cell>
          <table:table-cell table:number-columns-repeated="2"/>
          <table:table-cell table:formula="of:=IF(ABS([.D12]-[.E12])&lt;[.$K$3];1;0)" office:value-type="boolean" office:boolean-value="true" calcext:value-type="boolean">
            <text:p>TRUE</text:p>
          </table:table-cell>
          <table:table-cell table:formula="of:=IF(ABS([.I12]-[.J12])&lt;[.$K$3];1;0)" office:value-type="boolean" office:boolean-value="false" calcext:value-type="boolean">
            <text:p>FALSE</text:p>
          </table:table-cell>
          <table:table-cell table:formula="of:=IF(ABS([.K12]-[.L12])&lt;[.$K$3];1;0)" office:value-type="boolean" office:boolean-value="false" calcext:value-type="boolean">
            <text:p>FALSE</text:p>
          </table:table-cell>
          <table:table-cell table:formula="of:=IF(ABS([.C12]-[.F1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9.947176" calcext:value-type="float">
            <text:p>9.947176</text:p>
          </table:table-cell>
          <table:table-cell office:value-type="float" office:value="0.212442" calcext:value-type="float">
            <text:p>0.212442</text:p>
          </table:table-cell>
          <table:table-cell/>
          <table:table-cell table:formula="of:=[.F13]/[.$H$6]" office:value-type="float" office:value="0.00223769896771149" calcext:value-type="float">
            <text:p>0.00223769896771149</text:p>
          </table:table-cell>
          <table:table-cell/>
          <table:table-cell office:value-type="float" office:value="5.438163" calcext:value-type="float">
            <text:p>5.438163</text:p>
          </table:table-cell>
          <table:table-cell/>
          <table:table-cell office:value-type="float" office:value="8030.29751" calcext:value-type="float">
            <text:p>8030.29751</text:p>
          </table:table-cell>
          <table:table-cell table:formula="of:=[.$N$2]*[.C13]" office:value-type="float" office:value="17.2202166064982" calcext:value-type="float">
            <text:p>17.2202166064982</text:p>
          </table:table-cell>
          <table:table-cell table:number-columns-repeated="2"/>
          <table:table-cell table:formula="of:=IF(ABS([.D13]-[.E13])&lt;[.$K$3];1;0)" office:value-type="boolean" office:boolean-value="true" calcext:value-type="boolean">
            <text:p>TRUE</text:p>
          </table:table-cell>
          <table:table-cell table:formula="of:=IF(ABS([.I13]-[.J13])&lt;[.$K$3];1;0)" office:value-type="boolean" office:boolean-value="false" calcext:value-type="boolean">
            <text:p>FALSE</text:p>
          </table:table-cell>
          <table:table-cell table:formula="of:=IF(ABS([.K13]-[.L13])&lt;[.$K$3];1;0)" office:value-type="boolean" office:boolean-value="false" calcext:value-type="boolean">
            <text:p>FALSE</text:p>
          </table:table-cell>
          <table:table-cell table:formula="of:=IF(ABS([.C13]-[.F1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82637" calcext:value-type="float">
            <text:p>1.982637</text:p>
          </table:table-cell>
          <table:table-cell office:value-type="float" office:value="0.039185" calcext:value-type="float">
            <text:p>0.039185</text:p>
          </table:table-cell>
          <table:table-cell/>
          <table:table-cell table:formula="of:=[.F14]/[.$H$6]" office:value-type="float" office:value="0.000412744344572988" calcext:value-type="float">
            <text:p>0.000412744344572988</text:p>
          </table:table-cell>
          <table:table-cell/>
          <table:table-cell office:value-type="float" office:value="0.002899" calcext:value-type="float">
            <text:p>0.002899</text:p>
          </table:table-cell>
          <table:table-cell/>
          <table:table-cell office:value-type="float" office:value="0.001053" calcext:value-type="float">
            <text:p>0.001053</text:p>
          </table:table-cell>
          <table:table-cell table:formula="of:=[.$N$2]*[.C14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14]-[.E14])&lt;[.$K$3];1;0)" office:value-type="boolean" office:boolean-value="true" calcext:value-type="boolean">
            <text:p>TRUE</text:p>
          </table:table-cell>
          <table:table-cell table:formula="of:=IF(ABS([.I14]-[.J14])&lt;[.$K$3];1;0)" office:value-type="boolean" office:boolean-value="true" calcext:value-type="boolean">
            <text:p>TRUE</text:p>
          </table:table-cell>
          <table:table-cell table:formula="of:=IF(ABS([.K14]-[.L14])&lt;[.$K$3];1;0)" office:value-type="boolean" office:boolean-value="true" calcext:value-type="boolean">
            <text:p>TRUE</text:p>
          </table:table-cell>
          <table:table-cell table:formula="of:=IF(ABS([.C14]-[.F1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69261" calcext:value-type="float">
            <text:p>2.969261</text:p>
          </table:table-cell>
          <table:table-cell office:value-type="float" office:value="0.062882" calcext:value-type="float">
            <text:p>0.062882</text:p>
          </table:table-cell>
          <table:table-cell/>
          <table:table-cell table:formula="of:=[.F15]/[.$H$6]" office:value-type="float" office:value="0.000662350130801037" calcext:value-type="float">
            <text:p>0.000662350130801037</text:p>
          </table:table-cell>
          <table:table-cell/>
          <table:table-cell office:value-type="float" office:value="0.01515" calcext:value-type="float">
            <text:p>0.01515</text:p>
          </table:table-cell>
          <table:table-cell/>
          <table:table-cell office:value-type="float" office:value="0.018471" calcext:value-type="float">
            <text:p>0.018471</text:p>
          </table:table-cell>
          <table:table-cell table:formula="of:=[.$N$2]*[.C15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5]-[.E15])&lt;[.$K$3];1;0)" office:value-type="boolean" office:boolean-value="true" calcext:value-type="boolean">
            <text:p>TRUE</text:p>
          </table:table-cell>
          <table:table-cell table:formula="of:=IF(ABS([.I15]-[.J15])&lt;[.$K$3];1;0)" office:value-type="boolean" office:boolean-value="true" calcext:value-type="boolean">
            <text:p>TRUE</text:p>
          </table:table-cell>
          <table:table-cell table:formula="of:=IF(ABS([.K15]-[.L15])&lt;[.$K$3];1;0)" office:value-type="boolean" office:boolean-value="true" calcext:value-type="boolean">
            <text:p>TRUE</text:p>
          </table:table-cell>
          <table:table-cell table:formula="of:=IF(ABS([.C15]-[.F15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2.993983" calcext:value-type="float">
            <text:p>2.993983</text:p>
          </table:table-cell>
          <table:table-cell office:value-type="float" office:value="0.062433" calcext:value-type="float">
            <text:p>0.062433</text:p>
          </table:table-cell>
          <table:table-cell/>
          <table:table-cell table:formula="of:=[.F16]/[.$H$6]" office:value-type="float" office:value="0.000657620713658935" calcext:value-type="float">
            <text:p>0.000657620713658935</text:p>
          </table:table-cell>
          <table:table-cell/>
          <table:table-cell office:value-type="float" office:value="0.015913" calcext:value-type="float">
            <text:p>0.015913</text:p>
          </table:table-cell>
          <table:table-cell/>
          <table:table-cell office:value-type="float" office:value="0.020012" calcext:value-type="float">
            <text:p>0.020012</text:p>
          </table:table-cell>
          <table:table-cell table:formula="of:=[.$N$2]*[.C16]" office:value-type="float" office:value="5.03610108303249" calcext:value-type="float">
            <text:p>5.03610108303249</text:p>
          </table:table-cell>
          <table:table-cell table:number-columns-repeated="2"/>
          <table:table-cell table:formula="of:=IF(ABS([.D16]-[.E16])&lt;[.$K$3];1;0)" office:value-type="boolean" office:boolean-value="true" calcext:value-type="boolean">
            <text:p>TRUE</text:p>
          </table:table-cell>
          <table:table-cell table:formula="of:=IF(ABS([.I16]-[.J16])&lt;[.$K$3];1;0)" office:value-type="boolean" office:boolean-value="true" calcext:value-type="boolean">
            <text:p>TRUE</text:p>
          </table:table-cell>
          <table:table-cell table:formula="of:=IF(ABS([.K16]-[.L16])&lt;[.$K$3];1;0)" office:value-type="boolean" office:boolean-value="true" calcext:value-type="boolean">
            <text:p>TRUE</text:p>
          </table:table-cell>
          <table:table-cell table:formula="of:=IF(ABS([.C16]-[.F1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7.078373" calcext:value-type="float">
            <text:p>7.078373</text:p>
          </table:table-cell>
          <table:table-cell office:value-type="float" office:value="0.139517" calcext:value-type="float">
            <text:p>0.139517</text:p>
          </table:table-cell>
          <table:table-cell/>
          <table:table-cell table:formula="of:=[.F17]/[.$H$6]" office:value-type="float" office:value="0.00146956367798366" calcext:value-type="float">
            <text:p>0.00146956367798366</text:p>
          </table:table-cell>
          <table:table-cell/>
          <table:table-cell office:value-type="float" office:value="0.865093" calcext:value-type="float">
            <text:p>0.865093</text:p>
          </table:table-cell>
          <table:table-cell/>
          <table:table-cell office:value-type="float" office:value="1.617058" calcext:value-type="float">
            <text:p>1.617058</text:p>
          </table:table-cell>
          <table:table-cell table:formula="of:=[.$N$2]*[.C17]" office:value-type="float" office:value="11.2093862815884" calcext:value-type="float">
            <text:p>11.2093862815884</text:p>
          </table:table-cell>
          <table:table-cell table:number-columns-repeated="2"/>
          <table:table-cell table:formula="of:=IF(ABS([.D17]-[.E17])&lt;[.$K$3];1;0)" office:value-type="boolean" office:boolean-value="true" calcext:value-type="boolean">
            <text:p>TRUE</text:p>
          </table:table-cell>
          <table:table-cell table:formula="of:=IF(ABS([.I17]-[.J17])&lt;[.$K$3];1;0)" office:value-type="boolean" office:boolean-value="false" calcext:value-type="boolean">
            <text:p>FALSE</text:p>
          </table:table-cell>
          <table:table-cell table:formula="of:=IF(ABS([.K17]-[.L17])&lt;[.$K$3];1;0)" office:value-type="boolean" office:boolean-value="false" calcext:value-type="boolean">
            <text:p>FALSE</text:p>
          </table:table-cell>
          <table:table-cell table:formula="of:=IF(ABS([.C17]-[.F17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36341" calcext:value-type="float">
            <text:p>3.036341</text:p>
          </table:table-cell>
          <table:table-cell office:value-type="float" office:value="0.06063" calcext:value-type="float">
            <text:p>0.06063</text:p>
          </table:table-cell>
          <table:table-cell/>
          <table:table-cell table:formula="of:=[.F18]/[.$H$6]" office:value-type="float" office:value="0.000638629312529291" calcext:value-type="float">
            <text:p>0.000638629312529291</text:p>
          </table:table-cell>
          <table:table-cell/>
          <table:table-cell office:value-type="float" office:value="0.017912" calcext:value-type="float">
            <text:p>0.017912</text:p>
          </table:table-cell>
          <table:table-cell/>
          <table:table-cell office:value-type="float" office:value="0.014747" calcext:value-type="float">
            <text:p>0.014747</text:p>
          </table:table-cell>
          <table:table-cell table:formula="of:=[.$N$2]*[.C18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18]-[.E18])&lt;[.$K$3];1;0)" office:value-type="boolean" office:boolean-value="true" calcext:value-type="boolean">
            <text:p>TRUE</text:p>
          </table:table-cell>
          <table:table-cell table:formula="of:=IF(ABS([.I18]-[.J18])&lt;[.$K$3];1;0)" office:value-type="boolean" office:boolean-value="true" calcext:value-type="boolean">
            <text:p>TRUE</text:p>
          </table:table-cell>
          <table:table-cell table:formula="of:=IF(ABS([.K18]-[.L18])&lt;[.$K$3];1;0)" office:value-type="boolean" office:boolean-value="true" calcext:value-type="boolean">
            <text:p>TRUE</text:p>
          </table:table-cell>
          <table:table-cell table:formula="of:=IF(ABS([.C18]-[.F18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6.998642" calcext:value-type="float">
            <text:p>6.998642</text:p>
          </table:table-cell>
          <table:table-cell office:value-type="float" office:value="0.140493" calcext:value-type="float">
            <text:p>0.140493</text:p>
          </table:table-cell>
          <table:table-cell/>
          <table:table-cell table:formula="of:=[.F19]/[.$H$6]" office:value-type="float" office:value="0.00147984410366448" calcext:value-type="float">
            <text:p>0.00147984410366448</text:p>
          </table:table-cell>
          <table:table-cell/>
          <table:table-cell office:value-type="float" office:value="0.899446" calcext:value-type="float">
            <text:p>0.899446</text:p>
          </table:table-cell>
          <table:table-cell/>
          <table:table-cell office:value-type="float" office:value="1.710148" calcext:value-type="float">
            <text:p>1.710148</text:p>
          </table:table-cell>
          <table:table-cell table:formula="of:=[.$N$2]*[.C19]" office:value-type="float" office:value="11.5342960288809" calcext:value-type="float">
            <text:p>11.5342960288809</text:p>
          </table:table-cell>
          <table:table-cell table:number-columns-repeated="2"/>
          <table:table-cell table:formula="of:=IF(ABS([.D19]-[.E19])&lt;[.$K$3];1;0)" office:value-type="boolean" office:boolean-value="true" calcext:value-type="boolean">
            <text:p>TRUE</text:p>
          </table:table-cell>
          <table:table-cell table:formula="of:=IF(ABS([.I19]-[.J19])&lt;[.$K$3];1;0)" office:value-type="boolean" office:boolean-value="false" calcext:value-type="boolean">
            <text:p>FALSE</text:p>
          </table:table-cell>
          <table:table-cell table:formula="of:=IF(ABS([.K19]-[.L19])&lt;[.$K$3];1;0)" office:value-type="boolean" office:boolean-value="false" calcext:value-type="boolean">
            <text:p>FALSE</text:p>
          </table:table-cell>
          <table:table-cell table:formula="of:=IF(ABS([.C19]-[.F19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3.000982" calcext:value-type="float">
            <text:p>3.000982</text:p>
          </table:table-cell>
          <table:table-cell office:value-type="float" office:value="0.060736" calcext:value-type="float">
            <text:p>0.060736</text:p>
          </table:table-cell>
          <table:table-cell/>
          <table:table-cell table:formula="of:=[.F20]/[.$H$6]" office:value-type="float" office:value="0.000639745834170856" calcext:value-type="float">
            <text:p>0.000639745834170856</text:p>
          </table:table-cell>
          <table:table-cell/>
          <table:table-cell office:value-type="float" office:value="0.013991" calcext:value-type="float">
            <text:p>0.013991</text:p>
          </table:table-cell>
          <table:table-cell/>
          <table:table-cell office:value-type="float" office:value="0.014307" calcext:value-type="float">
            <text:p>0.014307</text:p>
          </table:table-cell>
          <table:table-cell table:formula="of:=[.$N$2]*[.C20]" office:value-type="float" office:value="4.87364620938628" calcext:value-type="float">
            <text:p>4.87364620938628</text:p>
          </table:table-cell>
          <table:table-cell table:number-columns-repeated="2"/>
          <table:table-cell table:formula="of:=IF(ABS([.D20]-[.E20])&lt;[.$K$3];1;0)" office:value-type="boolean" office:boolean-value="true" calcext:value-type="boolean">
            <text:p>TRUE</text:p>
          </table:table-cell>
          <table:table-cell table:formula="of:=IF(ABS([.I20]-[.J20])&lt;[.$K$3];1;0)" office:value-type="boolean" office:boolean-value="true" calcext:value-type="boolean">
            <text:p>TRUE</text:p>
          </table:table-cell>
          <table:table-cell table:formula="of:=IF(ABS([.K20]-[.L20])&lt;[.$K$3];1;0)" office:value-type="boolean" office:boolean-value="true" calcext:value-type="boolean">
            <text:p>TRUE</text:p>
          </table:table-cell>
          <table:table-cell table:formula="of:=IF(ABS([.C20]-[.F20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5.006754" calcext:value-type="float">
            <text:p>5.006754</text:p>
          </table:table-cell>
          <table:table-cell office:value-type="float" office:value="0.096307" calcext:value-type="float">
            <text:p>0.096307</text:p>
          </table:table-cell>
          <table:table-cell/>
          <table:table-cell table:formula="of:=[.F21]/[.$H$6]" office:value-type="float" office:value="0.00101442311070029" calcext:value-type="float">
            <text:p>0.00101442311070029</text:p>
          </table:table-cell>
          <table:table-cell/>
          <table:table-cell office:value-type="float" office:value="0.170414" calcext:value-type="float">
            <text:p>0.170414</text:p>
          </table:table-cell>
          <table:table-cell/>
          <table:table-cell office:value-type="float" office:value="0.225062" calcext:value-type="float">
            <text:p>0.225062</text:p>
          </table:table-cell>
          <table:table-cell table:formula="of:=[.$N$2]*[.C21]" office:value-type="float" office:value="7.79783393501805" calcext:value-type="float">
            <text:p>7.79783393501805</text:p>
          </table:table-cell>
          <table:table-cell table:number-columns-repeated="2"/>
          <table:table-cell table:formula="of:=IF(ABS([.D21]-[.E21])&lt;[.$K$3];1;0)" office:value-type="boolean" office:boolean-value="true" calcext:value-type="boolean">
            <text:p>TRUE</text:p>
          </table:table-cell>
          <table:table-cell table:formula="of:=IF(ABS([.I21]-[.J21])&lt;[.$K$3];1;0)" office:value-type="boolean" office:boolean-value="false" calcext:value-type="boolean">
            <text:p>FALSE</text:p>
          </table:table-cell>
          <table:table-cell table:formula="of:=IF(ABS([.K21]-[.L21])&lt;[.$K$3];1;0)" office:value-type="boolean" office:boolean-value="false" calcext:value-type="boolean">
            <text:p>FALSE</text:p>
          </table:table-cell>
          <table:table-cell table:formula="of:=IF(ABS([.C21]-[.F21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001204" calcext:value-type="float">
            <text:p>2.001204</text:p>
          </table:table-cell>
          <table:table-cell office:value-type="float" office:value="0.039905" calcext:value-type="float">
            <text:p>0.039905</text:p>
          </table:table-cell>
          <table:table-cell/>
          <table:table-cell table:formula="of:=[.F22]/[.$H$6]" office:value-type="float" office:value="0.000420328265157205" calcext:value-type="float">
            <text:p>0.000420328265157205</text:p>
          </table:table-cell>
          <table:table-cell/>
          <table:table-cell office:value-type="float" office:value="0.001944" calcext:value-type="float">
            <text:p>0.001944</text:p>
          </table:table-cell>
          <table:table-cell/>
          <table:table-cell office:value-type="float" office:value="0.001924" calcext:value-type="float">
            <text:p>0.001924</text:p>
          </table:table-cell>
          <table:table-cell table:formula="of:=[.$N$2]*[.C22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2]-[.E22])&lt;[.$K$3];1;0)" office:value-type="boolean" office:boolean-value="true" calcext:value-type="boolean">
            <text:p>TRUE</text:p>
          </table:table-cell>
          <table:table-cell table:formula="of:=IF(ABS([.I22]-[.J22])&lt;[.$K$3];1;0)" office:value-type="boolean" office:boolean-value="true" calcext:value-type="boolean">
            <text:p>TRUE</text:p>
          </table:table-cell>
          <table:table-cell table:formula="of:=IF(ABS([.K22]-[.L22])&lt;[.$K$3];1;0)" office:value-type="boolean" office:boolean-value="true" calcext:value-type="boolean">
            <text:p>TRUE</text:p>
          </table:table-cell>
          <table:table-cell table:formula="of:=IF(ABS([.C22]-[.F22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3.984331" calcext:value-type="float">
            <text:p>3.984331</text:p>
          </table:table-cell>
          <table:table-cell office:value-type="float" office:value="0.077132" calcext:value-type="float">
            <text:p>0.077132</text:p>
          </table:table-cell>
          <table:table-cell/>
          <table:table-cell table:formula="of:=[.F23]/[.$H$6]" office:value-type="float" office:value="0.000812448559030336" calcext:value-type="float">
            <text:p>0.000812448559030336</text:p>
          </table:table-cell>
          <table:table-cell/>
          <table:table-cell office:value-type="float" office:value="0.047764" calcext:value-type="float">
            <text:p>0.047764</text:p>
          </table:table-cell>
          <table:table-cell/>
          <table:table-cell office:value-type="float" office:value="0.061022" calcext:value-type="float">
            <text:p>0.061022</text:p>
          </table:table-cell>
          <table:table-cell table:formula="of:=[.$N$2]*[.C23]" office:value-type="float" office:value="6.33574007220217" calcext:value-type="float">
            <text:p>6.33574007220217</text:p>
          </table:table-cell>
          <table:table-cell table:number-columns-repeated="2"/>
          <table:table-cell table:formula="of:=IF(ABS([.D23]-[.E23])&lt;[.$K$3];1;0)" office:value-type="boolean" office:boolean-value="true" calcext:value-type="boolean">
            <text:p>TRUE</text:p>
          </table:table-cell>
          <table:table-cell table:formula="of:=IF(ABS([.I23]-[.J23])&lt;[.$K$3];1;0)" office:value-type="boolean" office:boolean-value="true" calcext:value-type="boolean">
            <text:p>TRUE</text:p>
          </table:table-cell>
          <table:table-cell table:formula="of:=IF(ABS([.K23]-[.L23])&lt;[.$K$3];1;0)" office:value-type="boolean" office:boolean-value="true" calcext:value-type="boolean">
            <text:p>TRUE</text:p>
          </table:table-cell>
          <table:table-cell table:formula="of:=IF(ABS([.C23]-[.F23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0.147" calcext:value-type="float">
            <text:p>0.147</text:p>
          </table:table-cell>
          <table:table-cell office:value-type="float" office:value="15" calcext:value-type="float">
            <text:p>15</text:p>
          </table:table-cell>
          <table:table-cell office:value-type="float" office:value="14.979309" calcext:value-type="float">
            <text:p>14.979309</text:p>
          </table:table-cell>
          <table:table-cell office:value-type="float" office:value="0.292934" calcext:value-type="float">
            <text:p>0.292934</text:p>
          </table:table-cell>
          <table:table-cell/>
          <table:table-cell table:formula="of:=[.F24]/[.$H$6]" office:value-type="float" office:value="0.00308553915613484" calcext:value-type="float">
            <text:p>0.00308553915613484</text:p>
          </table:table-cell>
          <table:table-cell/>
          <table:table-cell office:value-type="float" office:value="40.598771" calcext:value-type="float">
            <text:p>40.598771</text:p>
          </table:table-cell>
          <table:table-cell/>
          <table:table-cell office:value-type="float" office:value="251745.484649" calcext:value-type="float">
            <text:p>251745.484649</text:p>
          </table:table-cell>
          <table:table-cell table:formula="of:=[.$N$2]*[.C24]" office:value-type="float" office:value="23.8808664259928" calcext:value-type="float">
            <text:p>23.8808664259928</text:p>
          </table:table-cell>
          <table:table-cell table:number-columns-repeated="2"/>
          <table:table-cell table:formula="of:=IF(ABS([.D24]-[.E24])&lt;[.$K$3];1;0)" office:value-type="boolean" office:boolean-value="true" calcext:value-type="boolean">
            <text:p>TRUE</text:p>
          </table:table-cell>
          <table:table-cell table:formula="of:=IF(ABS([.I24]-[.J24])&lt;[.$K$3];1;0)" office:value-type="boolean" office:boolean-value="false" calcext:value-type="boolean">
            <text:p>FALSE</text:p>
          </table:table-cell>
          <table:table-cell table:formula="of:=IF(ABS([.K24]-[.L24])&lt;[.$K$3];1;0)" office:value-type="boolean" office:boolean-value="false" calcext:value-type="boolean">
            <text:p>FALSE</text:p>
          </table:table-cell>
          <table:table-cell table:formula="of:=IF(ABS([.C24]-[.F24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3.990729" calcext:value-type="float">
            <text:p>3.990729</text:p>
          </table:table-cell>
          <table:table-cell office:value-type="float" office:value="0.019728" calcext:value-type="float">
            <text:p>0.019728</text:p>
          </table:table-cell>
          <table:table-cell/>
          <table:table-cell table:formula="of:=[.F25]/[.$H$6]" office:value-type="float" office:value="0.000207799424007552" calcext:value-type="float">
            <text:p>0.000207799424007552</text:p>
          </table:table-cell>
          <table:table-cell/>
          <table:table-cell office:value-type="float" office:value="0.004529" calcext:value-type="float">
            <text:p>0.004529</text:p>
          </table:table-cell>
          <table:table-cell/>
          <table:table-cell office:value-type="float" office:value="0.006312" calcext:value-type="float">
            <text:p>0.006312</text:p>
          </table:table-cell>
          <table:table-cell table:formula="of:=[.$N$2]*[.C25]" office:value-type="float" office:value="1.62454873646209" calcext:value-type="float">
            <text:p>1.62454873646209</text:p>
          </table:table-cell>
          <table:table-cell table:number-columns-repeated="2"/>
          <table:table-cell table:formula="of:=IF(ABS([.D25]-[.E25])&lt;[.$K$3];1;0)" office:value-type="boolean" office:boolean-value="true" calcext:value-type="boolean">
            <text:p>TRUE</text:p>
          </table:table-cell>
          <table:table-cell table:formula="of:=IF(ABS([.I25]-[.J25])&lt;[.$K$3];1;0)" office:value-type="boolean" office:boolean-value="true" calcext:value-type="boolean">
            <text:p>TRUE</text:p>
          </table:table-cell>
          <table:table-cell table:formula="of:=IF(ABS([.K25]-[.L25])&lt;[.$K$3];1;0)" office:value-type="boolean" office:boolean-value="true" calcext:value-type="boolean">
            <text:p>TRUE</text:p>
          </table:table-cell>
          <table:table-cell table:formula="of:=IF(ABS([.C25]-[.F25])&lt;[.$K$2];1;0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996877" calcext:value-type="float">
            <text:p>1.996877</text:p>
          </table:table-cell>
          <table:table-cell office:value-type="float" office:value="0.040161" calcext:value-type="float">
            <text:p>0.040161</text:p>
          </table:table-cell>
          <table:table-cell/>
          <table:table-cell table:formula="of:=[.F26]/[.$H$6]" office:value-type="float" office:value="0.000423024770253816" calcext:value-type="float">
            <text:p>0.000423024770253816</text:p>
          </table:table-cell>
          <table:table-cell/>
          <table:table-cell office:value-type="float" office:value="0.003478" calcext:value-type="float">
            <text:p>0.003478</text:p>
          </table:table-cell>
          <table:table-cell/>
          <table:table-cell office:value-type="float" office:value="0.003331" calcext:value-type="float">
            <text:p>0.003331</text:p>
          </table:table-cell>
          <table:table-cell table:formula="of:=[.$N$2]*[.C26]" office:value-type="float" office:value="3.24909747292419" calcext:value-type="float">
            <text:p>3.24909747292419</text:p>
          </table:table-cell>
          <table:table-cell table:number-columns-repeated="2"/>
          <table:table-cell table:formula="of:=IF(ABS([.D26]-[.E26])&lt;[.$K$3];1;0)" office:value-type="boolean" office:boolean-value="true" calcext:value-type="boolean">
            <text:p>TRUE</text:p>
          </table:table-cell>
          <table:table-cell table:formula="of:=IF(ABS([.I26]-[.J26])&lt;[.$K$3];1;0)" office:value-type="boolean" office:boolean-value="true" calcext:value-type="boolean">
            <text:p>TRUE</text:p>
          </table:table-cell>
          <table:table-cell table:formula="of:=IF(ABS([.K26]-[.L26])&lt;[.$K$3];1;0)" office:value-type="boolean" office:boolean-value="true" calcext:value-type="boolean">
            <text:p>TRUE</text:p>
          </table:table-cell>
          <table:table-cell table:formula="of:=IF(ABS([.C26]-[.F26])&lt;[.$K$2];1;0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3.020635" calcext:value-type="float">
            <text:p>3.020635</text:p>
          </table:table-cell>
          <table:table-cell office:value-type="float" office:value="0.05736" calcext:value-type="float">
            <text:p>0.05736</text:p>
          </table:table-cell>
          <table:table-cell/>
          <table:table-cell table:formula="of:=[.F27]/[.$H$6]" office:value-type="float" office:value="0.000604185673209304" calcext:value-type="float">
            <text:p>0.000604185673209304</text:p>
          </table:table-cell>
          <table:table-cell/>
          <table:table-cell office:value-type="float" office:value="0.013455" calcext:value-type="float">
            <text:p>0.013455</text:p>
          </table:table-cell>
          <table:table-cell/>
          <table:table-cell office:value-type="float" office:value="0.016506" calcext:value-type="float">
            <text:p>0.016506</text:p>
          </table:table-cell>
          <table:table-cell table:formula="of:=[.$N$2]*[.C27]" office:value-type="float" office:value="4.71119133574007" calcext:value-type="float">
            <text:p>4.71119133574007</text:p>
          </table:table-cell>
          <table:table-cell table:number-columns-repeated="2"/>
          <table:table-cell table:formula="of:=IF(ABS([.D27]-[.E27])&lt;[.$K$3];1;0)" office:value-type="boolean" office:boolean-value="true" calcext:value-type="boolean">
            <text:p>TRUE</text:p>
          </table:table-cell>
          <table:table-cell table:formula="of:=IF(ABS([.I27]-[.J27])&lt;[.$K$3];1;0)" office:value-type="boolean" office:boolean-value="true" calcext:value-type="boolean">
            <text:p>TRUE</text:p>
          </table:table-cell>
          <table:table-cell table:formula="of:=IF(ABS([.K27]-[.L27])&lt;[.$K$3];1;0)" office:value-type="boolean" office:boolean-value="true" calcext:value-type="boolean">
            <text:p>TRUE</text:p>
          </table:table-cell>
          <table:table-cell table:formula="of:=IF(ABS([.C27]-[.F27])&lt;[.$K$2];1;0)" office:value-type="boolean" office:boolean-value="false" calcext:value-type="boolean">
            <text:p>FALSE</text:p>
          </table:table-cell>
          <table:table-cell/>
        </table:table-row>
        <calcext:conditional-formats>
          <calcext:conditional-format calcext:target-range-address="sssq_jsckson.P9:sssq_jsckson.S27">
            <calcext:condition calcext:apply-style-name="Untitled1" calcext:value="=1" calcext:base-cell-address="sssq_jsckson.P9"/>
            <calcext:condition calcext:apply-style-name="Untitled2" calcext:value="=0" calcext:base-cell-address="sssq_jsckson.P9"/>
          </calcext:conditional-format>
        </calcext:conditional-formats>
      </table:table>
      <table:table table:name="Sheet2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579" table:default-cell-style-name="Default"/>
        <table:table-row table:style-name="ro1" table:number-rows-repeated="5">
          <table:table-cell table:number-columns-repeated="587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2"/>
          <table:table-cell office:value-type="string" calcext:value-type="string">
            <text:p>The Royal Reception Hall</text:p>
          </table:table-cell>
          <table:table-cell office:value-type="float" office:value="0.053" calcext:value-type="float">
            <text:p>0.05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Royal Reception Hall</text:p>
          </table:table-cell>
          <table:table-cell office:value-type="float" office:value="3.817208" calcext:value-type="float">
            <text:p>3.817208</text:p>
          </table:table-cell>
          <table:table-cell office:value-type="float" office:value="2.173683" calcext:value-type="float">
            <text:p>2.173683</text:p>
          </table:table-cell>
          <table:table-cell office:value-type="float" office:value="0.084105" calcext:value-type="float">
            <text:p>0.084105</text:p>
          </table:table-cell>
          <table:table-cell office:value-type="float" office:value="0.070693" calcext:value-type="float">
            <text:p>0.070693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5.000342" calcext:value-type="float">
            <text:p>5.000342</text:p>
          </table:table-cell>
          <table:table-cell office:value-type="float" office:value="0.159465" calcext:value-type="float">
            <text:p>0.159465</text:p>
          </table:table-cell>
          <table:table-cell table:number-columns-repeated="3"/>
          <table:table-cell office:value-type="string" calcext:value-type="string">
            <text:p><text:s/>Toy Soldier Parachute Drop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oy Soldier Parachute Drop</text:p>
          </table:table-cell>
          <table:table-cell office:value-type="float" office:value="0.412743" calcext:value-type="float">
            <text:p>0.412743</text:p>
          </table:table-cell>
          <table:table-cell office:value-type="float" office:value="0.331765" calcext:value-type="float">
            <text:p>0.331765</text:p>
          </table:table-cell>
          <table:table-cell office:value-type="float" office:value="0.084041" calcext:value-type="float">
            <text:p>0.084041</text:p>
          </table:table-cell>
          <table:table-cell office:value-type="float" office:value="0.070708" calcext:value-type="float">
            <text:p>0.070708</text:p>
          </table:table-cell>
          <table:table-cell office:value-type="float" office:value="0.013336" calcext:value-type="float">
            <text:p>0.013336</text:p>
          </table:table-cell>
          <table:table-cell office:value-type="float" office:value="2.002329" calcext:value-type="float">
            <text:p>2.002329</text:p>
          </table:table-cell>
          <table:table-cell office:value-type="float" office:value="0.158654" calcext:value-type="float">
            <text:p>0.158654</text:p>
          </table:table-cell>
          <table:table-cell table:number-columns-repeated="3"/>
          <table:table-cell office:value-type="string" calcext:value-type="string">
            <text:p><text:s/>Duffy And Friends Play House</text:p>
          </table:table-cell>
          <table:table-cell office:value-type="float" office:value="0.102" calcext:value-type="float">
            <text:p>0.1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ffy And Friends Play House</text:p>
          </table:table-cell>
          <table:table-cell office:value-type="float" office:value="44.749626" calcext:value-type="float">
            <text:p>44.749626</text:p>
          </table:table-cell>
          <table:table-cell office:value-type="float" office:value="9.482242" calcext:value-type="float">
            <text:p>9.482242</text:p>
          </table:table-cell>
          <table:table-cell office:value-type="float" office:value="0.083913" calcext:value-type="float">
            <text:p>0.083913</text:p>
          </table:table-cell>
          <table:table-cell office:value-type="float" office:value="0.070592" calcext:value-type="float">
            <text:p>0.070592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10.00207" calcext:value-type="float">
            <text:p>10.00207</text:p>
          </table:table-cell>
          <table:table-cell office:value-type="float" office:value="0.15875" calcext:value-type="float">
            <text:p>0.15875</text:p>
          </table:table-cell>
          <table:table-cell table:number-columns-repeated="3"/>
          <table:table-cell office:value-type="string" calcext:value-type="string">
            <text:p><text:s/>RC Racer</text:p>
          </table:table-cell>
          <table:table-cell office:value-type="float" office:value="0.052" calcext:value-type="float">
            <text:p>0.05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C Racer</text:p>
          </table:table-cell>
          <table:table-cell office:value-type="float" office:value="3.754327" calcext:value-type="float">
            <text:p>3.754327</text:p>
          </table:table-cell>
          <table:table-cell office:value-type="float" office:value="2.168649" calcext:value-type="float">
            <text:p>2.168649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.994414" calcext:value-type="float">
            <text:p>4.994414</text:p>
          </table:table-cell>
          <table:table-cell office:value-type="float" office:value="0.158618" calcext:value-type="float">
            <text:p>0.158618</text:p>
          </table:table-cell>
          <table:table-cell table:number-columns-repeated="3"/>
          <table:table-cell office:value-type="string" calcext:value-type="string">
            <text:p><text:s/>Iron Man Tech Showcase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Tech Showcase</text:p>
          </table:table-cell>
          <table:table-cell office:value-type="float" office:value="45.022949" calcext:value-type="float">
            <text:p>45.022949</text:p>
          </table:table-cell>
          <table:table-cell office:value-type="float" office:value="9.469364" calcext:value-type="float">
            <text:p>9.469364</text:p>
          </table:table-cell>
          <table:table-cell office:value-type="float" office:value="0.083972" calcext:value-type="float">
            <text:p>0.083972</text:p>
          </table:table-cell>
          <table:table-cell office:value-type="float" office:value="0.070624" calcext:value-type="float">
            <text:p>0.070624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9.999977" calcext:value-type="float">
            <text:p>9.999977</text:p>
          </table:table-cell>
          <table:table-cell office:value-type="float" office:value="0.158951" calcext:value-type="float">
            <text:p>0.158951</text:p>
          </table:table-cell>
          <table:table-cell table:number-columns-repeated="3"/>
          <table:table-cell office:value-type="string" calcext:value-type="string">
            <text:p><text:s/>Slinky Dog Spi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Slinky Dog Spin</text:p>
          </table:table-cell>
          <table:table-cell office:value-type="float" office:value="0.40842" calcext:value-type="float">
            <text:p>0.40842</text:p>
          </table:table-cell>
          <table:table-cell office:value-type="float" office:value="0.336326" calcext:value-type="float">
            <text:p>0.336326</text:p>
          </table:table-cell>
          <table:table-cell office:value-type="float" office:value="0.083996" calcext:value-type="float">
            <text:p>0.083996</text:p>
          </table:table-cell>
          <table:table-cell office:value-type="float" office:value="0.070638" calcext:value-type="float">
            <text:p>0.070638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2.0012" calcext:value-type="float">
            <text:p>2.0012</text:p>
          </table:table-cell>
          <table:table-cell office:value-type="float" office:value="0.15903" calcext:value-type="float">
            <text:p>0.15903</text:p>
          </table:table-cell>
          <table:table-cell table:number-columns-repeated="3"/>
          <table:table-cell office:value-type="string" calcext:value-type="string">
            <text:p><text:s/>Big Grizzly Mountain Runaway Mine Cars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Big Grizzly Mountain Runaway Mine Cars</text:p>
          </table:table-cell>
          <table:table-cell office:value-type="float" office:value="1.040582" calcext:value-type="float">
            <text:p>1.040582</text:p>
          </table:table-cell>
          <table:table-cell office:value-type="float" office:value="0.763273" calcext:value-type="float">
            <text:p>0.763273</text:p>
          </table:table-cell>
          <table:table-cell office:value-type="float" office:value="0.084114" calcext:value-type="float">
            <text:p>0.084114</text:p>
          </table:table-cell>
          <table:table-cell office:value-type="float" office:value="0.070776" calcext:value-type="float">
            <text:p>0.070776</text:p>
          </table:table-cell>
          <table:table-cell office:value-type="float" office:value="0.013341" calcext:value-type="float">
            <text:p>0.013341</text:p>
          </table:table-cell>
          <table:table-cell office:value-type="float" office:value="3.003459" calcext:value-type="float">
            <text:p>3.003459</text:p>
          </table:table-cell>
          <table:table-cell office:value-type="float" office:value="0.158573" calcext:value-type="float">
            <text:p>0.158573</text:p>
          </table:table-cell>
          <table:table-cell table:number-columns-repeated="3"/>
          <table:table-cell office:value-type="string" calcext:value-type="string">
            <text:p><text:s/>Dumbo The Flying Elephant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Dumbo The Flying Elephant</text:p>
          </table:table-cell>
          <table:table-cell office:value-type="float" office:value="1.04943" calcext:value-type="float">
            <text:p>1.04943</text:p>
          </table:table-cell>
          <table:table-cell office:value-type="float" office:value="0.774529" calcext:value-type="float">
            <text:p>0.774529</text:p>
          </table:table-cell>
          <table:table-cell office:value-type="float" office:value="0.084026" calcext:value-type="float">
            <text:p>0.084026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3348" calcext:value-type="float">
            <text:p>0.013348</text:p>
          </table:table-cell>
          <table:table-cell office:value-type="float" office:value="3.005527" calcext:value-type="float">
            <text:p>3.005527</text:p>
          </table:table-cell>
          <table:table-cell office:value-type="float" office:value="0.158823" calcext:value-type="float">
            <text:p>0.158823</text:p>
          </table:table-cell>
          <table:table-cell table:number-columns-repeated="3"/>
          <table:table-cell office:value-type="string" calcext:value-type="string">
            <text:p><text:s/>Jungle River Cruise</text:p>
          </table:table-cell>
          <table:table-cell office:value-type="float" office:value="0.069" calcext:value-type="float">
            <text:p>0.0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Jungle River Cruise</text:p>
          </table:table-cell>
          <table:table-cell office:value-type="float" office:value="10.445991" calcext:value-type="float">
            <text:p>10.445991</text:p>
          </table:table-cell>
          <table:table-cell office:value-type="float" office:value="4.386025" calcext:value-type="float">
            <text:p>4.386025</text:p>
          </table:table-cell>
          <table:table-cell office:value-type="float" office:value="0.084158" calcext:value-type="float">
            <text:p>0.084158</text:p>
          </table:table-cell>
          <table:table-cell office:value-type="float" office:value="0.070793" calcext:value-type="float">
            <text:p>0.070793</text:p>
          </table:table-cell>
          <table:table-cell office:value-type="float" office:value="0.013368" calcext:value-type="float">
            <text:p>0.013368</text:p>
          </table:table-cell>
          <table:table-cell office:value-type="float" office:value="7.010133" calcext:value-type="float">
            <text:p>7.010133</text:p>
          </table:table-cell>
          <table:table-cell office:value-type="float" office:value="0.15881" calcext:value-type="float">
            <text:p>0.15881</text:p>
          </table:table-cell>
          <table:table-cell table:number-columns-repeated="3"/>
          <table:table-cell office:value-type="string" calcext:value-type="string">
            <text:p><text:s/>The Many Adventures of Winnie the Pooh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The Many Adventures of Winnie the Pooh</text:p>
          </table:table-cell>
          <table:table-cell office:value-type="float" office:value="1.042255" calcext:value-type="float">
            <text:p>1.042255</text:p>
          </table:table-cell>
          <table:table-cell office:value-type="float" office:value="0.763264" calcext:value-type="float">
            <text:p>0.763264</text:p>
          </table:table-cell>
          <table:table-cell office:value-type="float" office:value="0.083901" calcext:value-type="float">
            <text:p>0.083901</text:p>
          </table:table-cell>
          <table:table-cell office:value-type="float" office:value="0.070531" calcext:value-type="float">
            <text:p>0.070531</text:p>
          </table:table-cell>
          <table:table-cell office:value-type="float" office:value="0.013372" calcext:value-type="float">
            <text:p>0.013372</text:p>
          </table:table-cell>
          <table:table-cell office:value-type="float" office:value="2.998702" calcext:value-type="float">
            <text:p>2.998702</text:p>
          </table:table-cell>
          <table:table-cell office:value-type="float" office:value="0.159356" calcext:value-type="float">
            <text:p>0.159356</text:p>
          </table:table-cell>
          <table:table-cell table:number-columns-repeated="3"/>
          <table:table-cell office:value-type="string" calcext:value-type="string">
            <text:p><text:s/>Mystic Manor</text:p>
          </table:table-cell>
          <table:table-cell office:value-type="float" office:value="0.071" calcext:value-type="float">
            <text:p>0.07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ystic Manor</text:p>
          </table:table-cell>
          <table:table-cell office:value-type="float" office:value="10.568555" calcext:value-type="float">
            <text:p>10.568555</text:p>
          </table:table-cell>
          <table:table-cell office:value-type="float" office:value="4.406272" calcext:value-type="float">
            <text:p>4.406272</text:p>
          </table:table-cell>
          <table:table-cell office:value-type="float" office:value="0.083893" calcext:value-type="float">
            <text:p>0.083893</text:p>
          </table:table-cell>
          <table:table-cell office:value-type="float" office:value="0.070592" calcext:value-type="float">
            <text:p>0.070592</text:p>
          </table:table-cell>
          <table:table-cell office:value-type="float" office:value="0.013303" calcext:value-type="float">
            <text:p>0.013303</text:p>
          </table:table-cell>
          <table:table-cell office:value-type="float" office:value="7.013827" calcext:value-type="float">
            <text:p>7.013827</text:p>
          </table:table-cell>
          <table:table-cell office:value-type="float" office:value="0.158541" calcext:value-type="float">
            <text:p>0.158541</text:p>
          </table:table-cell>
          <table:table-cell table:number-columns-repeated="3"/>
          <table:table-cell office:value-type="string" calcext:value-type="string">
            <text:p><text:s/>Hyperspace Mountain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Hyperspace Mountain</text:p>
          </table:table-cell>
          <table:table-cell office:value-type="float" office:value="1.035381" calcext:value-type="float">
            <text:p>1.035381</text:p>
          </table:table-cell>
          <table:table-cell office:value-type="float" office:value="0.756571" calcext:value-type="float">
            <text:p>0.756571</text:p>
          </table:table-cell>
          <table:table-cell office:value-type="float" office:value="0.083907" calcext:value-type="float">
            <text:p>0.083907</text:p>
          </table:table-cell>
          <table:table-cell office:value-type="float" office:value="0.070618" calcext:value-type="float">
            <text:p>0.070618</text:p>
          </table:table-cell>
          <table:table-cell office:value-type="float" office:value="0.013291" calcext:value-type="float">
            <text:p>0.013291</text:p>
          </table:table-cell>
          <table:table-cell office:value-type="float" office:value="2.999942" calcext:value-type="float">
            <text:p>2.999942</text:p>
          </table:table-cell>
          <table:table-cell office:value-type="float" office:value="0.158371" calcext:value-type="float">
            <text:p>0.158371</text:p>
          </table:table-cell>
          <table:table-cell table:number-columns-repeated="3"/>
          <table:table-cell office:value-type="string" calcext:value-type="string">
            <text:p><text:s/>Iron Man Experience</text:p>
          </table:table-cell>
          <table:table-cell office:value-type="float" office:value="0.048" calcext:value-type="float">
            <text:p>0.0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ron Man Experience</text:p>
          </table:table-cell>
          <table:table-cell office:value-type="float" office:value="3.80585" calcext:value-type="float">
            <text:p>3.80585</text:p>
          </table:table-cell>
          <table:table-cell office:value-type="float" office:value="2.16491" calcext:value-type="float">
            <text:p>2.16491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070684" calcext:value-type="float">
            <text:p>0.070684</text:p>
          </table:table-cell>
          <table:table-cell office:value-type="float" office:value="0.013366" calcext:value-type="float">
            <text:p>0.013366</text:p>
          </table:table-cell>
          <table:table-cell office:value-type="float" office:value="5.000782" calcext:value-type="float">
            <text:p>5.000782</text:p>
          </table:table-cell>
          <table:table-cell office:value-type="float" office:value="0.159009" calcext:value-type="float">
            <text:p>0.159009</text:p>
          </table:table-cell>
          <table:table-cell table:number-columns-repeated="3"/>
          <table:table-cell office:value-type="string" calcext:value-type="string">
            <text:p><text:s/>Orbitron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Orbitron</text:p>
          </table:table-cell>
          <table:table-cell office:value-type="float" office:value="0.411157" calcext:value-type="float">
            <text:p>0.411157</text:p>
          </table:table-cell>
          <table:table-cell office:value-type="float" office:value="0.330356" calcext:value-type="float">
            <text:p>0.330356</text:p>
          </table:table-cell>
          <table:table-cell office:value-type="float" office:value="0.083986" calcext:value-type="float">
            <text:p>0.083986</text:p>
          </table:table-cell>
          <table:table-cell office:value-type="float" office:value="0.070665" calcext:value-type="float">
            <text:p>0.070665</text:p>
          </table:table-cell>
          <table:table-cell office:value-type="float" office:value="0.013323" calcext:value-type="float">
            <text:p>0.013323</text:p>
          </table:table-cell>
          <table:table-cell office:value-type="float" office:value="2.000063" calcext:value-type="float">
            <text:p>2.000063</text:p>
          </table:table-cell>
          <table:table-cell office:value-type="float" office:value="0.158607" calcext:value-type="float">
            <text:p>0.158607</text:p>
          </table:table-cell>
          <table:table-cell table:number-columns-repeated="3"/>
          <table:table-cell office:value-type="string" calcext:value-type="string">
            <text:p><text:s/>Rafts To Tarzan's Treehouse</text:p>
          </table:table-cell>
          <table:table-cell office:value-type="float" office:value="0.039" calcext:value-type="float">
            <text:p>0.0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Rafts To Tarzan's Treehouse</text:p>
          </table:table-cell>
          <table:table-cell office:value-type="float" office:value="2.108641" calcext:value-type="float">
            <text:p>2.108641</text:p>
          </table:table-cell>
          <table:table-cell office:value-type="float" office:value="1.364778" calcext:value-type="float">
            <text:p>1.364778</text:p>
          </table:table-cell>
          <table:table-cell office:value-type="float" office:value="0.084026" calcext:value-type="float">
            <text:p>0.084026</text:p>
          </table:table-cell>
          <table:table-cell office:value-type="float" office:value="0.070637" calcext:value-type="float">
            <text:p>0.070637</text:p>
          </table:table-cell>
          <table:table-cell office:value-type="float" office:value="0.013392" calcext:value-type="float">
            <text:p>0.013392</text:p>
          </table:table-cell>
          <table:table-cell office:value-type="float" office:value="4.004942" calcext:value-type="float">
            <text:p>4.004942</text:p>
          </table:table-cell>
          <table:table-cell office:value-type="float" office:value="0.15935" calcext:value-type="float">
            <text:p>0.15935</text:p>
          </table:table-cell>
          <table:table-cell table:number-columns-repeated="3"/>
          <table:table-cell office:value-type="string" calcext:value-type="string">
            <text:p><text:s/>It's a Small World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It's a Small World</text:p>
          </table:table-cell>
          <table:table-cell office:value-type="float" office:value="26.989962" calcext:value-type="float">
            <text:p>26.989962</text:p>
          </table:table-cell>
          <table:table-cell office:value-type="float" office:value="7.538429" calcext:value-type="float">
            <text:p>7.538429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0621" calcext:value-type="float">
            <text:p>0.070621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8.992729" calcext:value-type="float">
            <text:p>8.992729</text:p>
          </table:table-cell>
          <table:table-cell office:value-type="float" office:value="0.158477" calcext:value-type="float">
            <text:p>0.158477</text:p>
          </table:table-cell>
          <table:table-cell table:number-columns-repeated="3"/>
          <table:table-cell office:value-type="string" calcext:value-type="string">
            <text:p><text:s/>Ant-Man and The Wasp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Ant-Man and The Wasp</text:p>
          </table:table-cell>
          <table:table-cell office:value-type="float" office:value="2.099853" calcext:value-type="float">
            <text:p>2.099853</text:p>
          </table:table-cell>
          <table:table-cell office:value-type="float" office:value="1.36436" calcext:value-type="float">
            <text:p>1.36436</text:p>
          </table:table-cell>
          <table:table-cell office:value-type="float" office:value="0.083882" calcext:value-type="float">
            <text:p>0.083882</text:p>
          </table:table-cell>
          <table:table-cell office:value-type="float" office:value="0.070578" calcext:value-type="float">
            <text:p>0.070578</text:p>
          </table:table-cell>
          <table:table-cell office:value-type="float" office:value="0.013307" calcext:value-type="float">
            <text:p>0.013307</text:p>
          </table:table-cell>
          <table:table-cell office:value-type="float" office:value="4.004006" calcext:value-type="float">
            <text:p>4.004006</text:p>
          </table:table-cell>
          <table:table-cell office:value-type="float" office:value="0.158607" calcext:value-type="float">
            <text:p>0.158607</text:p>
          </table:table-cell>
          <table:table-cell table:number-columns-repeated="3"/>
          <table:table-cell office:value-type="string" calcext:value-type="string">
            <text:p><text:s/>Mad Hatter Tea Cups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Mad Hatter Tea Cups</text:p>
          </table:table-cell>
          <table:table-cell office:value-type="float" office:value="0.413052" calcext:value-type="float">
            <text:p>0.413052</text:p>
          </table:table-cell>
          <table:table-cell office:value-type="float" office:value="0.336205" calcext:value-type="float">
            <text:p>0.336205</text:p>
          </table:table-cell>
          <table:table-cell office:value-type="float" office:value="0.083977" calcext:value-type="float">
            <text:p>0.083977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.013345" calcext:value-type="float">
            <text:p>0.013345</text:p>
          </table:table-cell>
          <table:table-cell office:value-type="float" office:value="2.000596" calcext:value-type="float">
            <text:p>2.000596</text:p>
          </table:table-cell>
          <table:table-cell office:value-type="float" office:value="0.158883" calcext:value-type="float">
            <text:p>0.158883</text:p>
          </table:table-cell>
          <table:table-cell table:number-columns-repeated="3"/>
          <table:table-cell office:value-type="string" calcext:value-type="string">
            <text:p><text:s/>Cinderella Carousen</text:p>
          </table:table-cell>
          <table:table-cell office:value-type="float" office:value="0.029" calcext:value-type="float">
            <text:p>0.02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71"/>
        </table:table-row>
        <table:table-row table:style-name="ro1">
          <table:table-cell/>
          <table:table-cell office:value-type="string" calcext:value-type="string">
            <text:p>Cinderella Carousel</text:p>
          </table:table-cell>
          <table:table-cell office:value-type="float" office:value="1.048083" calcext:value-type="float">
            <text:p>1.048083</text:p>
          </table:table-cell>
          <table:table-cell office:value-type="float" office:value="0.769237" calcext:value-type="float">
            <text:p>0.769237</text:p>
          </table:table-cell>
          <table:table-cell office:value-type="float" office:value="0.083912" calcext:value-type="float">
            <text:p>0.083912</text:p>
          </table:table-cell>
          <table:table-cell office:value-type="float" office:value="0.070566" calcext:value-type="float">
            <text:p>0.070566</text:p>
          </table:table-cell>
          <table:table-cell office:value-type="float" office:value="0.013349" calcext:value-type="float">
            <text:p>0.013349</text:p>
          </table:table-cell>
          <table:table-cell office:value-type="float" office:value="3.00534" calcext:value-type="float">
            <text:p>3.00534</text:p>
          </table:table-cell>
          <table:table-cell office:value-type="float" office:value="0.159054" calcext:value-type="float">
            <text:p>0.159054</text:p>
          </table:table-cell>
          <table:table-cell table:number-columns-repeated="578"/>
        </table:table-row>
        <table:table-row table:style-name="ro1" table:number-rows-repeated="17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Normal Queue Time</text:p>
          </table:table-cell>
          <table:table-cell office:value-type="string" calcext:value-type="string">
            <text:p><text:s/>VIP Queue Ti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Lambda Normal</text:p>
          </table:table-cell>
          <table:table-cell office:value-type="string" calcext:value-type="string">
            <text:p><text:s/>Lambda VIP</text:p>
          </table:table-cell>
          <table:table-cell office:value-type="string" calcext:value-type="string">
            <text:p><text:s/>Service Time 0</text:p>
          </table:table-cell>
          <table:table-cell office:value-type="string" calcext:value-type="string">
            <text:p><text:s/>Service Time 1</text:p>
          </table:table-cell>
          <table:table-cell office:value-type="string" calcext:value-type="string">
            <text:p><text:s/>VIP percent</text:p>
          </table:table-cell>
          <table:table-cell table:number-columns-repeated="574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12815" calcext:value-type="float">
            <text:p>1.812815</text:p>
          </table:table-cell>
          <table:table-cell office:value-type="string" calcext:value-type="string">
            <text:p><text:s text:c="3"/>-nan</text:p>
          </table:table-cell>
          <table:table-cell office:value-type="float" office:value="4.961535" calcext:value-type="float">
            <text:p>4.961535</text:p>
          </table:table-cell>
          <table:table-cell office:value-type="float" office:value="4.998661" calcext:value-type="float">
            <text:p>4.998661</text:p>
          </table:table-cell>
          <table:table-cell office:value-type="float" office:value="4.992529" calcext:value-type="float">
            <text:p>4.992529</text:p>
          </table:table-cell>
          <table:table-cell office:value-type="float" office:value="5.058493" calcext:value-type="float">
            <text:p>5.058493</text:p>
          </table:table-cell>
          <table:table-cell office:value-type="float" office:value="4.841768" calcext:value-type="float">
            <text:p>4.841768</text:p>
          </table:table-cell>
          <table:table-cell office:value-type="float" office:value="5.055549" calcext:value-type="float">
            <text:p>5.055549</text:p>
          </table:table-cell>
          <table:table-cell office:value-type="float" office:value="5.137392" calcext:value-type="float">
            <text:p>5.137392</text:p>
          </table:table-cell>
          <table:table-cell office:value-type="float" office:value="5.043132" calcext:value-type="float">
            <text:p>5.043132</text:p>
          </table:table-cell>
          <table:table-cell office:value-type="float" office:value="4.988404" calcext:value-type="float">
            <text:p>4.988404</text:p>
          </table:table-cell>
          <table:table-cell office:value-type="float" office:value="4.913806" calcext:value-type="float">
            <text:p>4.913806</text:p>
          </table:table-cell>
          <table:table-cell office:value-type="float" office:value="4.884839" calcext:value-type="float">
            <text:p>4.884839</text:p>
          </table:table-cell>
          <table:table-cell office:value-type="float" office:value="4.881622" calcext:value-type="float">
            <text:p>4.881622</text:p>
          </table:table-cell>
          <table:table-cell office:value-type="float" office:value="4.943394" calcext:value-type="float">
            <text:p>4.943394</text:p>
          </table:table-cell>
          <table:table-cell office:value-type="float" office:value="5.046797" calcext:value-type="float">
            <text:p>5.046797</text:p>
          </table:table-cell>
          <table:table-cell office:value-type="float" office:value="4.937387" calcext:value-type="float">
            <text:p>4.937387</text:p>
          </table:table-cell>
          <table:table-cell office:value-type="float" office:value="5.097109" calcext:value-type="float">
            <text:p>5.097109</text:p>
          </table:table-cell>
          <table:table-cell office:value-type="float" office:value="5.242902" calcext:value-type="float">
            <text:p>5.242902</text:p>
          </table:table-cell>
          <table:table-cell office:value-type="float" office:value="5.034698" calcext:value-type="float">
            <text:p>5.034698</text:p>
          </table:table-cell>
          <table:table-cell office:value-type="float" office:value="4.972806" calcext:value-type="float">
            <text:p>4.972806</text:p>
          </table:table-cell>
          <table:table-cell office:value-type="float" office:value="5.257799" calcext:value-type="float">
            <text:p>5.257799</text:p>
          </table:table-cell>
          <table:table-cell office:value-type="float" office:value="4.66728" calcext:value-type="float">
            <text:p>4.66728</text:p>
          </table:table-cell>
          <table:table-cell office:value-type="float" office:value="3.599405" calcext:value-type="float">
            <text:p>3.599405</text:p>
          </table:table-cell>
          <table:table-cell office:value-type="float" office:value="6.032658" calcext:value-type="float">
            <text:p>6.032658</text:p>
          </table:table-cell>
          <table:table-cell office:value-type="float" office:value="10.093885" calcext:value-type="float">
            <text:p>10.093885</text:p>
          </table:table-cell>
          <table:table-cell office:value-type="float" office:value="7.974969" calcext:value-type="float">
            <text:p>7.974969</text:p>
          </table:table-cell>
          <table:table-cell office:value-type="float" office:value="15.683817" calcext:value-type="float">
            <text:p>15.683817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815" calcext:value-type="float">
            <text:p>1.800815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7726" calcext:value-type="float">
            <text:p>1.997726</text:p>
          </table:table-cell>
          <table:table-cell office:value-type="float" office:value="2.034009" calcext:value-type="float">
            <text:p>2.034009</text:p>
          </table:table-cell>
          <table:table-cell office:value-type="float" office:value="2.000386" calcext:value-type="float">
            <text:p>2.000386</text:p>
          </table:table-cell>
          <table:table-cell office:value-type="float" office:value="2.010478" calcext:value-type="float">
            <text:p>2.010478</text:p>
          </table:table-cell>
          <table:table-cell office:value-type="float" office:value="1.968393" calcext:value-type="float">
            <text:p>1.968393</text:p>
          </table:table-cell>
          <table:table-cell office:value-type="float" office:value="2.014909" calcext:value-type="float">
            <text:p>2.014909</text:p>
          </table:table-cell>
          <table:table-cell office:value-type="float" office:value="1.989649" calcext:value-type="float">
            <text:p>1.989649</text:p>
          </table:table-cell>
          <table:table-cell office:value-type="float" office:value="2.112925" calcext:value-type="float">
            <text:p>2.112925</text:p>
          </table:table-cell>
          <table:table-cell office:value-type="float" office:value="2.026998" calcext:value-type="float">
            <text:p>2.026998</text:p>
          </table:table-cell>
          <table:table-cell office:value-type="float" office:value="2.067044" calcext:value-type="float">
            <text:p>2.067044</text:p>
          </table:table-cell>
          <table:table-cell office:value-type="float" office:value="1.718896" calcext:value-type="float">
            <text:p>1.718896</text:p>
          </table:table-cell>
          <table:table-cell office:value-type="float" office:value="1.743935" calcext:value-type="float">
            <text:p>1.743935</text:p>
          </table:table-cell>
          <table:table-cell office:value-type="float" office:value="2.38829" calcext:value-type="float">
            <text:p>2.38829</text:p>
          </table:table-cell>
          <table:table-cell office:value-type="float" office:value="3.88292" calcext:value-type="float">
            <text:p>3.88292</text:p>
          </table:table-cell>
          <table:table-cell office:value-type="float" office:value="1.161121" calcext:value-type="float">
            <text:p>1.1611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40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9461" calcext:value-type="float">
            <text:p>1.799461</text:p>
          </table:table-cell>
          <table:table-cell office:value-type="string" calcext:value-type="string">
            <text:p><text:s text:c="3"/>-nan</text:p>
          </table:table-cell>
          <table:table-cell office:value-type="float" office:value="9.856161" calcext:value-type="float">
            <text:p>9.856161</text:p>
          </table:table-cell>
          <table:table-cell office:value-type="float" office:value="9.982225" calcext:value-type="float">
            <text:p>9.982225</text:p>
          </table:table-cell>
          <table:table-cell office:value-type="float" office:value="9.770555" calcext:value-type="float">
            <text:p>9.770555</text:p>
          </table:table-cell>
          <table:table-cell office:value-type="float" office:value="10.110178" calcext:value-type="float">
            <text:p>10.110178</text:p>
          </table:table-cell>
          <table:table-cell office:value-type="float" office:value="10.17684" calcext:value-type="float">
            <text:p>10.17684</text:p>
          </table:table-cell>
          <table:table-cell office:value-type="float" office:value="9.978469" calcext:value-type="float">
            <text:p>9.978469</text:p>
          </table:table-cell>
          <table:table-cell office:value-type="float" office:value="10.021946" calcext:value-type="float">
            <text:p>10.021946</text:p>
          </table:table-cell>
          <table:table-cell office:value-type="float" office:value="10.01638" calcext:value-type="float">
            <text:p>10.01638</text:p>
          </table:table-cell>
          <table:table-cell office:value-type="float" office:value="10.16323" calcext:value-type="float">
            <text:p>10.16323</text:p>
          </table:table-cell>
          <table:table-cell office:value-type="float" office:value="10.198051" calcext:value-type="float">
            <text:p>10.198051</text:p>
          </table:table-cell>
          <table:table-cell office:value-type="float" office:value="10.232333" calcext:value-type="float">
            <text:p>10.232333</text:p>
          </table:table-cell>
          <table:table-cell office:value-type="float" office:value="9.785065" calcext:value-type="float">
            <text:p>9.785065</text:p>
          </table:table-cell>
          <table:table-cell office:value-type="float" office:value="9.680171" calcext:value-type="float">
            <text:p>9.680171</text:p>
          </table:table-cell>
          <table:table-cell office:value-type="float" office:value="10.104983" calcext:value-type="float">
            <text:p>10.104983</text:p>
          </table:table-cell>
          <table:table-cell office:value-type="float" office:value="9.716167" calcext:value-type="float">
            <text:p>9.716167</text:p>
          </table:table-cell>
          <table:table-cell office:value-type="float" office:value="10.055546" calcext:value-type="float">
            <text:p>10.055546</text:p>
          </table:table-cell>
          <table:table-cell office:value-type="float" office:value="9.672296" calcext:value-type="float">
            <text:p>9.672296</text:p>
          </table:table-cell>
          <table:table-cell office:value-type="float" office:value="9.948089" calcext:value-type="float">
            <text:p>9.948089</text:p>
          </table:table-cell>
          <table:table-cell office:value-type="float" office:value="9.788728" calcext:value-type="float">
            <text:p>9.788728</text:p>
          </table:table-cell>
          <table:table-cell office:value-type="float" office:value="10.398888" calcext:value-type="float">
            <text:p>10.398888</text:p>
          </table:table-cell>
          <table:table-cell office:value-type="float" office:value="10.18809" calcext:value-type="float">
            <text:p>10.18809</text:p>
          </table:table-cell>
          <table:table-cell office:value-type="float" office:value="10.390084" calcext:value-type="float">
            <text:p>10.390084</text:p>
          </table:table-cell>
          <table:table-cell office:value-type="float" office:value="9.75645" calcext:value-type="float">
            <text:p>9.75645</text:p>
          </table:table-cell>
          <table:table-cell office:value-type="float" office:value="10.284379" calcext:value-type="float">
            <text:p>10.284379</text:p>
          </table:table-cell>
          <table:table-cell office:value-type="float" office:value="9.782758" calcext:value-type="float">
            <text:p>9.782758</text:p>
          </table:table-cell>
          <table:table-cell office:value-type="float" office:value="10.118761" calcext:value-type="float">
            <text:p>10.118761</text:p>
          </table:table-cell>
          <table:table-cell office:value-type="float" office:value="10.116279" calcext:value-type="float">
            <text:p>10.116279</text:p>
          </table:table-cell>
          <table:table-cell office:value-type="float" office:value="9.679511" calcext:value-type="float">
            <text:p>9.679511</text:p>
          </table:table-cell>
          <table:table-cell office:value-type="float" office:value="9.619743" calcext:value-type="float">
            <text:p>9.619743</text:p>
          </table:table-cell>
          <table:table-cell office:value-type="float" office:value="9.936244" calcext:value-type="float">
            <text:p>9.936244</text:p>
          </table:table-cell>
          <table:table-cell office:value-type="float" office:value="12.617994" calcext:value-type="float">
            <text:p>12.617994</text:p>
          </table:table-cell>
          <table:table-cell office:value-type="float" office:value="9.17384" calcext:value-type="float">
            <text:p>9.17384</text:p>
          </table:table-cell>
          <table:table-cell office:value-type="float" office:value="8.316192" calcext:value-type="float">
            <text:p>8.316192</text:p>
          </table:table-cell>
          <table:table-cell office:value-type="float" office:value="7.459884" calcext:value-type="float">
            <text:p>7.459884</text:p>
          </table:table-cell>
          <table:table-cell office:value-type="float" office:value="8.197073" calcext:value-type="float">
            <text:p>8.197073</text:p>
          </table:table-cell>
          <table:table-cell office:value-type="float" office:value="12.347397" calcext:value-type="float">
            <text:p>12.347397</text:p>
          </table:table-cell>
          <table:table-cell office:value-type="float" office:value="14.797439" calcext:value-type="float">
            <text:p>14.797439</text:p>
          </table:table-cell>
          <table:table-cell office:value-type="float" office:value="2.021199" calcext:value-type="float">
            <text:p>2.021199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0.000721" calcext:value-type="float">
            <text:p>0.000721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094" calcext:value-type="float">
            <text:p>1.798094</text:p>
          </table:table-cell>
          <table:table-cell office:value-type="string" calcext:value-type="string">
            <text:p><text:s text:c="3"/>-nan</text:p>
          </table:table-cell>
          <table:table-cell office:value-type="float" office:value="5.016741" calcext:value-type="float">
            <text:p>5.016741</text:p>
          </table:table-cell>
          <table:table-cell office:value-type="float" office:value="4.988788" calcext:value-type="float">
            <text:p>4.988788</text:p>
          </table:table-cell>
          <table:table-cell office:value-type="float" office:value="4.966583" calcext:value-type="float">
            <text:p>4.966583</text:p>
          </table:table-cell>
          <table:table-cell office:value-type="float" office:value="4.943844" calcext:value-type="float">
            <text:p>4.943844</text:p>
          </table:table-cell>
          <table:table-cell office:value-type="float" office:value="4.97167" calcext:value-type="float">
            <text:p>4.97167</text:p>
          </table:table-cell>
          <table:table-cell office:value-type="float" office:value="4.926076" calcext:value-type="float">
            <text:p>4.926076</text:p>
          </table:table-cell>
          <table:table-cell office:value-type="float" office:value="5.025936" calcext:value-type="float">
            <text:p>5.025936</text:p>
          </table:table-cell>
          <table:table-cell office:value-type="float" office:value="5.161395" calcext:value-type="float">
            <text:p>5.161395</text:p>
          </table:table-cell>
          <table:table-cell office:value-type="float" office:value="5.104994" calcext:value-type="float">
            <text:p>5.104994</text:p>
          </table:table-cell>
          <table:table-cell office:value-type="float" office:value="5.009221" calcext:value-type="float">
            <text:p>5.009221</text:p>
          </table:table-cell>
          <table:table-cell office:value-type="float" office:value="5.150233" calcext:value-type="float">
            <text:p>5.150233</text:p>
          </table:table-cell>
          <table:table-cell office:value-type="float" office:value="5.009404" calcext:value-type="float">
            <text:p>5.009404</text:p>
          </table:table-cell>
          <table:table-cell office:value-type="float" office:value="5.085243" calcext:value-type="float">
            <text:p>5.085243</text:p>
          </table:table-cell>
          <table:table-cell office:value-type="float" office:value="5.017505" calcext:value-type="float">
            <text:p>5.017505</text:p>
          </table:table-cell>
          <table:table-cell office:value-type="float" office:value="5.069899" calcext:value-type="float">
            <text:p>5.069899</text:p>
          </table:table-cell>
          <table:table-cell office:value-type="float" office:value="4.880927" calcext:value-type="float">
            <text:p>4.880927</text:p>
          </table:table-cell>
          <table:table-cell office:value-type="float" office:value="5.093894" calcext:value-type="float">
            <text:p>5.093894</text:p>
          </table:table-cell>
          <table:table-cell office:value-type="float" office:value="5.14496" calcext:value-type="float">
            <text:p>5.14496</text:p>
          </table:table-cell>
          <table:table-cell office:value-type="float" office:value="5.137144" calcext:value-type="float">
            <text:p>5.137144</text:p>
          </table:table-cell>
          <table:table-cell office:value-type="float" office:value="4.727697" calcext:value-type="float">
            <text:p>4.727697</text:p>
          </table:table-cell>
          <table:table-cell office:value-type="float" office:value="0" calcext:value-type="float">
            <text:p>0</text:p>
          </table:table-cell>
          <table:table-cell table:number-columns-repeated="556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7847" calcext:value-type="float">
            <text:p>1.807847</text:p>
          </table:table-cell>
          <table:table-cell office:value-type="string" calcext:value-type="string">
            <text:p><text:s text:c="3"/>-nan</text:p>
          </table:table-cell>
          <table:table-cell office:value-type="float" office:value="10.023725" calcext:value-type="float">
            <text:p>10.023725</text:p>
          </table:table-cell>
          <table:table-cell office:value-type="float" office:value="10.184418" calcext:value-type="float">
            <text:p>10.184418</text:p>
          </table:table-cell>
          <table:table-cell office:value-type="float" office:value="9.897312" calcext:value-type="float">
            <text:p>9.897312</text:p>
          </table:table-cell>
          <table:table-cell office:value-type="float" office:value="10.035566" calcext:value-type="float">
            <text:p>10.035566</text:p>
          </table:table-cell>
          <table:table-cell office:value-type="float" office:value="9.935801" calcext:value-type="float">
            <text:p>9.935801</text:p>
          </table:table-cell>
          <table:table-cell office:value-type="float" office:value="10.133021" calcext:value-type="float">
            <text:p>10.133021</text:p>
          </table:table-cell>
          <table:table-cell office:value-type="float" office:value="9.842678" calcext:value-type="float">
            <text:p>9.842678</text:p>
          </table:table-cell>
          <table:table-cell office:value-type="float" office:value="10.000366" calcext:value-type="float">
            <text:p>10.000366</text:p>
          </table:table-cell>
          <table:table-cell office:value-type="float" office:value="9.827849" calcext:value-type="float">
            <text:p>9.827849</text:p>
          </table:table-cell>
          <table:table-cell office:value-type="float" office:value="10.15127" calcext:value-type="float">
            <text:p>10.15127</text:p>
          </table:table-cell>
          <table:table-cell office:value-type="float" office:value="9.948045" calcext:value-type="float">
            <text:p>9.948045</text:p>
          </table:table-cell>
          <table:table-cell office:value-type="float" office:value="10.063148" calcext:value-type="float">
            <text:p>10.063148</text:p>
          </table:table-cell>
          <table:table-cell office:value-type="float" office:value="9.9823" calcext:value-type="float">
            <text:p>9.9823</text:p>
          </table:table-cell>
          <table:table-cell office:value-type="float" office:value="10.101998" calcext:value-type="float">
            <text:p>10.101998</text:p>
          </table:table-cell>
          <table:table-cell office:value-type="float" office:value="9.829467" calcext:value-type="float">
            <text:p>9.829467</text:p>
          </table:table-cell>
          <table:table-cell office:value-type="float" office:value="10.044521" calcext:value-type="float">
            <text:p>10.044521</text:p>
          </table:table-cell>
          <table:table-cell office:value-type="float" office:value="10.535335" calcext:value-type="float">
            <text:p>10.535335</text:p>
          </table:table-cell>
          <table:table-cell office:value-type="float" office:value="9.775777" calcext:value-type="float">
            <text:p>9.775777</text:p>
          </table:table-cell>
          <table:table-cell office:value-type="float" office:value="9.869663" calcext:value-type="float">
            <text:p>9.869663</text:p>
          </table:table-cell>
          <table:table-cell office:value-type="float" office:value="10.083509" calcext:value-type="float">
            <text:p>10.083509</text:p>
          </table:table-cell>
          <table:table-cell office:value-type="float" office:value="9.972241" calcext:value-type="float">
            <text:p>9.972241</text:p>
          </table:table-cell>
          <table:table-cell office:value-type="float" office:value="9.687147" calcext:value-type="float">
            <text:p>9.687147</text:p>
          </table:table-cell>
          <table:table-cell office:value-type="float" office:value="10.548618" calcext:value-type="float">
            <text:p>10.548618</text:p>
          </table:table-cell>
          <table:table-cell office:value-type="float" office:value="10.135903" calcext:value-type="float">
            <text:p>10.135903</text:p>
          </table:table-cell>
          <table:table-cell office:value-type="float" office:value="10.183411" calcext:value-type="float">
            <text:p>10.183411</text:p>
          </table:table-cell>
          <table:table-cell office:value-type="float" office:value="10.021942" calcext:value-type="float">
            <text:p>10.021942</text:p>
          </table:table-cell>
          <table:table-cell office:value-type="float" office:value="9.660075" calcext:value-type="float">
            <text:p>9.660075</text:p>
          </table:table-cell>
          <table:table-cell office:value-type="float" office:value="9.845188" calcext:value-type="float">
            <text:p>9.845188</text:p>
          </table:table-cell>
          <table:table-cell office:value-type="float" office:value="10.687418" calcext:value-type="float">
            <text:p>10.687418</text:p>
          </table:table-cell>
          <table:table-cell office:value-type="float" office:value="8.473006" calcext:value-type="float">
            <text:p>8.473006</text:p>
          </table:table-cell>
          <table:table-cell office:value-type="float" office:value="10.602097" calcext:value-type="float">
            <text:p>10.602097</text:p>
          </table:table-cell>
          <table:table-cell office:value-type="float" office:value="8.127466" calcext:value-type="float">
            <text:p>8.127466</text:p>
          </table:table-cell>
          <table:table-cell office:value-type="float" office:value="8.55316" calcext:value-type="float">
            <text:p>8.55316</text:p>
          </table:table-cell>
          <table:table-cell office:value-type="float" office:value="10.238064" calcext:value-type="float">
            <text:p>10.238064</text:p>
          </table:table-cell>
          <table:table-cell office:value-type="float" office:value="12.210545" calcext:value-type="float">
            <text:p>12.210545</text:p>
          </table:table-cell>
          <table:table-cell office:value-type="float" office:value="12.908266" calcext:value-type="float">
            <text:p>12.90826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1.9768" calcext:value-type="float">
            <text:p>1.9768</text:p>
          </table:table-cell>
          <table:table-cell office:value-type="float" office:value="12.909363" calcext:value-type="float">
            <text:p>12.909363</text:p>
          </table:table-cell>
          <table:table-cell office:value-type="float" office:value="4.422741" calcext:value-type="float">
            <text:p>4.42274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76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203" calcext:value-type="float">
            <text:p>1.797203</text:p>
          </table:table-cell>
          <table:table-cell office:value-type="string" calcext:value-type="string">
            <text:p><text:s text:c="3"/>-nan</text:p>
          </table:table-cell>
          <table:table-cell office:value-type="float" office:value="1.991699" calcext:value-type="float">
            <text:p>1.991699</text:p>
          </table:table-cell>
          <table:table-cell office:value-type="float" office:value="2.019855" calcext:value-type="float">
            <text:p>2.019855</text:p>
          </table:table-cell>
          <table:table-cell office:value-type="float" office:value="1.995975" calcext:value-type="float">
            <text:p>1.995975</text:p>
          </table:table-cell>
          <table:table-cell office:value-type="float" office:value="1.990546" calcext:value-type="float">
            <text:p>1.990546</text:p>
          </table:table-cell>
          <table:table-cell office:value-type="float" office:value="1.985877" calcext:value-type="float">
            <text:p>1.985877</text:p>
          </table:table-cell>
          <table:table-cell office:value-type="float" office:value="2.044819" calcext:value-type="float">
            <text:p>2.044819</text:p>
          </table:table-cell>
          <table:table-cell office:value-type="float" office:value="2.000284" calcext:value-type="float">
            <text:p>2.000284</text:p>
          </table:table-cell>
          <table:table-cell office:value-type="float" office:value="2.036863" calcext:value-type="float">
            <text:p>2.036863</text:p>
          </table:table-cell>
          <table:table-cell office:value-type="float" office:value="2.110703" calcext:value-type="float">
            <text:p>2.110703</text:p>
          </table:table-cell>
          <table:table-cell office:value-type="float" office:value="1.894472" calcext:value-type="float">
            <text:p>1.894472</text:p>
          </table:table-cell>
          <table:table-cell office:value-type="float" office:value="2.218378" calcext:value-type="float">
            <text:p>2.218378</text:p>
          </table:table-cell>
          <table:table-cell office:value-type="float" office:value="1.62946" calcext:value-type="float">
            <text:p>1.62946</text:p>
          </table:table-cell>
          <table:table-cell office:value-type="float" office:value="2.838557" calcext:value-type="float">
            <text:p>2.838557</text:p>
          </table:table-cell>
          <table:table-cell office:value-type="float" office:value="0.829273" calcext:value-type="float">
            <text:p>0.829273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7365" calcext:value-type="float">
            <text:p>1.78736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2035" calcext:value-type="float">
            <text:p>2.982035</text:p>
          </table:table-cell>
          <table:table-cell office:value-type="float" office:value="3.058178" calcext:value-type="float">
            <text:p>3.058178</text:p>
          </table:table-cell>
          <table:table-cell office:value-type="float" office:value="3.00863" calcext:value-type="float">
            <text:p>3.00863</text:p>
          </table:table-cell>
          <table:table-cell office:value-type="float" office:value="2.94296" calcext:value-type="float">
            <text:p>2.94296</text:p>
          </table:table-cell>
          <table:table-cell office:value-type="float" office:value="2.989472" calcext:value-type="float">
            <text:p>2.989472</text:p>
          </table:table-cell>
          <table:table-cell office:value-type="float" office:value="3.033568" calcext:value-type="float">
            <text:p>3.033568</text:p>
          </table:table-cell>
          <table:table-cell office:value-type="float" office:value="2.984464" calcext:value-type="float">
            <text:p>2.984464</text:p>
          </table:table-cell>
          <table:table-cell office:value-type="float" office:value="2.983776" calcext:value-type="float">
            <text:p>2.983776</text:p>
          </table:table-cell>
          <table:table-cell office:value-type="float" office:value="2.917407" calcext:value-type="float">
            <text:p>2.917407</text:p>
          </table:table-cell>
          <table:table-cell office:value-type="float" office:value="3.046007" calcext:value-type="float">
            <text:p>3.046007</text:p>
          </table:table-cell>
          <table:table-cell office:value-type="float" office:value="2.983856" calcext:value-type="float">
            <text:p>2.983856</text:p>
          </table:table-cell>
          <table:table-cell office:value-type="float" office:value="3.095785" calcext:value-type="float">
            <text:p>3.095785</text:p>
          </table:table-cell>
          <table:table-cell office:value-type="float" office:value="3.076394" calcext:value-type="float">
            <text:p>3.076394</text:p>
          </table:table-cell>
          <table:table-cell office:value-type="float" office:value="2.949577" calcext:value-type="float">
            <text:p>2.949577</text:p>
          </table:table-cell>
          <table:table-cell office:value-type="float" office:value="2.703381" calcext:value-type="float">
            <text:p>2.703381</text:p>
          </table:table-cell>
          <table:table-cell office:value-type="float" office:value="3.455783" calcext:value-type="float">
            <text:p>3.455783</text:p>
          </table:table-cell>
          <table:table-cell office:value-type="float" office:value="2.835631" calcext:value-type="float">
            <text:p>2.835631</text:p>
          </table:table-cell>
          <table:table-cell office:value-type="float" office:value="0.487435" calcext:value-type="float">
            <text:p>0.487435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432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7495" calcext:value-type="float">
            <text:p>1.797495</text:p>
          </table:table-cell>
          <table:table-cell office:value-type="string" calcext:value-type="string">
            <text:p><text:s text:c="3"/>-nan</text:p>
          </table:table-cell>
          <table:table-cell office:value-type="float" office:value="2.983117" calcext:value-type="float">
            <text:p>2.983117</text:p>
          </table:table-cell>
          <table:table-cell office:value-type="float" office:value="2.989924" calcext:value-type="float">
            <text:p>2.989924</text:p>
          </table:table-cell>
          <table:table-cell office:value-type="float" office:value="2.952212" calcext:value-type="float">
            <text:p>2.952212</text:p>
          </table:table-cell>
          <table:table-cell office:value-type="float" office:value="2.995576" calcext:value-type="float">
            <text:p>2.995576</text:p>
          </table:table-cell>
          <table:table-cell office:value-type="float" office:value="3.052591" calcext:value-type="float">
            <text:p>3.052591</text:p>
          </table:table-cell>
          <table:table-cell office:value-type="float" office:value="2.97683" calcext:value-type="float">
            <text:p>2.97683</text:p>
          </table:table-cell>
          <table:table-cell office:value-type="float" office:value="2.936226" calcext:value-type="float">
            <text:p>2.936226</text:p>
          </table:table-cell>
          <table:table-cell office:value-type="float" office:value="3.00639" calcext:value-type="float">
            <text:p>3.00639</text:p>
          </table:table-cell>
          <table:table-cell office:value-type="float" office:value="2.958642" calcext:value-type="float">
            <text:p>2.958642</text:p>
          </table:table-cell>
          <table:table-cell office:value-type="float" office:value="3.052908" calcext:value-type="float">
            <text:p>3.052908</text:p>
          </table:table-cell>
          <table:table-cell office:value-type="float" office:value="2.967905" calcext:value-type="float">
            <text:p>2.967905</text:p>
          </table:table-cell>
          <table:table-cell office:value-type="float" office:value="3.178708" calcext:value-type="float">
            <text:p>3.178708</text:p>
          </table:table-cell>
          <table:table-cell office:value-type="float" office:value="3.132873" calcext:value-type="float">
            <text:p>3.132873</text:p>
          </table:table-cell>
          <table:table-cell office:value-type="float" office:value="3.377042" calcext:value-type="float">
            <text:p>3.377042</text:p>
          </table:table-cell>
          <table:table-cell office:value-type="float" office:value="3.232816" calcext:value-type="float">
            <text:p>3.232816</text:p>
          </table:table-cell>
          <table:table-cell office:value-type="float" office:value="2.241598" calcext:value-type="float">
            <text:p>2.241598</text:p>
          </table:table-cell>
          <table:table-cell office:value-type="float" office:value="4.254478" calcext:value-type="float">
            <text:p>4.254478</text:p>
          </table:table-cell>
          <table:table-cell office:value-type="float" office:value="3.345087" calcext:value-type="float">
            <text:p>3.345087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44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641" calcext:value-type="float">
            <text:p>1.801641</text:p>
          </table:table-cell>
          <table:table-cell office:value-type="string" calcext:value-type="string">
            <text:p><text:s text:c="3"/>-nan</text:p>
          </table:table-cell>
          <table:table-cell office:value-type="float" office:value="7.156384" calcext:value-type="float">
            <text:p>7.156384</text:p>
          </table:table-cell>
          <table:table-cell office:value-type="float" office:value="7.077599" calcext:value-type="float">
            <text:p>7.077599</text:p>
          </table:table-cell>
          <table:table-cell office:value-type="float" office:value="7.091403" calcext:value-type="float">
            <text:p>7.091403</text:p>
          </table:table-cell>
          <table:table-cell office:value-type="float" office:value="6.897655" calcext:value-type="float">
            <text:p>6.897655</text:p>
          </table:table-cell>
          <table:table-cell office:value-type="float" office:value="6.821222" calcext:value-type="float">
            <text:p>6.821222</text:p>
          </table:table-cell>
          <table:table-cell office:value-type="float" office:value="7.058643" calcext:value-type="float">
            <text:p>7.058643</text:p>
          </table:table-cell>
          <table:table-cell office:value-type="float" office:value="6.891079" calcext:value-type="float">
            <text:p>6.891079</text:p>
          </table:table-cell>
          <table:table-cell office:value-type="float" office:value="6.973258" calcext:value-type="float">
            <text:p>6.973258</text:p>
          </table:table-cell>
          <table:table-cell office:value-type="float" office:value="7.0613" calcext:value-type="float">
            <text:p>7.0613</text:p>
          </table:table-cell>
          <table:table-cell office:value-type="float" office:value="6.843305" calcext:value-type="float">
            <text:p>6.843305</text:p>
          </table:table-cell>
          <table:table-cell office:value-type="float" office:value="7.044159" calcext:value-type="float">
            <text:p>7.044159</text:p>
          </table:table-cell>
          <table:table-cell office:value-type="float" office:value="7.208355" calcext:value-type="float">
            <text:p>7.208355</text:p>
          </table:table-cell>
          <table:table-cell office:value-type="float" office:value="6.859973" calcext:value-type="float">
            <text:p>6.859973</text:p>
          </table:table-cell>
          <table:table-cell office:value-type="float" office:value="6.951951" calcext:value-type="float">
            <text:p>6.951951</text:p>
          </table:table-cell>
          <table:table-cell office:value-type="float" office:value="7.178559" calcext:value-type="float">
            <text:p>7.178559</text:p>
          </table:table-cell>
          <table:table-cell office:value-type="float" office:value="6.789933" calcext:value-type="float">
            <text:p>6.789933</text:p>
          </table:table-cell>
          <table:table-cell office:value-type="float" office:value="6.931915" calcext:value-type="float">
            <text:p>6.931915</text:p>
          </table:table-cell>
          <table:table-cell office:value-type="float" office:value="6.850494" calcext:value-type="float">
            <text:p>6.850494</text:p>
          </table:table-cell>
          <table:table-cell office:value-type="float" office:value="7.173002" calcext:value-type="float">
            <text:p>7.173002</text:p>
          </table:table-cell>
          <table:table-cell office:value-type="float" office:value="7.003757" calcext:value-type="float">
            <text:p>7.003757</text:p>
          </table:table-cell>
          <table:table-cell office:value-type="float" office:value="6.668454" calcext:value-type="float">
            <text:p>6.668454</text:p>
          </table:table-cell>
          <table:table-cell office:value-type="float" office:value="7.283883" calcext:value-type="float">
            <text:p>7.283883</text:p>
          </table:table-cell>
          <table:table-cell office:value-type="float" office:value="7.139792" calcext:value-type="float">
            <text:p>7.139792</text:p>
          </table:table-cell>
          <table:table-cell office:value-type="float" office:value="6.313111" calcext:value-type="float">
            <text:p>6.313111</text:p>
          </table:table-cell>
          <table:table-cell office:value-type="float" office:value="8.165386" calcext:value-type="float">
            <text:p>8.165386</text:p>
          </table:table-cell>
          <table:table-cell office:value-type="float" office:value="7.373143" calcext:value-type="float">
            <text:p>7.373143</text:p>
          </table:table-cell>
          <table:table-cell office:value-type="float" office:value="2.227596" calcext:value-type="float">
            <text:p>2.227596</text:p>
          </table:table-cell>
          <table:table-cell office:value-type="float" office:value="12.915388" calcext:value-type="float">
            <text:p>12.915388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450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4617" calcext:value-type="float">
            <text:p>1.804617</text:p>
          </table:table-cell>
          <table:table-cell office:value-type="string" calcext:value-type="string">
            <text:p><text:s text:c="3"/>-nan</text:p>
          </table:table-cell>
          <table:table-cell office:value-type="float" office:value="2.972787" calcext:value-type="float">
            <text:p>2.972787</text:p>
          </table:table-cell>
          <table:table-cell office:value-type="float" office:value="3.0589" calcext:value-type="float">
            <text:p>3.0589</text:p>
          </table:table-cell>
          <table:table-cell office:value-type="float" office:value="2.992732" calcext:value-type="float">
            <text:p>2.992732</text:p>
          </table:table-cell>
          <table:table-cell office:value-type="float" office:value="2.965985" calcext:value-type="float">
            <text:p>2.965985</text:p>
          </table:table-cell>
          <table:table-cell office:value-type="float" office:value="2.985457" calcext:value-type="float">
            <text:p>2.985457</text:p>
          </table:table-cell>
          <table:table-cell office:value-type="float" office:value="2.987778" calcext:value-type="float">
            <text:p>2.987778</text:p>
          </table:table-cell>
          <table:table-cell office:value-type="float" office:value="3.014199" calcext:value-type="float">
            <text:p>3.014199</text:p>
          </table:table-cell>
          <table:table-cell office:value-type="float" office:value="2.979647" calcext:value-type="float">
            <text:p>2.979647</text:p>
          </table:table-cell>
          <table:table-cell office:value-type="float" office:value="2.922598" calcext:value-type="float">
            <text:p>2.922598</text:p>
          </table:table-cell>
          <table:table-cell office:value-type="float" office:value="2.946327" calcext:value-type="float">
            <text:p>2.946327</text:p>
          </table:table-cell>
          <table:table-cell office:value-type="float" office:value="2.940081" calcext:value-type="float">
            <text:p>2.940081</text:p>
          </table:table-cell>
          <table:table-cell office:value-type="float" office:value="2.867784" calcext:value-type="float">
            <text:p>2.867784</text:p>
          </table:table-cell>
          <table:table-cell office:value-type="float" office:value="2.813761" calcext:value-type="float">
            <text:p>2.813761</text:p>
          </table:table-cell>
          <table:table-cell office:value-type="float" office:value="3.586405" calcext:value-type="float">
            <text:p>3.586405</text:p>
          </table:table-cell>
          <table:table-cell office:value-type="float" office:value="3.288724" calcext:value-type="float">
            <text:p>3.288724</text:p>
          </table:table-cell>
          <table:table-cell office:value-type="float" office:value="2.607621" calcext:value-type="float">
            <text:p>2.607621</text:p>
          </table:table-cell>
          <table:table-cell office:value-type="float" office:value="3.525398" calcext:value-type="float">
            <text:p>3.525398</text:p>
          </table:table-cell>
          <table:table-cell office:value-type="float" office:value="6.569215" calcext:value-type="float">
            <text:p>6.569215</text:p>
          </table:table-cell>
          <table:table-cell office:value-type="float" office:value="3.634153" calcext:value-type="float">
            <text:p>3.634153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520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88933" calcext:value-type="float">
            <text:p>1.788933</text:p>
          </table:table-cell>
          <table:table-cell office:value-type="string" calcext:value-type="string">
            <text:p><text:s text:c="3"/>-nan</text:p>
          </table:table-cell>
          <table:table-cell office:value-type="float" office:value="7.043733" calcext:value-type="float">
            <text:p>7.043733</text:p>
          </table:table-cell>
          <table:table-cell office:value-type="float" office:value="7.074476" calcext:value-type="float">
            <text:p>7.074476</text:p>
          </table:table-cell>
          <table:table-cell office:value-type="float" office:value="6.987007" calcext:value-type="float">
            <text:p>6.987007</text:p>
          </table:table-cell>
          <table:table-cell office:value-type="float" office:value="7.033125" calcext:value-type="float">
            <text:p>7.033125</text:p>
          </table:table-cell>
          <table:table-cell office:value-type="float" office:value="6.799678" calcext:value-type="float">
            <text:p>6.799678</text:p>
          </table:table-cell>
          <table:table-cell office:value-type="float" office:value="7.103315" calcext:value-type="float">
            <text:p>7.103315</text:p>
          </table:table-cell>
          <table:table-cell office:value-type="float" office:value="6.99187" calcext:value-type="float">
            <text:p>6.99187</text:p>
          </table:table-cell>
          <table:table-cell office:value-type="float" office:value="6.957402" calcext:value-type="float">
            <text:p>6.957402</text:p>
          </table:table-cell>
          <table:table-cell office:value-type="float" office:value="6.883262" calcext:value-type="float">
            <text:p>6.883262</text:p>
          </table:table-cell>
          <table:table-cell office:value-type="float" office:value="6.968798" calcext:value-type="float">
            <text:p>6.968798</text:p>
          </table:table-cell>
          <table:table-cell office:value-type="float" office:value="6.983659" calcext:value-type="float">
            <text:p>6.983659</text:p>
          </table:table-cell>
          <table:table-cell office:value-type="float" office:value="6.844666" calcext:value-type="float">
            <text:p>6.844666</text:p>
          </table:table-cell>
          <table:table-cell office:value-type="float" office:value="6.935164" calcext:value-type="float">
            <text:p>6.935164</text:p>
          </table:table-cell>
          <table:table-cell office:value-type="float" office:value="6.974173" calcext:value-type="float">
            <text:p>6.974173</text:p>
          </table:table-cell>
          <table:table-cell office:value-type="float" office:value="6.816458" calcext:value-type="float">
            <text:p>6.816458</text:p>
          </table:table-cell>
          <table:table-cell office:value-type="float" office:value="7.155976" calcext:value-type="float">
            <text:p>7.155976</text:p>
          </table:table-cell>
          <table:table-cell office:value-type="float" office:value="7.063885" calcext:value-type="float">
            <text:p>7.063885</text:p>
          </table:table-cell>
          <table:table-cell office:value-type="float" office:value="6.896912" calcext:value-type="float">
            <text:p>6.896912</text:p>
          </table:table-cell>
          <table:table-cell office:value-type="float" office:value="7.099292" calcext:value-type="float">
            <text:p>7.099292</text:p>
          </table:table-cell>
          <table:table-cell office:value-type="float" office:value="7.128571" calcext:value-type="float">
            <text:p>7.128571</text:p>
          </table:table-cell>
          <table:table-cell office:value-type="float" office:value="6.402177" calcext:value-type="float">
            <text:p>6.402177</text:p>
          </table:table-cell>
          <table:table-cell office:value-type="float" office:value="7.292442" calcext:value-type="float">
            <text:p>7.292442</text:p>
          </table:table-cell>
          <table:table-cell office:value-type="float" office:value="6.878208" calcext:value-type="float">
            <text:p>6.878208</text:p>
          </table:table-cell>
          <table:table-cell office:value-type="float" office:value="5.422932" calcext:value-type="float">
            <text:p>5.422932</text:p>
          </table:table-cell>
          <table:table-cell office:value-type="float" office:value="6.964133" calcext:value-type="float">
            <text:p>6.964133</text:p>
          </table:table-cell>
          <table:table-cell office:value-type="float" office:value="7.377546" calcext:value-type="float">
            <text:p>7.377546</text:p>
          </table:table-cell>
          <table:table-cell office:value-type="float" office:value="3.587722" calcext:value-type="float">
            <text:p>3.587722</text:p>
          </table:table-cell>
          <table:table-cell office:value-type="float" office:value="6.918635" calcext:value-type="float">
            <text:p>6.918635</text:p>
          </table:table-cell>
          <table:table-cell office:value-type="float" office:value="13.341081" calcext:value-type="float">
            <text:p>13.341081</text:p>
          </table:table-cell>
          <table:table-cell office:value-type="float" office:value="5.336238" calcext:value-type="float">
            <text:p>5.336238</text:p>
          </table:table-cell>
          <table:table-cell office:value-type="float" office:value="7.470093" calcext:value-type="float">
            <text:p>7.470093</text:p>
          </table:table-cell>
          <table:table-cell office:value-type="float" office:value="3.452114" calcext:value-type="float">
            <text:p>3.452114</text:p>
          </table:table-cell>
          <table:table-cell office:value-type="float" office:value="18.626622" calcext:value-type="float">
            <text:p>18.626622</text:p>
          </table:table-cell>
          <table:table-cell table:number-columns-repeated="190" office:value-type="float" office:value="0" calcext:value-type="float">
            <text:p>0</text:p>
          </table:table-cell>
          <table:table-cell table:number-columns-repeated="354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4303" calcext:value-type="float">
            <text:p>1.794303</text:p>
          </table:table-cell>
          <table:table-cell office:value-type="string" calcext:value-type="string">
            <text:p><text:s text:c="3"/>-nan</text:p>
          </table:table-cell>
          <table:table-cell office:value-type="float" office:value="12.244236" calcext:value-type="float">
            <text:p>12.244236</text:p>
          </table:table-cell>
          <table:table-cell office:value-type="float" office:value="11.992763" calcext:value-type="float">
            <text:p>11.992763</text:p>
          </table:table-cell>
          <table:table-cell office:value-type="float" office:value="11.953049" calcext:value-type="float">
            <text:p>11.953049</text:p>
          </table:table-cell>
          <table:table-cell office:value-type="float" office:value="11.946332" calcext:value-type="float">
            <text:p>11.946332</text:p>
          </table:table-cell>
          <table:table-cell office:value-type="float" office:value="11.852761" calcext:value-type="float">
            <text:p>11.852761</text:p>
          </table:table-cell>
          <table:table-cell office:value-type="float" office:value="12.052791" calcext:value-type="float">
            <text:p>12.052791</text:p>
          </table:table-cell>
          <table:table-cell office:value-type="float" office:value="12.017989" calcext:value-type="float">
            <text:p>12.017989</text:p>
          </table:table-cell>
          <table:table-cell office:value-type="float" office:value="12.028703" calcext:value-type="float">
            <text:p>12.028703</text:p>
          </table:table-cell>
          <table:table-cell office:value-type="float" office:value="12.114052" calcext:value-type="float">
            <text:p>12.114052</text:p>
          </table:table-cell>
          <table:table-cell office:value-type="float" office:value="12.016139" calcext:value-type="float">
            <text:p>12.016139</text:p>
          </table:table-cell>
          <table:table-cell office:value-type="float" office:value="12.220558" calcext:value-type="float">
            <text:p>12.220558</text:p>
          </table:table-cell>
          <table:table-cell office:value-type="float" office:value="12.055984" calcext:value-type="float">
            <text:p>12.055984</text:p>
          </table:table-cell>
          <table:table-cell office:value-type="float" office:value="12.151123" calcext:value-type="float">
            <text:p>12.151123</text:p>
          </table:table-cell>
          <table:table-cell office:value-type="float" office:value="12.155918" calcext:value-type="float">
            <text:p>12.155918</text:p>
          </table:table-cell>
          <table:table-cell office:value-type="float" office:value="11.986987" calcext:value-type="float">
            <text:p>11.986987</text:p>
          </table:table-cell>
          <table:table-cell office:value-type="float" office:value="11.912757" calcext:value-type="float">
            <text:p>11.912757</text:p>
          </table:table-cell>
          <table:table-cell office:value-type="float" office:value="12.077766" calcext:value-type="float">
            <text:p>12.077766</text:p>
          </table:table-cell>
          <table:table-cell office:value-type="float" office:value="11.885762" calcext:value-type="float">
            <text:p>11.885762</text:p>
          </table:table-cell>
          <table:table-cell office:value-type="float" office:value="12.426997" calcext:value-type="float">
            <text:p>12.426997</text:p>
          </table:table-cell>
          <table:table-cell office:value-type="float" office:value="12.126422" calcext:value-type="float">
            <text:p>12.126422</text:p>
          </table:table-cell>
          <table:table-cell office:value-type="float" office:value="12.198346" calcext:value-type="float">
            <text:p>12.198346</text:p>
          </table:table-cell>
          <table:table-cell office:value-type="float" office:value="11.625308" calcext:value-type="float">
            <text:p>11.625308</text:p>
          </table:table-cell>
          <table:table-cell office:value-type="float" office:value="11.972593" calcext:value-type="float">
            <text:p>11.972593</text:p>
          </table:table-cell>
          <table:table-cell office:value-type="float" office:value="12.025151" calcext:value-type="float">
            <text:p>12.025151</text:p>
          </table:table-cell>
          <table:table-cell office:value-type="float" office:value="11.147986" calcext:value-type="float">
            <text:p>11.147986</text:p>
          </table:table-cell>
          <table:table-cell office:value-type="float" office:value="11.561322" calcext:value-type="float">
            <text:p>11.561322</text:p>
          </table:table-cell>
          <table:table-cell office:value-type="float" office:value="12.021918" calcext:value-type="float">
            <text:p>12.021918</text:p>
          </table:table-cell>
          <table:table-cell office:value-type="float" office:value="11.805184" calcext:value-type="float">
            <text:p>11.805184</text:p>
          </table:table-cell>
          <table:table-cell office:value-type="float" office:value="12.80786" calcext:value-type="float">
            <text:p>12.80786</text:p>
          </table:table-cell>
          <table:table-cell office:value-type="float" office:value="12.452996" calcext:value-type="float">
            <text:p>12.452996</text:p>
          </table:table-cell>
          <table:table-cell office:value-type="float" office:value="12.047223" calcext:value-type="float">
            <text:p>12.047223</text:p>
          </table:table-cell>
          <table:table-cell office:value-type="float" office:value="12.071365" calcext:value-type="float">
            <text:p>12.071365</text:p>
          </table:table-cell>
          <table:table-cell office:value-type="float" office:value="11.854313" calcext:value-type="float">
            <text:p>11.854313</text:p>
          </table:table-cell>
          <table:table-cell office:value-type="float" office:value="13.00044" calcext:value-type="float">
            <text:p>13.00044</text:p>
          </table:table-cell>
          <table:table-cell office:value-type="float" office:value="13.297825" calcext:value-type="float">
            <text:p>13.297825</text:p>
          </table:table-cell>
          <table:table-cell office:value-type="float" office:value="14.393855" calcext:value-type="float">
            <text:p>14.393855</text:p>
          </table:table-cell>
          <table:table-cell office:value-type="float" office:value="11.567691" calcext:value-type="float">
            <text:p>11.567691</text:p>
          </table:table-cell>
          <table:table-cell office:value-type="float" office:value="12.688236" calcext:value-type="float">
            <text:p>12.688236</text:p>
          </table:table-cell>
          <table:table-cell office:value-type="float" office:value="19.981113" calcext:value-type="float">
            <text:p>19.981113</text:p>
          </table:table-cell>
          <table:table-cell office:value-type="float" office:value="12.853387" calcext:value-type="float">
            <text:p>12.853387</text:p>
          </table:table-cell>
          <table:table-cell office:value-type="float" office:value="6.028737" calcext:value-type="float">
            <text:p>6.028737</text:p>
          </table:table-cell>
          <table:table-cell office:value-type="float" office:value="13.420885" calcext:value-type="float">
            <text:p>13.420885</text:p>
          </table:table-cell>
          <table:table-cell office:value-type="float" office:value="9.371251" calcext:value-type="float">
            <text:p>9.371251</text:p>
          </table:table-cell>
          <table:table-cell table:number-columns-repeated="398" office:value-type="float" office:value="0" calcext:value-type="float">
            <text:p>0</text:p>
          </table:table-cell>
          <table:table-cell table:number-columns-repeated="136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2527" calcext:value-type="float">
            <text:p>1.792527</text:p>
          </table:table-cell>
          <table:table-cell office:value-type="string" calcext:value-type="string">
            <text:p><text:s text:c="3"/>-nan</text:p>
          </table:table-cell>
          <table:table-cell office:value-type="float" office:value="3.000052" calcext:value-type="float">
            <text:p>3.000052</text:p>
          </table:table-cell>
          <table:table-cell office:value-type="float" office:value="3.005896" calcext:value-type="float">
            <text:p>3.005896</text:p>
          </table:table-cell>
          <table:table-cell office:value-type="float" office:value="3.025877" calcext:value-type="float">
            <text:p>3.025877</text:p>
          </table:table-cell>
          <table:table-cell office:value-type="float" office:value="3.026149" calcext:value-type="float">
            <text:p>3.026149</text:p>
          </table:table-cell>
          <table:table-cell office:value-type="float" office:value="3.007693" calcext:value-type="float">
            <text:p>3.007693</text:p>
          </table:table-cell>
          <table:table-cell office:value-type="float" office:value="3.076393" calcext:value-type="float">
            <text:p>3.076393</text:p>
          </table:table-cell>
          <table:table-cell office:value-type="float" office:value="3.012172" calcext:value-type="float">
            <text:p>3.012172</text:p>
          </table:table-cell>
          <table:table-cell office:value-type="float" office:value="3.026751" calcext:value-type="float">
            <text:p>3.026751</text:p>
          </table:table-cell>
          <table:table-cell office:value-type="float" office:value="2.923652" calcext:value-type="float">
            <text:p>2.923652</text:p>
          </table:table-cell>
          <table:table-cell office:value-type="float" office:value="2.986976" calcext:value-type="float">
            <text:p>2.986976</text:p>
          </table:table-cell>
          <table:table-cell office:value-type="float" office:value="2.983712" calcext:value-type="float">
            <text:p>2.983712</text:p>
          </table:table-cell>
          <table:table-cell office:value-type="float" office:value="2.821003" calcext:value-type="float">
            <text:p>2.821003</text:p>
          </table:table-cell>
          <table:table-cell office:value-type="float" office:value="2.777499" calcext:value-type="float">
            <text:p>2.777499</text:p>
          </table:table-cell>
          <table:table-cell office:value-type="float" office:value="2.899381" calcext:value-type="float">
            <text:p>2.899381</text:p>
          </table:table-cell>
          <table:table-cell office:value-type="float" office:value="3.333974" calcext:value-type="float">
            <text:p>3.333974</text:p>
          </table:table-cell>
          <table:table-cell office:value-type="float" office:value="2.804677" calcext:value-type="float">
            <text:p>2.804677</text:p>
          </table:table-cell>
          <table:table-cell office:value-type="float" office:value="2.507169" calcext:value-type="float">
            <text:p>2.507169</text:p>
          </table:table-cell>
          <table:table-cell office:value-type="float" office:value="3.362992" calcext:value-type="float">
            <text:p>3.362992</text:p>
          </table:table-cell>
          <table:table-cell office:value-type="float" office:value="2.956346" calcext:value-type="float">
            <text:p>2.956346</text:p>
          </table:table-cell>
          <table:table-cell table:number-columns-repeated="558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69" calcext:value-type="float">
            <text:p>1.798869</text:p>
          </table:table-cell>
          <table:table-cell office:value-type="string" calcext:value-type="string">
            <text:p><text:s text:c="3"/>-nan</text:p>
          </table:table-cell>
          <table:table-cell office:value-type="float" office:value="5.035323" calcext:value-type="float">
            <text:p>5.035323</text:p>
          </table:table-cell>
          <table:table-cell office:value-type="float" office:value="5.007079" calcext:value-type="float">
            <text:p>5.007079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5.021407" calcext:value-type="float">
            <text:p>5.021407</text:p>
          </table:table-cell>
          <table:table-cell office:value-type="float" office:value="4.982664" calcext:value-type="float">
            <text:p>4.982664</text:p>
          </table:table-cell>
          <table:table-cell office:value-type="float" office:value="5.046257" calcext:value-type="float">
            <text:p>5.046257</text:p>
          </table:table-cell>
          <table:table-cell office:value-type="float" office:value="4.99273" calcext:value-type="float">
            <text:p>4.99273</text:p>
          </table:table-cell>
          <table:table-cell office:value-type="float" office:value="5.016523" calcext:value-type="float">
            <text:p>5.016523</text:p>
          </table:table-cell>
          <table:table-cell office:value-type="float" office:value="5.095931" calcext:value-type="float">
            <text:p>5.095931</text:p>
          </table:table-cell>
          <table:table-cell office:value-type="float" office:value="4.964193" calcext:value-type="float">
            <text:p>4.964193</text:p>
          </table:table-cell>
          <table:table-cell office:value-type="float" office:value="4.967732" calcext:value-type="float">
            <text:p>4.967732</text:p>
          </table:table-cell>
          <table:table-cell office:value-type="float" office:value="5.083707" calcext:value-type="float">
            <text:p>5.083707</text:p>
          </table:table-cell>
          <table:table-cell office:value-type="float" office:value="4.969835" calcext:value-type="float">
            <text:p>4.969835</text:p>
          </table:table-cell>
          <table:table-cell office:value-type="float" office:value="4.9252" calcext:value-type="float">
            <text:p>4.9252</text:p>
          </table:table-cell>
          <table:table-cell office:value-type="float" office:value="4.830894" calcext:value-type="float">
            <text:p>4.830894</text:p>
          </table:table-cell>
          <table:table-cell office:value-type="float" office:value="5.260173" calcext:value-type="float">
            <text:p>5.260173</text:p>
          </table:table-cell>
          <table:table-cell office:value-type="float" office:value="4.647513" calcext:value-type="float">
            <text:p>4.647513</text:p>
          </table:table-cell>
          <table:table-cell office:value-type="float" office:value="5.448264" calcext:value-type="float">
            <text:p>5.448264</text:p>
          </table:table-cell>
          <table:table-cell office:value-type="float" office:value="5.449492" calcext:value-type="float">
            <text:p>5.449492</text:p>
          </table:table-cell>
          <table:table-cell office:value-type="float" office:value="4.800022" calcext:value-type="float">
            <text:p>4.800022</text:p>
          </table:table-cell>
          <table:table-cell office:value-type="float" office:value="4.549603" calcext:value-type="float">
            <text:p>4.549603</text:p>
          </table:table-cell>
          <table:table-cell office:value-type="float" office:value="4.115581" calcext:value-type="float">
            <text:p>4.115581</text:p>
          </table:table-cell>
          <table:table-cell office:value-type="float" office:value="4.099765" calcext:value-type="float">
            <text:p>4.099765</text:p>
          </table:table-cell>
          <table:table-cell office:value-type="float" office:value="1.80231" calcext:value-type="float">
            <text:p>1.80231</text:p>
          </table:table-cell>
          <table:table-cell office:value-type="float" office:value="1.172502" calcext:value-type="float">
            <text:p>1.17250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31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156" calcext:value-type="float">
            <text:p>1.79156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6757" calcext:value-type="float">
            <text:p>2.006757</text:p>
          </table:table-cell>
          <table:table-cell office:value-type="float" office:value="2.006202" calcext:value-type="float">
            <text:p>2.006202</text:p>
          </table:table-cell>
          <table:table-cell office:value-type="float" office:value="1.991741" calcext:value-type="float">
            <text:p>1.991741</text:p>
          </table:table-cell>
          <table:table-cell office:value-type="float" office:value="1.977819" calcext:value-type="float">
            <text:p>1.977819</text:p>
          </table:table-cell>
          <table:table-cell office:value-type="float" office:value="2.000229" calcext:value-type="float">
            <text:p>2.000229</text:p>
          </table:table-cell>
          <table:table-cell office:value-type="float" office:value="1.995962" calcext:value-type="float">
            <text:p>1.995962</text:p>
          </table:table-cell>
          <table:table-cell office:value-type="float" office:value="1.987087" calcext:value-type="float">
            <text:p>1.987087</text:p>
          </table:table-cell>
          <table:table-cell office:value-type="float" office:value="1.989547" calcext:value-type="float">
            <text:p>1.989547</text:p>
          </table:table-cell>
          <table:table-cell office:value-type="float" office:value="2.002355" calcext:value-type="float">
            <text:p>2.002355</text:p>
          </table:table-cell>
          <table:table-cell office:value-type="float" office:value="1.961348" calcext:value-type="float">
            <text:p>1.961348</text:p>
          </table:table-cell>
          <table:table-cell office:value-type="float" office:value="2.336596" calcext:value-type="float">
            <text:p>2.336596</text:p>
          </table:table-cell>
          <table:table-cell office:value-type="float" office:value="2.133938" calcext:value-type="float">
            <text:p>2.133938</text:p>
          </table:table-cell>
          <table:table-cell office:value-type="float" office:value="1.113507" calcext:value-type="float">
            <text:p>1.113507</text:p>
          </table:table-cell>
          <table:table-cell office:value-type="float" office:value="1.556874" calcext:value-type="float">
            <text:p>1.55687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512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8816" calcext:value-type="float">
            <text:p>1.798816</text:p>
          </table:table-cell>
          <table:table-cell office:value-type="string" calcext:value-type="string">
            <text:p><text:s text:c="3"/>-nan</text:p>
          </table:table-cell>
          <table:table-cell office:value-type="float" office:value="4.024874" calcext:value-type="float">
            <text:p>4.024874</text:p>
          </table:table-cell>
          <table:table-cell office:value-type="float" office:value="3.975054" calcext:value-type="float">
            <text:p>3.975054</text:p>
          </table:table-cell>
          <table:table-cell office:value-type="float" office:value="3.928349" calcext:value-type="float">
            <text:p>3.928349</text:p>
          </table:table-cell>
          <table:table-cell office:value-type="float" office:value="4.002389" calcext:value-type="float">
            <text:p>4.002389</text:p>
          </table:table-cell>
          <table:table-cell office:value-type="float" office:value="4.013381" calcext:value-type="float">
            <text:p>4.013381</text:p>
          </table:table-cell>
          <table:table-cell office:value-type="float" office:value="3.991061" calcext:value-type="float">
            <text:p>3.991061</text:p>
          </table:table-cell>
          <table:table-cell office:value-type="float" office:value="4.034701" calcext:value-type="float">
            <text:p>4.034701</text:p>
          </table:table-cell>
          <table:table-cell office:value-type="float" office:value="3.972567" calcext:value-type="float">
            <text:p>3.972567</text:p>
          </table:table-cell>
          <table:table-cell office:value-type="float" office:value="4.023473" calcext:value-type="float">
            <text:p>4.023473</text:p>
          </table:table-cell>
          <table:table-cell office:value-type="float" office:value="4.05714" calcext:value-type="float">
            <text:p>4.05714</text:p>
          </table:table-cell>
          <table:table-cell office:value-type="float" office:value="3.883155" calcext:value-type="float">
            <text:p>3.883155</text:p>
          </table:table-cell>
          <table:table-cell office:value-type="float" office:value="4.00274" calcext:value-type="float">
            <text:p>4.00274</text:p>
          </table:table-cell>
          <table:table-cell office:value-type="float" office:value="3.851911" calcext:value-type="float">
            <text:p>3.851911</text:p>
          </table:table-cell>
          <table:table-cell office:value-type="float" office:value="3.926023" calcext:value-type="float">
            <text:p>3.926023</text:p>
          </table:table-cell>
          <table:table-cell office:value-type="float" office:value="4.089685" calcext:value-type="float">
            <text:p>4.089685</text:p>
          </table:table-cell>
          <table:table-cell office:value-type="float" office:value="3.742236" calcext:value-type="float">
            <text:p>3.742236</text:p>
          </table:table-cell>
          <table:table-cell office:value-type="float" office:value="4.194383" calcext:value-type="float">
            <text:p>4.194383</text:p>
          </table:table-cell>
          <table:table-cell office:value-type="float" office:value="3.430857" calcext:value-type="float">
            <text:p>3.430857</text:p>
          </table:table-cell>
          <table:table-cell office:value-type="float" office:value="5.416495" calcext:value-type="float">
            <text:p>5.416495</text:p>
          </table:table-cell>
          <table:table-cell office:value-type="float" office:value="5.649241" calcext:value-type="float">
            <text:p>5.64924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28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6736" calcext:value-type="float">
            <text:p>1.806736</text:p>
          </table:table-cell>
          <table:table-cell office:value-type="string" calcext:value-type="string">
            <text:p><text:s text:c="3"/>-nan</text:p>
          </table:table-cell>
          <table:table-cell office:value-type="float" office:value="9.256834" calcext:value-type="float">
            <text:p>9.256834</text:p>
          </table:table-cell>
          <table:table-cell office:value-type="float" office:value="8.927023" calcext:value-type="float">
            <text:p>8.927023</text:p>
          </table:table-cell>
          <table:table-cell office:value-type="float" office:value="9.179092" calcext:value-type="float">
            <text:p>9.179092</text:p>
          </table:table-cell>
          <table:table-cell office:value-type="float" office:value="8.816613" calcext:value-type="float">
            <text:p>8.816613</text:p>
          </table:table-cell>
          <table:table-cell office:value-type="float" office:value="8.951263" calcext:value-type="float">
            <text:p>8.951263</text:p>
          </table:table-cell>
          <table:table-cell office:value-type="float" office:value="8.882925" calcext:value-type="float">
            <text:p>8.882925</text:p>
          </table:table-cell>
          <table:table-cell office:value-type="float" office:value="8.791143" calcext:value-type="float">
            <text:p>8.791143</text:p>
          </table:table-cell>
          <table:table-cell office:value-type="float" office:value="8.86113" calcext:value-type="float">
            <text:p>8.86113</text:p>
          </table:table-cell>
          <table:table-cell office:value-type="float" office:value="8.847188" calcext:value-type="float">
            <text:p>8.847188</text:p>
          </table:table-cell>
          <table:table-cell office:value-type="float" office:value="8.786361" calcext:value-type="float">
            <text:p>8.786361</text:p>
          </table:table-cell>
          <table:table-cell office:value-type="float" office:value="8.860596" calcext:value-type="float">
            <text:p>8.860596</text:p>
          </table:table-cell>
          <table:table-cell office:value-type="float" office:value="9.043705" calcext:value-type="float">
            <text:p>9.043705</text:p>
          </table:table-cell>
          <table:table-cell office:value-type="float" office:value="9.136817" calcext:value-type="float">
            <text:p>9.136817</text:p>
          </table:table-cell>
          <table:table-cell office:value-type="float" office:value="9.294554" calcext:value-type="float">
            <text:p>9.294554</text:p>
          </table:table-cell>
          <table:table-cell office:value-type="float" office:value="8.790155" calcext:value-type="float">
            <text:p>8.790155</text:p>
          </table:table-cell>
          <table:table-cell office:value-type="float" office:value="8.744517" calcext:value-type="float">
            <text:p>8.744517</text:p>
          </table:table-cell>
          <table:table-cell office:value-type="float" office:value="8.77653" calcext:value-type="float">
            <text:p>8.77653</text:p>
          </table:table-cell>
          <table:table-cell office:value-type="float" office:value="9.327088" calcext:value-type="float">
            <text:p>9.327088</text:p>
          </table:table-cell>
          <table:table-cell office:value-type="float" office:value="8.954136" calcext:value-type="float">
            <text:p>8.954136</text:p>
          </table:table-cell>
          <table:table-cell office:value-type="float" office:value="9.126739" calcext:value-type="float">
            <text:p>9.126739</text:p>
          </table:table-cell>
          <table:table-cell office:value-type="float" office:value="8.773758" calcext:value-type="float">
            <text:p>8.773758</text:p>
          </table:table-cell>
          <table:table-cell office:value-type="float" office:value="8.899161" calcext:value-type="float">
            <text:p>8.899161</text:p>
          </table:table-cell>
          <table:table-cell office:value-type="float" office:value="9.222378" calcext:value-type="float">
            <text:p>9.222378</text:p>
          </table:table-cell>
          <table:table-cell office:value-type="float" office:value="9.256158" calcext:value-type="float">
            <text:p>9.256158</text:p>
          </table:table-cell>
          <table:table-cell office:value-type="float" office:value="8.932722" calcext:value-type="float">
            <text:p>8.932722</text:p>
          </table:table-cell>
          <table:table-cell office:value-type="float" office:value="8.72881" calcext:value-type="float">
            <text:p>8.72881</text:p>
          </table:table-cell>
          <table:table-cell office:value-type="float" office:value="9.786936" calcext:value-type="float">
            <text:p>9.786936</text:p>
          </table:table-cell>
          <table:table-cell office:value-type="float" office:value="8.66304" calcext:value-type="float">
            <text:p>8.66304</text:p>
          </table:table-cell>
          <table:table-cell office:value-type="float" office:value="10.530655" calcext:value-type="float">
            <text:p>10.530655</text:p>
          </table:table-cell>
          <table:table-cell office:value-type="float" office:value="9.088772" calcext:value-type="float">
            <text:p>9.088772</text:p>
          </table:table-cell>
          <table:table-cell office:value-type="float" office:value="10.975688" calcext:value-type="float">
            <text:p>10.975688</text:p>
          </table:table-cell>
          <table:table-cell office:value-type="float" office:value="11.627348" calcext:value-type="float">
            <text:p>11.627348</text:p>
          </table:table-cell>
          <table:table-cell office:value-type="float" office:value="12.67956" calcext:value-type="float">
            <text:p>12.67956</text:p>
          </table:table-cell>
          <table:table-cell office:value-type="float" office:value="6.716426" calcext:value-type="float">
            <text:p>6.716426</text:p>
          </table:table-cell>
          <table:table-cell office:value-type="float" office:value="7.737088" calcext:value-type="float">
            <text:p>7.737088</text:p>
          </table:table-cell>
          <table:table-cell office:value-type="float" office:value="15.850253" calcext:value-type="float">
            <text:p>15.850253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420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171" calcext:value-type="float">
            <text:p>1.80171</text:p>
          </table:table-cell>
          <table:table-cell office:value-type="string" calcext:value-type="string">
            <text:p><text:s text:c="3"/>-nan</text:p>
          </table:table-cell>
          <table:table-cell office:value-type="float" office:value="3.973832" calcext:value-type="float">
            <text:p>3.973832</text:p>
          </table:table-cell>
          <table:table-cell office:value-type="float" office:value="3.950739" calcext:value-type="float">
            <text:p>3.950739</text:p>
          </table:table-cell>
          <table:table-cell office:value-type="float" office:value="3.887437" calcext:value-type="float">
            <text:p>3.887437</text:p>
          </table:table-cell>
          <table:table-cell office:value-type="float" office:value="3.948796" calcext:value-type="float">
            <text:p>3.948796</text:p>
          </table:table-cell>
          <table:table-cell office:value-type="float" office:value="3.966532" calcext:value-type="float">
            <text:p>3.966532</text:p>
          </table:table-cell>
          <table:table-cell office:value-type="float" office:value="4.001297" calcext:value-type="float">
            <text:p>4.001297</text:p>
          </table:table-cell>
          <table:table-cell office:value-type="float" office:value="3.929339" calcext:value-type="float">
            <text:p>3.929339</text:p>
          </table:table-cell>
          <table:table-cell office:value-type="float" office:value="4.086865" calcext:value-type="float">
            <text:p>4.086865</text:p>
          </table:table-cell>
          <table:table-cell office:value-type="float" office:value="3.965517" calcext:value-type="float">
            <text:p>3.965517</text:p>
          </table:table-cell>
          <table:table-cell office:value-type="float" office:value="3.936649" calcext:value-type="float">
            <text:p>3.936649</text:p>
          </table:table-cell>
          <table:table-cell office:value-type="float" office:value="4.104213" calcext:value-type="float">
            <text:p>4.104213</text:p>
          </table:table-cell>
          <table:table-cell office:value-type="float" office:value="4.047859" calcext:value-type="float">
            <text:p>4.047859</text:p>
          </table:table-cell>
          <table:table-cell office:value-type="float" office:value="3.921507" calcext:value-type="float">
            <text:p>3.921507</text:p>
          </table:table-cell>
          <table:table-cell office:value-type="float" office:value="3.895512" calcext:value-type="float">
            <text:p>3.895512</text:p>
          </table:table-cell>
          <table:table-cell office:value-type="float" office:value="4.19042" calcext:value-type="float">
            <text:p>4.19042</text:p>
          </table:table-cell>
          <table:table-cell office:value-type="float" office:value="3.906164" calcext:value-type="float">
            <text:p>3.906164</text:p>
          </table:table-cell>
          <table:table-cell office:value-type="float" office:value="4.274864" calcext:value-type="float">
            <text:p>4.274864</text:p>
          </table:table-cell>
          <table:table-cell office:value-type="float" office:value="4.2339" calcext:value-type="float">
            <text:p>4.2339</text:p>
          </table:table-cell>
          <table:table-cell office:value-type="float" office:value="3.993249" calcext:value-type="float">
            <text:p>3.993249</text:p>
          </table:table-cell>
          <table:table-cell office:value-type="float" office:value="2.993511" calcext:value-type="float">
            <text:p>2.993511</text:p>
          </table:table-cell>
          <table:table-cell office:value-type="float" office:value="2.943696" calcext:value-type="float">
            <text:p>2.943696</text:p>
          </table:table-cell>
          <table:table-cell office:value-type="float" office:value="1.674635" calcext:value-type="float">
            <text:p>1.674635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464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796447" calcext:value-type="float">
            <text:p>1.796447</text:p>
          </table:table-cell>
          <table:table-cell office:value-type="string" calcext:value-type="string">
            <text:p><text:s text:c="3"/>-nan</text:p>
          </table:table-cell>
          <table:table-cell office:value-type="float" office:value="2.001759" calcext:value-type="float">
            <text:p>2.001759</text:p>
          </table:table-cell>
          <table:table-cell office:value-type="float" office:value="1.994915" calcext:value-type="float">
            <text:p>1.994915</text:p>
          </table:table-cell>
          <table:table-cell office:value-type="float" office:value="1.976163" calcext:value-type="float">
            <text:p>1.976163</text:p>
          </table:table-cell>
          <table:table-cell office:value-type="float" office:value="1.979652" calcext:value-type="float">
            <text:p>1.979652</text:p>
          </table:table-cell>
          <table:table-cell office:value-type="float" office:value="2.022338" calcext:value-type="float">
            <text:p>2.022338</text:p>
          </table:table-cell>
          <table:table-cell office:value-type="float" office:value="1.988961" calcext:value-type="float">
            <text:p>1.988961</text:p>
          </table:table-cell>
          <table:table-cell office:value-type="float" office:value="2.001088" calcext:value-type="float">
            <text:p>2.001088</text:p>
          </table:table-cell>
          <table:table-cell office:value-type="float" office:value="2.004032" calcext:value-type="float">
            <text:p>2.004032</text:p>
          </table:table-cell>
          <table:table-cell office:value-type="float" office:value="1.978147" calcext:value-type="float">
            <text:p>1.978147</text:p>
          </table:table-cell>
          <table:table-cell office:value-type="float" office:value="1.882061" calcext:value-type="float">
            <text:p>1.882061</text:p>
          </table:table-cell>
          <table:table-cell office:value-type="float" office:value="2.16302" calcext:value-type="float">
            <text:p>2.16302</text:p>
          </table:table-cell>
          <table:table-cell office:value-type="float" office:value="2.020334" calcext:value-type="float">
            <text:p>2.020334</text:p>
          </table:table-cell>
          <table:table-cell office:value-type="float" office:value="3.047556" calcext:value-type="float">
            <text:p>3.047556</text:p>
          </table:table-cell>
          <table:table-cell office:value-type="float" office:value="2.847643" calcext:value-type="float">
            <text:p>2.847643</text:p>
          </table:table-cell>
          <table:table-cell office:value-type="float" office:value="0.793741" calcext:value-type="float">
            <text:p>0.79374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504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3"/>-nan</text:p>
          </table:table-cell>
          <table:table-cell table:number-columns-repeated="2" office:value-type="float" office:value="1.800082" calcext:value-type="float">
            <text:p>1.800082</text:p>
          </table:table-cell>
          <table:table-cell office:value-type="string" calcext:value-type="string">
            <text:p><text:s text:c="3"/>-nan</text:p>
          </table:table-cell>
          <table:table-cell office:value-type="float" office:value="3.074896" calcext:value-type="float">
            <text:p>3.074896</text:p>
          </table:table-cell>
          <table:table-cell office:value-type="float" office:value="3.011121" calcext:value-type="float">
            <text:p>3.011121</text:p>
          </table:table-cell>
          <table:table-cell office:value-type="float" office:value="2.995231" calcext:value-type="float">
            <text:p>2.995231</text:p>
          </table:table-cell>
          <table:table-cell office:value-type="float" office:value="3.019823" calcext:value-type="float">
            <text:p>3.019823</text:p>
          </table:table-cell>
          <table:table-cell office:value-type="float" office:value="3.022269" calcext:value-type="float">
            <text:p>3.022269</text:p>
          </table:table-cell>
          <table:table-cell office:value-type="float" office:value="2.913778" calcext:value-type="float">
            <text:p>2.913778</text:p>
          </table:table-cell>
          <table:table-cell office:value-type="float" office:value="2.999656" calcext:value-type="float">
            <text:p>2.999656</text:p>
          </table:table-cell>
          <table:table-cell office:value-type="float" office:value="2.994347" calcext:value-type="float">
            <text:p>2.994347</text:p>
          </table:table-cell>
          <table:table-cell office:value-type="float" office:value="2.99124" calcext:value-type="float">
            <text:p>2.99124</text:p>
          </table:table-cell>
          <table:table-cell office:value-type="float" office:value="3.042263" calcext:value-type="float">
            <text:p>3.042263</text:p>
          </table:table-cell>
          <table:table-cell office:value-type="float" office:value="3.124755" calcext:value-type="float">
            <text:p>3.124755</text:p>
          </table:table-cell>
          <table:table-cell office:value-type="float" office:value="2.928476" calcext:value-type="float">
            <text:p>2.928476</text:p>
          </table:table-cell>
          <table:table-cell office:value-type="float" office:value="3.129035" calcext:value-type="float">
            <text:p>3.129035</text:p>
          </table:table-cell>
          <table:table-cell office:value-type="float" office:value="3.155814" calcext:value-type="float">
            <text:p>3.155814</text:p>
          </table:table-cell>
          <table:table-cell office:value-type="float" office:value="3.149031" calcext:value-type="float">
            <text:p>3.149031</text:p>
          </table:table-cell>
          <table:table-cell office:value-type="float" office:value="2.434833" calcext:value-type="float">
            <text:p>2.434833</text:p>
          </table:table-cell>
          <table:table-cell office:value-type="float" office:value="1.285141" calcext:value-type="float">
            <text:p>1.285141</text:p>
          </table:table-cell>
          <table:table-cell office:value-type="float" office:value="1.782425" calcext:value-type="float">
            <text:p>1.78242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5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82"/>
        </table:table-row>
        <table:table-row table:style-name="ro1" table:number-rows-repeated="3">
          <table:table-cell table:number-columns-repeated="587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Service Time</text:p>
          </table:table-cell>
          <table:table-cell office:value-type="string" calcext:value-type="string">
            <text:p><text:s/>Server Num</text:p>
          </table:table-cell>
          <table:table-cell office:value-type="string" calcext:value-type="string">
            <text:p><text:s/>Empirical Queue Time</text:p>
          </table:table-cell>
          <table:table-cell office:value-type="string" calcext:value-type="string">
            <text:p><text:s/>Theoretical Queue Tim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heck_result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he Royal Reception Hall</text:p>
          </table:table-cell>
          <table:table-cell office:value-type="float" office:value="3.435265" calcext:value-type="float">
            <text:p>3.435265</text:p>
          </table:table-cell>
          <table:table-cell office:value-type="float" office:value="4.964913" calcext:value-type="float">
            <text:p>4.9649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59858465240116" calcext:value-type="float">
            <text:p>0.059858465240116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oy Soldier Parachute Drop</text:p>
          </table:table-cell>
          <table:table-cell office:value-type="float" office:value="3.428485" calcext:value-type="float">
            <text:p>3.428485</text:p>
          </table:table-cell>
          <table:table-cell office:value-type="float" office:value="2.005246" calcext:value-type="float">
            <text:p>2.0052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688495436592171" calcext:value-type="float">
            <text:p>0.068849543659217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Duffy And Friends Play House</text:p>
          </table:table-cell>
          <table:table-cell office:value-type="float" office:value="3.421859" calcext:value-type="float">
            <text:p>3.421859</text:p>
          </table:table-cell>
          <table:table-cell office:value-type="float" office:value="9.881097" calcext:value-type="float">
            <text:p>9.8810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RC Racer</text:p>
          </table:table-cell>
          <table:table-cell office:value-type="float" office:value="3.425558" calcext:value-type="float">
            <text:p>3.425558</text:p>
          </table:table-cell>
          <table:table-cell office:value-type="float" office:value="5.050737" calcext:value-type="float">
            <text:p>5.050737</text:p>
          </table:table-cell>
          <table:table-cell office:value-type="float" office:value="20" calcext:value-type="float">
            <text:p>20</text:p>
          </table:table-cell>
          <table:table-cell office:value-type="float" office:value="1.061376" calcext:value-type="float">
            <text:p>1.061376</text:p>
          </table:table-cell>
          <table:table-cell table:style-name="ce6" office:value-type="float" office:value="1.00138149646518E-090" calcext:value-type="float">
            <text:p>1.00E-9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false" calcext:value-type="boolean">
            <text:p>FALS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ron Man Tech Showcase</text:p>
          </table:table-cell>
          <table:table-cell office:value-type="float" office:value="3.426176" calcext:value-type="float">
            <text:p>3.426176</text:p>
          </table:table-cell>
          <table:table-cell office:value-type="float" office:value="10.144171" calcext:value-type="float">
            <text:p>10.144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Slinky Dog Spin</text:p>
          </table:table-cell>
          <table:table-cell office:value-type="float" office:value="3.418743" calcext:value-type="float">
            <text:p>3.418743</text:p>
          </table:table-cell>
          <table:table-cell office:value-type="float" office:value="1.988948" calcext:value-type="float">
            <text:p>1.9889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144966740579463" calcext:value-type="float">
            <text:p>0.0144966740579463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Big Grizzly Mountain Runaway Mine Cars</text:p>
          </table:table-cell>
          <table:table-cell office:value-type="float" office:value="3.416358" calcext:value-type="float">
            <text:p>3.416358</text:p>
          </table:table-cell>
          <table:table-cell office:value-type="float" office:value="2.988732" calcext:value-type="float">
            <text:p>2.9887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223390755861052" calcext:value-type="float">
            <text:p>0.0223390755861052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Dumbo The Flying Elephant</text:p>
          </table:table-cell>
          <table:table-cell office:value-type="float" office:value="3.411829" calcext:value-type="float">
            <text:p>3.411829</text:p>
          </table:table-cell>
          <table:table-cell office:value-type="float" office:value="2.998146" calcext:value-type="float">
            <text:p>2.99814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9.82962965370317E-056" calcext:value-type="float">
            <text:p>9.83E-56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Jungle River Cruise</text:p>
          </table:table-cell>
          <table:table-cell office:value-type="float" office:value="3.430889" calcext:value-type="float">
            <text:p>3.430889</text:p>
          </table:table-cell>
          <table:table-cell office:value-type="float" office:value="7.02963" calcext:value-type="float">
            <text:p>7.0296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68997681012461" calcext:value-type="float">
            <text:p>0.06899768101246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The Many Adventures of Winnie the Pooh</text:p>
          </table:table-cell>
          <table:table-cell office:value-type="float" office:value="3.428086" calcext:value-type="float">
            <text:p>3.428086</text:p>
          </table:table-cell>
          <table:table-cell office:value-type="float" office:value="3.004471" calcext:value-type="float">
            <text:p>3.00447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657427508741982" calcext:value-type="float">
            <text:p>0.0657427508741982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ystic Manor</text:p>
          </table:table-cell>
          <table:table-cell office:value-type="float" office:value="3.413485" calcext:value-type="float">
            <text:p>3.413485</text:p>
          </table:table-cell>
          <table:table-cell office:value-type="float" office:value="7.004131" calcext:value-type="float">
            <text:p>7.004131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0353580585857275" calcext:value-type="float">
            <text:p>0.0353580585857275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ickey's PhillarMagic</text:p>
          </table:table-cell>
          <table:table-cell office:value-type="float" office:value="3.418901" calcext:value-type="float">
            <text:p>3.418901</text:p>
          </table:table-cell>
          <table:table-cell office:value-type="float" office:value="12.132165" calcext:value-type="float">
            <text:p>12.132165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0.0304429502731644" calcext:value-type="float">
            <text:p>0.0304429502731644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Hyperspace Mountain</text:p>
          </table:table-cell>
          <table:table-cell office:value-type="float" office:value="3.418177" calcext:value-type="float">
            <text:p>3.418177</text:p>
          </table:table-cell>
          <table:table-cell office:value-type="float" office:value="2.970231" calcext:value-type="float">
            <text:p>2.970231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ron Man Experience</text:p>
          </table:table-cell>
          <table:table-cell office:value-type="float" office:value="3.419101" calcext:value-type="float">
            <text:p>3.419101</text:p>
          </table:table-cell>
          <table:table-cell office:value-type="float" office:value="5.010177" calcext:value-type="float">
            <text:p>5.01017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.30695219632867E-191" calcext:value-type="float">
            <text:p>3.31E-191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Orbitron</text:p>
          </table:table-cell>
          <table:table-cell office:value-type="float" office:value="3.408621" calcext:value-type="float">
            <text:p>3.408621</text:p>
          </table:table-cell>
          <table:table-cell office:value-type="float" office:value="1.999313" calcext:value-type="float">
            <text:p>1.99931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3496213191369" calcext:value-type="float">
            <text:p>0.03496213191369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Rafts To Tarzan's Treehouse</text:p>
          </table:table-cell>
          <table:table-cell office:value-type="float" office:value="3.427954" calcext:value-type="float">
            <text:p>3.427954</text:p>
          </table:table-cell>
          <table:table-cell office:value-type="float" office:value="4.027668" calcext:value-type="float">
            <text:p>4.02766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.26524009484858E-088" calcext:value-type="float">
            <text:p>1.27E-88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It's a Small World</text:p>
          </table:table-cell>
          <table:table-cell office:value-type="float" office:value="3.423169" calcext:value-type="float">
            <text:p>3.423169</text:p>
          </table:table-cell>
          <table:table-cell office:value-type="float" office:value="9.260177" calcext:value-type="float">
            <text:p>9.260177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744980992700084" calcext:value-type="float">
            <text:p>0.0744980992700084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Ant-Man and The Wasp</text:p>
          </table:table-cell>
          <table:table-cell office:value-type="float" office:value="3.425162" calcext:value-type="float">
            <text:p>3.425162</text:p>
          </table:table-cell>
          <table:table-cell office:value-type="float" office:value="3.963339" calcext:value-type="float">
            <text:p>3.9633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0402676367421769" calcext:value-type="float">
            <text:p>0.0402676367421769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Mad Hatter Tea Cups</text:p>
          </table:table-cell>
          <table:table-cell office:value-type="float" office:value="3.418111" calcext:value-type="float">
            <text:p>3.418111</text:p>
          </table:table-cell>
          <table:table-cell office:value-type="float" office:value="2.004211" calcext:value-type="float">
            <text:p>2.00421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307633145035913" calcext:value-type="float">
            <text:p>0.0307633145035913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  <table:table-row table:style-name="ro1">
          <table:table-cell table:number-columns-repeated="4"/>
          <table:table-cell office:value-type="string" calcext:value-type="string">
            <text:p>Cinderella Carousel</text:p>
          </table:table-cell>
          <table:table-cell office:value-type="float" office:value="3.417462" calcext:value-type="float">
            <text:p>3.417462</text:p>
          </table:table-cell>
          <table:table-cell office:value-type="float" office:value="3.047713" calcext:value-type="float">
            <text:p>3.04771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732895393524848" calcext:value-type="float">
            <text:p>0.0732895393524848</text:p>
          </table:table-cell>
          <table:table-cell office:value-type="string" calcext:value-type="string">
            <text:p><text:s/>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5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5eb91e"/>
    </style:style>
    <style:style style:name="Untitled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4:33:27.501798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5:43:26.045063343</meta:creation-date>
    <dc:date>2024-01-23T18:03:11.159034006</dc:date>
    <meta:editing-duration>PT9H7M9S</meta:editing-duration>
    <meta:editing-cycles>14</meta:editing-cycles>
    <meta:generator>LibreOffice/7.6.4.1$Linux_X86_64 LibreOffice_project/60$Build-1</meta:generator>
    <meta:document-statistic meta:table-count="4" meta:cell-count="4154" meta:object-count="0"/>
  </office:meta>
</office:document-meta>
</file>